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Times" svg:font-family="Times"/>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565cm" style:rel-column-width="6031*"/>
    </style:style>
    <style:style style:name="ICItimeline.B" style:family="table-column">
      <style:table-column-properties style:column-width="7.717cm" style:rel-column-width="29748*"/>
    </style:style>
    <style:style style:name="ICItimeline.C" style:family="table-column">
      <style:table-column-properties style:column-width="7.719cm" style:rel-column-width="29756*"/>
    </style:style>
    <style:style style:name="ICItimeline.A1" style:family="table-cell">
      <style:table-cell-properties fo:padding="0.097cm" fo:border-left="0.05pt solid #000000" fo:border-right="none" fo:border-top="0.05pt solid #000000" fo:border-bottom="0.05pt solid #000000"/>
    </style:style>
    <style:style style:name="ICItimeline.C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rsid="00308c00" officeooo:paragraph-rsid="006e729c" style:font-weight-asian="normal" style:font-weight-complex="normal"/>
    </style:style>
    <style:style style:name="P7" style:family="paragraph" style:parent-style-name="Standard">
      <style:text-properties fo:font-weight="normal" officeooo:rsid="00308c00" officeooo:paragraph-rsid="00708074" style:font-weight-asian="normal" style:font-weight-complex="normal"/>
    </style:style>
    <style:style style:name="P8" style:family="paragraph" style:parent-style-name="Standard">
      <style:text-properties fo:font-weight="normal" officeooo:paragraph-rsid="0033f4e8" style:font-weight-asian="normal" style:font-weight-complex="normal"/>
    </style:style>
    <style:style style:name="P9" style:family="paragraph" style:parent-style-name="Standard">
      <style:text-properties fo:font-weight="normal" officeooo:paragraph-rsid="00491c3d" style:font-weight-asian="normal" style:font-weight-complex="normal"/>
    </style:style>
    <style:style style:name="P10" style:family="paragraph" style:parent-style-name="Standard">
      <style:text-properties fo:font-weight="normal" officeooo:rsid="005cdda9" officeooo:paragraph-rsid="005cdda9" style:font-weight-asian="normal" style:font-weight-complex="normal"/>
    </style:style>
    <style:style style:name="P11" style:family="paragraph" style:parent-style-name="Standard">
      <style:text-properties fo:font-weight="normal" officeooo:rsid="005cdda9" officeooo:paragraph-rsid="0092e02c" style:font-weight-asian="normal" style:font-weight-complex="normal"/>
    </style:style>
    <style:style style:name="P12" style:family="paragraph" style:parent-style-name="Standard">
      <style:text-properties fo:font-weight="normal" officeooo:rsid="005d988b" officeooo:paragraph-rsid="008f2c17" style:font-weight-asian="normal" style:font-weight-complex="normal"/>
    </style:style>
    <style:style style:name="P13" style:family="paragraph" style:parent-style-name="Standard">
      <style:text-properties fo:font-weight="normal" officeooo:paragraph-rsid="008529a5" style:font-weight-asian="normal" style:font-weight-complex="normal"/>
    </style:style>
    <style:style style:name="P14" style:family="paragraph" style:parent-style-name="Standard">
      <style:text-properties fo:font-weight="normal" officeooo:rsid="0052b239" officeooo:paragraph-rsid="008b81e6" style:font-weight-asian="normal" style:font-weight-complex="normal"/>
    </style:style>
    <style:style style:name="P15" style:family="paragraph" style:parent-style-name="Standard">
      <style:text-properties fo:font-weight="normal" officeooo:paragraph-rsid="009762b4" style:font-weight-asian="normal" style:font-weight-complex="normal"/>
    </style:style>
    <style:style style:name="P16" style:family="paragraph" style:parent-style-name="Standard">
      <style:text-properties fo:font-weight="normal" officeooo:paragraph-rsid="0099822a" style:font-weight-asian="normal" style:font-weight-complex="normal"/>
    </style:style>
    <style:style style:name="P17" style:family="paragraph" style:parent-style-name="Standard">
      <style:text-properties fo:font-weight="normal" officeooo:rsid="00a00217" officeooo:paragraph-rsid="00a00217" style:font-weight-asian="normal" style:font-weight-complex="normal"/>
    </style:style>
    <style:style style:name="P18" style:family="paragraph" style:parent-style-name="Standard">
      <style:text-properties fo:font-weight="normal" officeooo:paragraph-rsid="005aea77" style:font-weight-asian="normal" style:font-weight-complex="normal"/>
    </style:style>
    <style:style style:name="P19" style:family="paragraph" style:parent-style-name="Standard">
      <style:text-properties fo:font-weight="normal" officeooo:rsid="004581bc" officeooo:paragraph-rsid="00308c00" style:font-weight-asian="normal" style:font-weight-complex="normal"/>
    </style:style>
    <style:style style:name="P20" style:family="paragraph" style:parent-style-name="Standard">
      <style:text-properties fo:font-weight="normal" officeooo:rsid="004581bc" officeooo:paragraph-rsid="00a69172" style:font-weight-asian="normal" style:font-weight-complex="normal"/>
    </style:style>
    <style:style style:name="P21" style:family="paragraph" style:parent-style-name="Standard">
      <style:text-properties fo:font-weight="normal" officeooo:rsid="006e729c" officeooo:paragraph-rsid="006e729c" style:font-weight-asian="normal" style:font-weight-complex="normal"/>
    </style:style>
    <style:style style:name="P22" style:family="paragraph" style:parent-style-name="Standard">
      <style:text-properties fo:font-weight="normal" officeooo:rsid="0040f5e4" officeooo:paragraph-rsid="00750746" style:font-weight-asian="normal" style:font-weight-complex="normal"/>
    </style:style>
    <style:style style:name="P23" style:family="paragraph" style:parent-style-name="Standard">
      <style:text-properties fo:font-weight="normal" officeooo:paragraph-rsid="00723a09" style:font-weight-asian="normal" style:font-weight-complex="normal"/>
    </style:style>
    <style:style style:name="P24" style:family="paragraph" style:parent-style-name="Standard">
      <style:text-properties fo:font-weight="normal" officeooo:rsid="00770c25" officeooo:paragraph-rsid="00770c25" style:font-weight-asian="normal" style:font-weight-complex="normal"/>
    </style:style>
    <style:style style:name="P25" style:family="paragraph" style:parent-style-name="Standard">
      <style:text-properties fo:font-weight="normal" officeooo:rsid="00741cf0" officeooo:paragraph-rsid="0078c940" style:font-weight-asian="normal" style:font-weight-complex="normal"/>
    </style:style>
    <style:style style:name="P26" style:family="paragraph" style:parent-style-name="Standard">
      <style:text-properties fo:font-weight="normal" officeooo:rsid="008ebe42" officeooo:paragraph-rsid="00686830" style:font-weight-asian="normal" style:font-weight-complex="normal"/>
    </style:style>
    <style:style style:name="P27" style:family="paragraph" style:parent-style-name="Standard">
      <style:text-properties fo:font-weight="normal" officeooo:paragraph-rsid="006504b2" style:font-weight-asian="normal" style:font-weight-complex="normal"/>
    </style:style>
    <style:style style:name="P28" style:family="paragraph" style:parent-style-name="Standard">
      <style:text-properties fo:font-weight="normal" officeooo:rsid="009e0cb0" officeooo:paragraph-rsid="009e0cb0" style:font-weight-asian="normal" style:font-weight-complex="normal"/>
    </style:style>
    <style:style style:name="P29" style:family="paragraph" style:parent-style-name="Standard">
      <style:text-properties fo:font-weight="normal" officeooo:paragraph-rsid="0034a345" style:font-weight-asian="normal" style:font-weight-complex="normal"/>
    </style:style>
    <style:style style:name="P30" style:family="paragraph" style:parent-style-name="Standard">
      <style:text-properties fo:font-weight="normal" officeooo:paragraph-rsid="0087e513" style:font-weight-asian="normal" style:font-weight-complex="normal"/>
    </style:style>
    <style:style style:name="P31" style:family="paragraph" style:parent-style-name="Standard">
      <style:text-properties fo:font-weight="normal" officeooo:paragraph-rsid="008a218d" style:font-weight-asian="normal" style:font-weight-complex="normal"/>
    </style:style>
    <style:style style:name="P32" style:family="paragraph" style:parent-style-name="Standard">
      <style:text-properties fo:font-weight="normal" officeooo:rsid="008c663b" officeooo:paragraph-rsid="008c663b" style:font-weight-asian="normal" style:font-weight-complex="normal"/>
    </style:style>
    <style:style style:name="P33" style:family="paragraph" style:parent-style-name="Standard">
      <style:text-properties fo:font-weight="normal" officeooo:rsid="00608aec" officeooo:paragraph-rsid="00608aec" style:font-weight-asian="normal" style:font-weight-complex="normal"/>
    </style:style>
    <style:style style:name="P34" style:family="paragraph" style:parent-style-name="Standard">
      <style:text-properties fo:font-weight="normal" officeooo:rsid="00608aec" officeooo:paragraph-rsid="00a3ec58" style:font-weight-asian="normal" style:font-weight-complex="normal"/>
    </style:style>
    <style:style style:name="P35" style:family="paragraph" style:parent-style-name="Standard">
      <style:text-properties fo:font-weight="normal" officeooo:paragraph-rsid="00608aec" style:font-weight-asian="normal" style:font-weight-complex="normal"/>
    </style:style>
    <style:style style:name="P36" style:family="paragraph" style:parent-style-name="Standard">
      <style:text-properties fo:font-weight="normal" officeooo:rsid="00a3ec58" officeooo:paragraph-rsid="00a3ec58" style:font-weight-asian="normal" style:font-weight-complex="normal"/>
    </style:style>
    <style:style style:name="P37" style:family="paragraph" style:parent-style-name="Standard">
      <style:text-properties fo:font-weight="normal" officeooo:rsid="00a3ec58" officeooo:paragraph-rsid="00aae073" style:font-weight-asian="normal" style:font-weight-complex="normal"/>
    </style:style>
    <style:style style:name="P38" style:family="paragraph" style:parent-style-name="Standard">
      <style:text-properties fo:font-weight="normal" officeooo:rsid="00a3ec58" officeooo:paragraph-rsid="00ab25cf" style:font-weight-asian="normal" style:font-weight-complex="normal"/>
    </style:style>
    <style:style style:name="P39" style:family="paragraph" style:parent-style-name="Standard">
      <style:text-properties fo:font-weight="normal" officeooo:rsid="00b2d45d" officeooo:paragraph-rsid="00b40374" style:font-weight-asian="normal" style:font-weight-complex="normal"/>
    </style:style>
    <style:style style:name="P40" style:family="paragraph" style:parent-style-name="Standard">
      <style:text-properties fo:font-weight="normal" officeooo:paragraph-rsid="00b7fa40" style:font-weight-asian="normal" style:font-weight-complex="normal"/>
    </style:style>
    <style:style style:name="P41" style:family="paragraph" style:parent-style-name="Standard">
      <style:text-properties fo:font-weight="normal" officeooo:paragraph-rsid="00b87d7a" style:font-weight-asian="normal" style:font-weight-complex="normal"/>
    </style:style>
    <style:style style:name="P42" style:family="paragraph" style:parent-style-name="Standard">
      <style:text-properties fo:font-weight="normal" officeooo:paragraph-rsid="00bb2c28" style:font-weight-asian="normal" style:font-weight-complex="normal"/>
    </style:style>
    <style:style style:name="P43" style:family="paragraph" style:parent-style-name="Standard">
      <style:text-properties fo:font-weight="normal" officeooo:rsid="00b0b361" officeooo:paragraph-rsid="00b11719" style:font-weight-asian="normal" style:font-weight-complex="normal"/>
    </style:style>
    <style:style style:name="P44" style:family="paragraph" style:parent-style-name="Standard">
      <style:text-properties fo:font-weight="normal" officeooo:paragraph-rsid="00b2d45d" style:font-weight-asian="normal" style:font-weight-complex="normal"/>
    </style:style>
    <style:style style:name="P45" style:family="paragraph" style:parent-style-name="Standard">
      <style:text-properties fo:font-weight="normal" officeooo:rsid="00b40374" officeooo:paragraph-rsid="00b40374" style:font-weight-asian="normal" style:font-weight-complex="normal"/>
    </style:style>
    <style:style style:name="P46" style:family="paragraph" style:parent-style-name="Standard">
      <style:text-properties fo:font-weight="normal" officeooo:paragraph-rsid="0079bc00" style:font-weight-asian="normal" style:font-weight-complex="normal"/>
    </style:style>
    <style:style style:name="P47" style:family="paragraph" style:parent-style-name="Standard">
      <style:text-properties fo:font-weight="normal" officeooo:paragraph-rsid="00b40374" style:font-weight-asian="normal" style:font-weight-complex="normal"/>
    </style:style>
    <style:style style:name="P48" style:family="paragraph" style:parent-style-name="Standard">
      <style:text-properties fo:font-weight="normal" officeooo:rsid="00a4e1b1" officeooo:paragraph-rsid="00aae073" style:font-weight-asian="normal" style:font-weight-complex="normal"/>
    </style:style>
    <style:style style:name="P49" style:family="paragraph" style:parent-style-name="Standard">
      <style:text-properties fo:font-weight="normal" officeooo:rsid="0062970d" officeooo:paragraph-rsid="00a69172" style:font-weight-asian="normal" style:font-weight-complex="normal"/>
    </style:style>
    <style:style style:name="P50" style:family="paragraph" style:parent-style-name="Standard">
      <style:text-properties fo:font-weight="normal" officeooo:rsid="00bfc27c" officeooo:paragraph-rsid="00c07234" style:font-weight-asian="normal" style:font-weight-complex="normal"/>
    </style:style>
    <style:style style:name="P51" style:family="paragraph" style:parent-style-name="Standard">
      <style:text-properties fo:font-weight="normal" officeooo:rsid="008a218d" officeooo:paragraph-rsid="008c663b" style:font-weight-asian="normal" style:font-weight-complex="normal"/>
    </style:style>
    <style:style style:name="P52" style:family="paragraph" style:parent-style-name="Standard">
      <style:text-properties fo:font-weight="normal" officeooo:paragraph-rsid="003265e9" style:font-weight-asian="normal" style:font-weight-complex="normal"/>
    </style:style>
    <style:style style:name="P53" style:family="paragraph" style:parent-style-name="Standard">
      <style:text-properties fo:font-weight="normal" officeooo:rsid="00c6e9b5" officeooo:paragraph-rsid="00cd23df" style:font-weight-asian="normal" style:font-weight-complex="normal"/>
    </style:style>
    <style:style style:name="P54" style:family="paragraph" style:parent-style-name="Standard">
      <style:text-properties fo:font-weight="normal" officeooo:paragraph-rsid="00cf7d83" style:font-weight-asian="normal" style:font-weight-complex="normal"/>
    </style:style>
    <style:style style:name="P55" style:family="paragraph" style:parent-style-name="Standard">
      <style:text-properties fo:font-weight="normal" officeooo:rsid="00d1818e" officeooo:paragraph-rsid="00d1818e" style:font-weight-asian="normal" style:font-weight-complex="normal"/>
    </style:style>
    <style:style style:name="P56" style:family="paragraph" style:parent-style-name="Standard">
      <style:text-properties fo:font-weight="bold" style:font-weight-asian="bold" style:font-weight-complex="bold"/>
    </style:style>
    <style:style style:name="P57" style:family="paragraph" style:parent-style-name="Standard">
      <style:text-properties fo:font-weight="bold" officeooo:rsid="0033f4e8" officeooo:paragraph-rsid="0033f4e8" style:font-weight-asian="bold" style:font-weight-complex="bold"/>
    </style:style>
    <style:style style:name="P58" style:family="paragraph" style:parent-style-name="Standard">
      <style:text-properties fo:font-weight="bold" officeooo:paragraph-rsid="003265e9" style:font-weight-asian="bold" style:font-weight-complex="bold"/>
    </style:style>
    <style:style style:name="P59" style:family="paragraph" style:parent-style-name="Standard">
      <style:text-properties fo:font-weight="bold" officeooo:paragraph-rsid="00666a5a" style:font-weight-asian="bold" style:font-weight-complex="bold"/>
    </style:style>
    <style:style style:name="P60" style:family="paragraph" style:parent-style-name="Standard">
      <style:text-properties fo:font-weight="bold" officeooo:paragraph-rsid="0033f4e8" style:font-weight-asian="bold" style:font-weight-complex="bold"/>
    </style:style>
    <style:style style:name="P61" style:family="paragraph" style:parent-style-name="Standard">
      <style:text-properties fo:font-weight="bold" officeooo:rsid="007fa870" officeooo:paragraph-rsid="007fa870" style:font-weight-asian="bold" style:font-weight-complex="bold"/>
    </style:style>
    <style:style style:name="P62" style:family="paragraph" style:parent-style-name="Standard">
      <style:text-properties fo:font-weight="bold" officeooo:rsid="008a218d" officeooo:paragraph-rsid="008a218d" style:font-weight-asian="bold" style:font-weight-complex="bold"/>
    </style:style>
    <style:style style:name="P63" style:family="paragraph" style:parent-style-name="Standard">
      <style:text-properties fo:font-weight="bold" officeooo:rsid="008a218d" officeooo:paragraph-rsid="008b81e6" style:font-weight-asian="bold" style:font-weight-complex="bold"/>
    </style:style>
    <style:style style:name="P64" style:family="paragraph" style:parent-style-name="Standard">
      <style:text-properties fo:font-weight="bold" officeooo:paragraph-rsid="008da0c5" style:font-weight-asian="bold" style:font-weight-complex="bold"/>
    </style:style>
    <style:style style:name="P65" style:family="paragraph" style:parent-style-name="Standard">
      <style:text-properties fo:font-weight="bold" officeooo:rsid="0092e02c" officeooo:paragraph-rsid="0092e02c" style:font-weight-asian="bold" style:font-weight-complex="bold"/>
    </style:style>
    <style:style style:name="P66" style:family="paragraph" style:parent-style-name="Standard">
      <style:text-properties fo:font-weight="bold" officeooo:rsid="009762b4" officeooo:paragraph-rsid="009762b4" style:font-weight-asian="bold" style:font-weight-complex="bold"/>
    </style:style>
    <style:style style:name="P67" style:family="paragraph" style:parent-style-name="Standard">
      <style:text-properties fo:font-weight="bold" officeooo:paragraph-rsid="009762b4" style:font-weight-asian="bold" style:font-weight-complex="bold"/>
    </style:style>
    <style:style style:name="P68" style:family="paragraph" style:parent-style-name="Standard">
      <style:text-properties fo:font-weight="bold" officeooo:paragraph-rsid="00a69172" style:font-weight-asian="bold" style:font-weight-complex="bold"/>
    </style:style>
    <style:style style:name="P69" style:family="paragraph" style:parent-style-name="Standard">
      <style:text-properties fo:font-weight="bold" officeooo:rsid="00b2d45d" officeooo:paragraph-rsid="0079bc00" style:font-weight-asian="bold" style:font-weight-complex="bold"/>
    </style:style>
    <style:style style:name="P70" style:family="paragraph" style:parent-style-name="Standard">
      <style:text-properties fo:font-weight="bold" officeooo:rsid="00b2d45d" officeooo:paragraph-rsid="00b2d45d" style:font-weight-asian="bold" style:font-weight-complex="bold"/>
    </style:style>
    <style:style style:name="P71" style:family="paragraph" style:parent-style-name="Standard">
      <style:text-properties fo:font-weight="bold" officeooo:paragraph-rsid="00770c25" style:font-weight-asian="bold" style:font-weight-complex="bold"/>
    </style:style>
    <style:style style:name="P72" style:family="paragraph" style:parent-style-name="Standard">
      <style:text-properties officeooo:paragraph-rsid="001ca04f"/>
    </style:style>
    <style:style style:name="P73" style:family="paragraph" style:parent-style-name="Standard">
      <style:text-properties officeooo:paragraph-rsid="00207808"/>
    </style:style>
    <style:style style:name="P74" style:family="paragraph" style:parent-style-name="Standard">
      <style:text-properties officeooo:paragraph-rsid="002230e3"/>
    </style:style>
    <style:style style:name="P75" style:family="paragraph" style:parent-style-name="Standard">
      <style:text-properties officeooo:paragraph-rsid="00291519"/>
    </style:style>
    <style:style style:name="P76" style:family="paragraph" style:parent-style-name="Standard">
      <style:text-properties officeooo:paragraph-rsid="002c64ae"/>
    </style:style>
    <style:style style:name="P77" style:family="paragraph" style:parent-style-name="Standard">
      <style:text-properties officeooo:paragraph-rsid="002d4be6"/>
    </style:style>
    <style:style style:name="P78" style:family="paragraph" style:parent-style-name="Standard">
      <style:text-properties officeooo:paragraph-rsid="00308c00"/>
    </style:style>
    <style:style style:name="P79" style:family="paragraph" style:parent-style-name="Standard">
      <style:text-properties officeooo:paragraph-rsid="003265e9"/>
    </style:style>
    <style:style style:name="P80" style:family="paragraph" style:parent-style-name="Standard">
      <style:text-properties officeooo:paragraph-rsid="0033f4e8"/>
    </style:style>
    <style:style style:name="P81" style:family="paragraph" style:parent-style-name="Standard">
      <style:text-properties officeooo:paragraph-rsid="0034a345"/>
    </style:style>
    <style:style style:name="P82" style:family="paragraph" style:parent-style-name="Standard">
      <style:text-properties officeooo:paragraph-rsid="00368a23"/>
    </style:style>
    <style:style style:name="P83" style:family="paragraph" style:parent-style-name="Standard">
      <style:text-properties fo:font-style="normal" fo:font-weight="bold" officeooo:paragraph-rsid="0033f4e8" style:font-style-asian="normal" style:font-weight-asian="bold" style:font-style-complex="normal" style:font-weight-complex="bold"/>
    </style:style>
    <style:style style:name="P84"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85" style:family="paragraph" style:parent-style-name="Standard">
      <style:text-properties fo:font-style="normal" fo:font-weight="normal" officeooo:rsid="00a2e3e4" officeooo:paragraph-rsid="00a2e3e4" style:font-style-asian="normal" style:font-weight-asian="normal" style:font-style-complex="normal" style:font-weight-complex="normal"/>
    </style:style>
    <style:style style:name="P86" style:family="paragraph" style:parent-style-name="Standard">
      <style:text-properties officeooo:paragraph-rsid="00491c3d"/>
    </style:style>
    <style:style style:name="P87" style:family="paragraph" style:parent-style-name="Standard">
      <style:text-properties officeooo:paragraph-rsid="005aea77"/>
    </style:style>
    <style:style style:name="P88" style:family="paragraph" style:parent-style-name="Standard">
      <style:text-properties officeooo:paragraph-rsid="00608aec"/>
    </style:style>
    <style:style style:name="P89" style:family="paragraph" style:parent-style-name="Standard">
      <style:text-properties officeooo:paragraph-rsid="006504b2"/>
    </style:style>
    <style:style style:name="P90" style:family="paragraph" style:parent-style-name="Standard">
      <style:text-properties officeooo:paragraph-rsid="00686830"/>
    </style:style>
    <style:style style:name="P91" style:family="paragraph" style:parent-style-name="Standard">
      <style:text-properties officeooo:paragraph-rsid="006ba234"/>
    </style:style>
    <style:style style:name="P92" style:family="paragraph" style:parent-style-name="Standard">
      <style:text-properties officeooo:paragraph-rsid="006d3e4a"/>
    </style:style>
    <style:style style:name="P93" style:family="paragraph" style:parent-style-name="Standard">
      <style:text-properties officeooo:paragraph-rsid="006e729c"/>
    </style:style>
    <style:style style:name="P94" style:family="paragraph" style:parent-style-name="Standard">
      <style:text-properties officeooo:paragraph-rsid="00750746"/>
    </style:style>
    <style:style style:name="P95" style:family="paragraph" style:parent-style-name="Standard">
      <style:text-properties officeooo:paragraph-rsid="00770c25"/>
    </style:style>
    <style:style style:name="P96" style:family="paragraph" style:parent-style-name="Standard">
      <style:text-properties officeooo:rsid="00770c25" officeooo:paragraph-rsid="00920f79"/>
    </style:style>
    <style:style style:name="P97" style:family="paragraph" style:parent-style-name="Standard">
      <style:text-properties officeooo:paragraph-rsid="0078c940"/>
    </style:style>
    <style:style style:name="P98" style:family="paragraph" style:parent-style-name="Standard">
      <style:text-properties officeooo:paragraph-rsid="0079bc00"/>
    </style:style>
    <style:style style:name="P99" style:family="paragraph" style:parent-style-name="Standard">
      <style:text-properties officeooo:rsid="007c6dc9" officeooo:paragraph-rsid="007c6dc9"/>
    </style:style>
    <style:style style:name="P100" style:family="paragraph" style:parent-style-name="Standard">
      <style:text-properties officeooo:rsid="007c6dc9" officeooo:paragraph-rsid="009cbfd1"/>
    </style:style>
    <style:style style:name="P101" style:family="paragraph" style:parent-style-name="Standard">
      <style:text-properties officeooo:rsid="0081dd8a" officeooo:paragraph-rsid="008529a5"/>
    </style:style>
    <style:style style:name="P102" style:family="paragraph" style:parent-style-name="Standard">
      <style:text-properties officeooo:rsid="00873385" officeooo:paragraph-rsid="00873385"/>
    </style:style>
    <style:style style:name="P103" style:family="paragraph" style:parent-style-name="Standard">
      <style:text-properties officeooo:paragraph-rsid="0087e513"/>
    </style:style>
    <style:style style:name="P104" style:family="paragraph" style:parent-style-name="Standard">
      <style:text-properties officeooo:paragraph-rsid="008a218d"/>
    </style:style>
    <style:style style:name="P105" style:family="paragraph" style:parent-style-name="Standard">
      <style:text-properties officeooo:paragraph-rsid="008c14f5"/>
    </style:style>
    <style:style style:name="P106" style:family="paragraph" style:parent-style-name="Standard">
      <style:text-properties officeooo:rsid="008c663b" officeooo:paragraph-rsid="008c663b"/>
    </style:style>
    <style:style style:name="P107" style:family="paragraph" style:parent-style-name="Standard">
      <style:text-properties officeooo:paragraph-rsid="008da0c5"/>
    </style:style>
    <style:style style:name="P108" style:family="paragraph" style:parent-style-name="Standard">
      <style:text-properties officeooo:rsid="008e0009" officeooo:paragraph-rsid="008e0009"/>
    </style:style>
    <style:style style:name="P109" style:family="paragraph" style:parent-style-name="Standard">
      <style:text-properties officeooo:paragraph-rsid="008fcb6f"/>
    </style:style>
    <style:style style:name="P110" style:family="paragraph" style:parent-style-name="Standard">
      <style:text-properties officeooo:paragraph-rsid="0094dc97"/>
    </style:style>
    <style:style style:name="P111" style:family="paragraph" style:parent-style-name="Standard">
      <style:text-properties officeooo:rsid="004e6c9a" officeooo:paragraph-rsid="009762b4"/>
    </style:style>
    <style:style style:name="P112" style:family="paragraph" style:parent-style-name="Standard">
      <style:text-properties officeooo:paragraph-rsid="009762b4"/>
    </style:style>
    <style:style style:name="P113" style:family="paragraph" style:parent-style-name="Standard">
      <style:text-properties officeooo:rsid="0099822a" officeooo:paragraph-rsid="0099822a"/>
    </style:style>
    <style:style style:name="P114" style:family="paragraph" style:parent-style-name="Standard">
      <style:text-properties officeooo:paragraph-rsid="009e0cb0"/>
    </style:style>
    <style:style style:name="P115" style:family="paragraph" style:parent-style-name="Standard">
      <style:text-properties officeooo:paragraph-rsid="00a1f770"/>
    </style:style>
    <style:style style:name="P116" style:family="paragraph" style:parent-style-name="Standard">
      <style:text-properties officeooo:paragraph-rsid="00a2e3e4"/>
    </style:style>
    <style:style style:name="P117" style:family="paragraph" style:parent-style-name="Standard">
      <style:text-properties officeooo:rsid="00a2e3e4" officeooo:paragraph-rsid="00a69172"/>
    </style:style>
    <style:style style:name="P118" style:family="paragraph" style:parent-style-name="Standard">
      <style:text-properties officeooo:paragraph-rsid="00a3ec58"/>
    </style:style>
    <style:style style:name="P119" style:family="paragraph" style:parent-style-name="Standard">
      <style:text-properties officeooo:rsid="0094dc97" officeooo:paragraph-rsid="00a69172"/>
    </style:style>
    <style:style style:name="P120" style:family="paragraph" style:parent-style-name="Standard">
      <style:text-properties officeooo:rsid="00a69172" officeooo:paragraph-rsid="00acebca"/>
    </style:style>
    <style:style style:name="P121" style:family="paragraph" style:parent-style-name="Standard">
      <style:text-properties officeooo:paragraph-rsid="00b11719"/>
    </style:style>
    <style:style style:name="P122" style:family="paragraph" style:parent-style-name="Standard">
      <style:text-properties officeooo:paragraph-rsid="00b2d45d"/>
    </style:style>
    <style:style style:name="P123" style:family="paragraph" style:parent-style-name="Standard">
      <style:text-properties officeooo:rsid="00b2d45d" officeooo:paragraph-rsid="00b40374"/>
    </style:style>
    <style:style style:name="P124" style:family="paragraph" style:parent-style-name="Standard">
      <style:text-properties officeooo:paragraph-rsid="00b40374"/>
    </style:style>
    <style:style style:name="P125" style:family="paragraph" style:parent-style-name="Standard">
      <style:text-properties officeooo:paragraph-rsid="00bb2c28"/>
    </style:style>
    <style:style style:name="P126"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27" style:family="paragraph" style:parent-style-name="Standard">
      <style:text-properties officeooo:rsid="00d248bb" officeooo:paragraph-rsid="00d248bb"/>
    </style:style>
    <style:style style:name="P128" style:family="paragraph" style:parent-style-name="Footnote">
      <style:text-properties officeooo:rsid="001d6ecb" officeooo:paragraph-rsid="001d6ecb"/>
    </style:style>
    <style:style style:name="P129" style:family="paragraph" style:parent-style-name="Footnote">
      <style:text-properties officeooo:rsid="00207808" officeooo:paragraph-rsid="00207808"/>
    </style:style>
    <style:style style:name="P130" style:family="paragraph" style:parent-style-name="Footnote">
      <style:text-properties officeooo:rsid="002b80c0" officeooo:paragraph-rsid="002b80c0"/>
    </style:style>
    <style:style style:name="P131" style:family="paragraph" style:parent-style-name="Footnote">
      <style:text-properties officeooo:paragraph-rsid="002a6ea0"/>
    </style:style>
    <style:style style:name="P132" style:family="paragraph" style:parent-style-name="Footnote">
      <style:text-properties officeooo:rsid="002c64ae" officeooo:paragraph-rsid="002c64ae"/>
    </style:style>
    <style:style style:name="P133" style:family="paragraph" style:parent-style-name="Footnote">
      <style:text-properties officeooo:rsid="0034a345" officeooo:paragraph-rsid="0034a345"/>
    </style:style>
    <style:style style:name="P134" style:family="paragraph" style:parent-style-name="Footnote">
      <style:text-properties officeooo:rsid="003b87da" officeooo:paragraph-rsid="003b87da"/>
    </style:style>
    <style:style style:name="P135" style:family="paragraph" style:parent-style-name="Footnote">
      <style:text-properties officeooo:rsid="003b87da" officeooo:paragraph-rsid="00a00217"/>
    </style:style>
    <style:style style:name="P136" style:family="paragraph" style:parent-style-name="Footnote">
      <style:text-properties officeooo:rsid="003f1b08" officeooo:paragraph-rsid="003f1b08"/>
    </style:style>
    <style:style style:name="P137" style:family="paragraph" style:parent-style-name="Footnote">
      <style:text-properties officeooo:rsid="00442060" officeooo:paragraph-rsid="00442060"/>
    </style:style>
    <style:style style:name="P138" style:family="paragraph" style:parent-style-name="Footnote">
      <style:text-properties officeooo:rsid="00491c3d" officeooo:paragraph-rsid="00491c3d"/>
    </style:style>
    <style:style style:name="P139" style:family="paragraph" style:parent-style-name="Footnote">
      <style:text-properties officeooo:rsid="004923e6" officeooo:paragraph-rsid="004923e6"/>
    </style:style>
    <style:style style:name="P140" style:family="paragraph" style:parent-style-name="Footnote">
      <style:text-properties style:font-name="Times New Roman" fo:font-size="10pt" style:font-size-asian="10pt" style:font-size-complex="10pt"/>
    </style:style>
    <style:style style:name="P141" style:family="paragraph" style:parent-style-name="Footnote">
      <style:text-properties officeooo:rsid="00557a89" officeooo:paragraph-rsid="00557a89"/>
    </style:style>
    <style:style style:name="P142" style:family="paragraph" style:parent-style-name="Footnote">
      <style:text-properties officeooo:rsid="005ec3e5" officeooo:paragraph-rsid="005ec3e5"/>
    </style:style>
    <style:style style:name="P143" style:family="paragraph" style:parent-style-name="Footnote">
      <style:text-properties officeooo:rsid="006504b2" officeooo:paragraph-rsid="006504b2"/>
    </style:style>
    <style:style style:name="P144" style:family="paragraph" style:parent-style-name="Footnote">
      <style:text-properties officeooo:rsid="0067901c" officeooo:paragraph-rsid="0067901c"/>
    </style:style>
    <style:style style:name="P145" style:family="paragraph" style:parent-style-name="Footnote">
      <style:text-properties officeooo:rsid="006d3e4a" officeooo:paragraph-rsid="006d3e4a"/>
    </style:style>
    <style:style style:name="P146" style:family="paragraph" style:parent-style-name="Footnote">
      <style:text-properties officeooo:rsid="0043ed87" officeooo:paragraph-rsid="0043ed87"/>
    </style:style>
    <style:style style:name="P147" style:family="paragraph" style:parent-style-name="Footnote">
      <style:text-properties officeooo:rsid="0040f5e4" officeooo:paragraph-rsid="0040f5e4"/>
    </style:style>
    <style:style style:name="P148" style:family="paragraph" style:parent-style-name="Footnote">
      <style:text-properties officeooo:rsid="00770c25" officeooo:paragraph-rsid="00770c25"/>
    </style:style>
    <style:style style:name="P149" style:family="paragraph" style:parent-style-name="Footnote">
      <style:text-properties officeooo:rsid="0079bc00" officeooo:paragraph-rsid="0079bc00"/>
    </style:style>
    <style:style style:name="P150" style:family="paragraph" style:parent-style-name="Footnote">
      <style:text-properties officeooo:rsid="007ac31b" officeooo:paragraph-rsid="007ac31b"/>
    </style:style>
    <style:style style:name="P151" style:family="paragraph" style:parent-style-name="Footnote">
      <style:text-properties officeooo:rsid="007cb799" officeooo:paragraph-rsid="007cb799"/>
    </style:style>
    <style:style style:name="P152" style:family="paragraph" style:parent-style-name="Footnote">
      <style:text-properties officeooo:rsid="007e24cc" officeooo:paragraph-rsid="007e24cc"/>
    </style:style>
    <style:style style:name="P153" style:family="paragraph" style:parent-style-name="Footnote">
      <style:text-properties officeooo:rsid="00818aa2" officeooo:paragraph-rsid="00818aa2"/>
    </style:style>
    <style:style style:name="P154" style:family="paragraph" style:parent-style-name="Footnote">
      <style:text-properties officeooo:rsid="0081dd8a" officeooo:paragraph-rsid="0081dd8a"/>
    </style:style>
    <style:style style:name="P155" style:family="paragraph" style:parent-style-name="Footnote">
      <style:text-properties officeooo:rsid="0082e8e3" officeooo:paragraph-rsid="0082e8e3"/>
    </style:style>
    <style:style style:name="P156" style:family="paragraph" style:parent-style-name="Footnote">
      <style:text-properties officeooo:rsid="008462f8" officeooo:paragraph-rsid="008462f8"/>
    </style:style>
    <style:style style:name="P157" style:family="paragraph" style:parent-style-name="Footnote">
      <style:text-properties officeooo:rsid="008529a5" officeooo:paragraph-rsid="008529a5"/>
    </style:style>
    <style:style style:name="P158" style:family="paragraph" style:parent-style-name="Footnote">
      <style:text-properties officeooo:rsid="008529a5" officeooo:paragraph-rsid="0086a66e"/>
    </style:style>
    <style:style style:name="P159" style:family="paragraph" style:parent-style-name="Footnote">
      <style:text-properties officeooo:rsid="008f2c17" officeooo:paragraph-rsid="008f2c17"/>
    </style:style>
    <style:style style:name="P160" style:family="paragraph" style:parent-style-name="Footnote">
      <style:text-properties officeooo:paragraph-rsid="008fcb6f"/>
    </style:style>
    <style:style style:name="P161" style:family="paragraph" style:parent-style-name="Footnote">
      <style:text-properties officeooo:rsid="0096af60" officeooo:paragraph-rsid="0096af60"/>
    </style:style>
    <style:style style:name="P162" style:family="paragraph" style:parent-style-name="Footnote">
      <style:text-properties officeooo:rsid="0096af60" officeooo:paragraph-rsid="009c4bc5"/>
    </style:style>
    <style:style style:name="P163" style:family="paragraph" style:parent-style-name="Footnote">
      <style:text-properties officeooo:rsid="00970265" officeooo:paragraph-rsid="00970265"/>
    </style:style>
    <style:style style:name="P164" style:family="paragraph" style:parent-style-name="Footnote">
      <style:text-properties officeooo:rsid="004e6c9a" officeooo:paragraph-rsid="004e6c9a"/>
    </style:style>
    <style:style style:name="P165" style:family="paragraph" style:parent-style-name="Footnote">
      <style:text-properties officeooo:rsid="0099822a" officeooo:paragraph-rsid="0099822a"/>
    </style:style>
    <style:style style:name="P166" style:family="paragraph" style:parent-style-name="Footnote">
      <style:text-properties officeooo:rsid="009a6e7e" officeooo:paragraph-rsid="009a6e7e"/>
    </style:style>
    <style:style style:name="P167" style:family="paragraph" style:parent-style-name="Footnote">
      <style:text-properties officeooo:paragraph-rsid="009a6e7e"/>
    </style:style>
    <style:style style:name="P168" style:family="paragraph" style:parent-style-name="Footnote">
      <style:text-properties officeooo:rsid="009cb7fa" officeooo:paragraph-rsid="009cb7fa"/>
    </style:style>
    <style:style style:name="P169" style:family="paragraph" style:parent-style-name="Footnote">
      <style:text-properties officeooo:rsid="00a4e1b1" officeooo:paragraph-rsid="00a4e1b1"/>
    </style:style>
    <style:style style:name="P170" style:family="paragraph" style:parent-style-name="Footnote">
      <style:text-properties officeooo:rsid="00b700cf" officeooo:paragraph-rsid="00b700cf"/>
    </style:style>
    <style:style style:name="P171" style:family="paragraph" style:parent-style-name="Footnote">
      <style:text-properties officeooo:rsid="00be0d20" officeooo:paragraph-rsid="00be0d20"/>
    </style:style>
    <style:style style:name="P172" style:family="paragraph" style:parent-style-name="Footnote">
      <style:text-properties officeooo:rsid="00c07234" officeooo:paragraph-rsid="00c07234"/>
    </style:style>
    <style:style style:name="P173" style:family="paragraph" style:parent-style-name="Footnote">
      <style:text-properties officeooo:rsid="00c3aaab" officeooo:paragraph-rsid="00c3aaab"/>
    </style:style>
    <style:style style:name="P174" style:family="paragraph" style:parent-style-name="Footnote">
      <style:text-properties officeooo:rsid="00cd23df" officeooo:paragraph-rsid="00cd23df"/>
    </style:style>
    <style:style style:name="P175" style:family="paragraph" style:parent-style-name="Footnote">
      <style:text-properties officeooo:rsid="00ceed35" officeooo:paragraph-rsid="00ceed35"/>
    </style:style>
    <style:style style:name="P176" style:family="paragraph" style:parent-style-name="Footnote">
      <style:text-properties officeooo:rsid="00ceed35" officeooo:paragraph-rsid="00d248bb"/>
    </style:style>
    <style:style style:name="P177" style:family="paragraph" style:parent-style-name="Footnote">
      <style:text-properties officeooo:paragraph-rsid="00cf7d83"/>
    </style:style>
    <style:style style:name="P178" style:family="paragraph" style:parent-style-name="Footnote">
      <style:text-properties officeooo:paragraph-rsid="00d248bb"/>
    </style:style>
    <style:style style:name="P179" style:family="paragraph" style:parent-style-name="Table_20_Heading">
      <style:text-properties fo:font-weight="bold" officeooo:rsid="002230e3" officeooo:paragraph-rsid="002230e3" style:font-weight-asian="bold" style:font-weight-complex="bold"/>
    </style:style>
    <style:style style:name="P180" style:family="paragraph" style:parent-style-name="Table_20_Heading">
      <style:text-properties fo:font-weight="bold" officeooo:rsid="002c8048" officeooo:paragraph-rsid="002c8048" style:font-weight-asian="bold" style:font-weight-complex="bold"/>
    </style:style>
    <style:style style:name="P181" style:family="paragraph" style:parent-style-name="Table_20_Heading">
      <style:text-properties fo:font-weight="bold" officeooo:rsid="002c8048" officeooo:paragraph-rsid="002230e3" style:font-weight-asian="bold" style:font-weight-complex="bold"/>
    </style:style>
    <style:style style:name="P182" style:family="paragraph" style:parent-style-name="Table_20_Contents">
      <style:text-properties officeooo:rsid="002230e3" officeooo:paragraph-rsid="002230e3"/>
    </style:style>
    <style:style style:name="P183" style:family="paragraph" style:parent-style-name="Table_20_Contents">
      <style:text-properties officeooo:rsid="002230e3" officeooo:paragraph-rsid="00284e21"/>
    </style:style>
    <style:style style:name="P184" style:family="paragraph" style:parent-style-name="Table_20_Contents">
      <style:text-properties officeooo:rsid="002230e3" officeooo:paragraph-rsid="002c8048"/>
    </style:style>
    <style:style style:name="P185" style:family="paragraph" style:parent-style-name="Table_20_Contents">
      <style:text-properties officeooo:rsid="00226632" officeooo:paragraph-rsid="00226632"/>
    </style:style>
    <style:style style:name="P186" style:family="paragraph" style:parent-style-name="Table_20_Contents">
      <style:text-properties officeooo:rsid="00235a95" officeooo:paragraph-rsid="00235a95"/>
    </style:style>
    <style:style style:name="P187" style:family="paragraph" style:parent-style-name="Table_20_Contents">
      <style:text-properties officeooo:rsid="0024ba00" officeooo:paragraph-rsid="0024ba00"/>
    </style:style>
    <style:style style:name="P188" style:family="paragraph" style:parent-style-name="Table_20_Contents">
      <style:text-properties officeooo:rsid="004012e5" officeooo:paragraph-rsid="004012e5"/>
    </style:style>
    <style:style style:name="P189" style:family="paragraph" style:parent-style-name="Footnote" style:master-page-name="Converted1">
      <style:paragraph-properties style:page-number="auto"/>
    </style:style>
    <style:style style:name="P190" style:family="paragraph" style:parent-style-name="Footnote" style:master-page-name="Converted4">
      <style:paragraph-properties style:page-number="auto"/>
    </style:style>
    <style:style style:name="P191" style:family="paragraph" style:parent-style-name="Footnote" style:master-page-name="Converted5">
      <style:paragraph-properties style:page-number="auto"/>
    </style:style>
    <style:style style:name="P192" style:family="paragraph" style:parent-style-name="Footnote" style:master-page-name="Converted6">
      <style:paragraph-properties style:page-number="auto"/>
      <style:text-properties officeooo:paragraph-rsid="0058f148"/>
    </style:style>
    <style:style style:name="P193" style:family="paragraph" style:parent-style-name="Footnote" style:master-page-name="Converted7">
      <style:paragraph-properties style:page-number="auto"/>
      <style:text-properties officeooo:paragraph-rsid="0058f148"/>
    </style:style>
    <style:style style:name="P194" style:family="paragraph" style:parent-style-name="Footnote" style:master-page-name="Converted8">
      <style:paragraph-properties style:page-number="auto"/>
      <style:text-properties fo:font-weight="bold" officeooo:rsid="0058f148" officeooo:paragraph-rsid="0058f148" style:font-weight-asian="bold" style:font-weight-complex="bold"/>
    </style:style>
    <style:style style:name="P195" style:family="paragraph" style:parent-style-name="Footnote" style:master-page-name="Converted10">
      <style:paragraph-properties style:page-number="auto"/>
    </style:style>
    <style:style style:name="P196" style:family="paragraph" style:parent-style-name="Footnote" style:master-page-name="Converted12">
      <style:paragraph-properties style:page-number="auto"/>
    </style:style>
    <style:style style:name="P197" style:family="paragraph" style:parent-style-name="Footnote" style:master-page-name="Converted13">
      <style:paragraph-properties style:page-number="auto"/>
      <style:text-properties officeooo:rsid="001d0538" officeooo:paragraph-rsid="0094dc97"/>
    </style:style>
    <style:style style:name="P198" style:family="paragraph" style:parent-style-name="Footnote" style:master-page-name="Converted14">
      <style:paragraph-properties style:page-number="auto"/>
    </style:style>
    <style:style style:name="P199" style:family="paragraph" style:parent-style-name="Footnote" style:master-page-name="Converted15">
      <style:paragraph-properties style:page-number="auto"/>
    </style:style>
    <style:style style:name="P200" style:family="paragraph" style:parent-style-name="Footnote" style:master-page-name="Converted16">
      <style:paragraph-properties style:page-number="auto"/>
    </style:style>
    <style:style style:name="P201" style:family="paragraph" style:parent-style-name="Footnote" style:master-page-name="Converted18">
      <style:paragraph-properties style:page-number="auto"/>
    </style:style>
    <style:style style:name="P202" style:family="paragraph" style:parent-style-name="Footnote" style:master-page-name="Converted20">
      <style:paragraph-properties style:page-number="auto"/>
    </style:style>
    <style:style style:name="P203" style:family="paragraph" style:parent-style-name="Footnote" style:master-page-name="Converted21">
      <style:paragraph-properties style:page-number="auto"/>
    </style:style>
    <style:style style:name="P204" style:family="paragraph" style:parent-style-name="Footnote" style:master-page-name="Converted22">
      <style:paragraph-properties style:page-number="auto"/>
      <style:text-properties fo:font-weight="normal" style:font-weight-asian="normal" style:font-weight-complex="normal"/>
    </style:style>
    <style:style style:name="P205" style:family="paragraph" style:parent-style-name="Footnote" style:master-page-name="Converted25">
      <style:paragraph-properties style:page-number="auto"/>
      <style:text-properties fo:font-weight="normal" style:font-weight-asian="normal" style:font-weight-complex="normal"/>
    </style:style>
    <style:style style:name="P206" style:family="paragraph" style:parent-style-name="Footnote" style:master-page-name="Converted26">
      <style:paragraph-properties style:page-number="auto"/>
    </style:style>
    <style:style style:name="P207" style:family="paragraph" style:parent-style-name="Footnote" style:master-page-name="Converted27">
      <style:paragraph-properties style:page-number="auto"/>
      <style:text-properties fo:font-weight="normal" style:font-weight-asian="normal" style:font-weight-complex="normal"/>
    </style:style>
    <style:style style:name="P208" style:family="paragraph" style:parent-style-name="Footnote" style:master-page-name="Converted28">
      <style:paragraph-properties style:page-number="auto"/>
    </style:style>
    <style:style style:name="P209" style:family="paragraph" style:parent-style-name="Footnote" style:master-page-name="Converted31">
      <style:paragraph-properties style:page-number="auto"/>
      <style:text-properties fo:font-weight="normal" style:font-weight-asian="normal" style:font-weight-complex="normal"/>
    </style:style>
    <style:style style:name="P210" style:family="paragraph" style:parent-style-name="Footnote" style:master-page-name="Converted29">
      <style:paragraph-properties style:page-number="auto"/>
    </style:style>
    <style:style style:name="P211" style:family="paragraph" style:parent-style-name="Footnote" style:master-page-name="Converted53">
      <style:paragraph-properties style:page-number="auto"/>
    </style:style>
    <style:style style:name="P212" style:family="paragraph" style:parent-style-name="Footnote" style:master-page-name="Converted78">
      <style:paragraph-properties style:page-number="auto"/>
    </style:style>
    <style:style style:name="P213" style:family="paragraph" style:parent-style-name="Footnote" style:master-page-name="Converted43">
      <style:paragraph-properties style:page-number="auto"/>
    </style:style>
    <style:style style:name="P214" style:family="paragraph" style:parent-style-name="Footnote" style:master-page-name="Converted44">
      <style:paragraph-properties style:page-number="auto"/>
      <style:text-properties fo:font-weight="normal" style:font-weight-asian="normal" style:font-weight-complex="normal"/>
    </style:style>
    <style:style style:name="P215" style:family="paragraph" style:parent-style-name="Footnote" style:master-page-name="Converted46">
      <style:paragraph-properties style:page-number="auto"/>
    </style:style>
    <style:style style:name="P216" style:family="paragraph" style:parent-style-name="Footnote" style:master-page-name="Converted49">
      <style:paragraph-properties style:page-number="auto"/>
    </style:style>
    <style:style style:name="P217" style:family="paragraph" style:parent-style-name="Footnote" style:master-page-name="Converted50">
      <style:paragraph-properties style:page-number="auto"/>
      <style:text-properties fo:font-weight="normal" style:font-weight-asian="normal" style:font-weight-complex="normal"/>
    </style:style>
    <style:style style:name="P218" style:family="paragraph" style:parent-style-name="Footnote" style:master-page-name="Converted51">
      <style:paragraph-properties style:page-number="auto"/>
      <style:text-properties fo:font-weight="normal" style:font-weight-asian="normal" style:font-weight-complex="normal"/>
    </style:style>
    <style:style style:name="P219" style:family="paragraph" style:parent-style-name="Footnote" style:master-page-name="Converted52">
      <style:paragraph-properties style:page-number="auto"/>
    </style:style>
    <style:style style:name="P220" style:family="paragraph" style:parent-style-name="Footnote" style:master-page-name="Converted54">
      <style:paragraph-properties style:page-number="auto"/>
    </style:style>
    <style:style style:name="P221" style:family="paragraph" style:parent-style-name="Footnote" style:master-page-name="Converted56">
      <style:paragraph-properties style:page-number="auto"/>
      <style:text-properties fo:font-weight="normal" style:font-weight-asian="normal" style:font-weight-complex="normal"/>
    </style:style>
    <style:style style:name="P222" style:family="paragraph" style:parent-style-name="Footnote" style:master-page-name="Converted55">
      <style:paragraph-properties style:page-number="auto"/>
      <style:text-properties fo:font-weight="normal" style:font-weight-asian="normal" style:font-weight-complex="normal"/>
    </style:style>
    <style:style style:name="P223" style:family="paragraph" style:parent-style-name="Footnote" style:master-page-name="Converted64">
      <style:paragraph-properties style:page-number="auto"/>
      <style:text-properties officeooo:rsid="0065fac7" officeooo:paragraph-rsid="0065fac7"/>
    </style:style>
    <style:style style:name="P224" style:family="paragraph" style:parent-style-name="Footnote" style:master-page-name="Converted57">
      <style:paragraph-properties style:page-number="auto"/>
      <style:text-properties fo:font-weight="normal" style:font-weight-asian="normal" style:font-weight-complex="normal"/>
    </style:style>
    <style:style style:name="P225" style:family="paragraph" style:parent-style-name="Footnote" style:master-page-name="Converted58">
      <style:paragraph-properties style:page-number="auto"/>
      <style:text-properties fo:font-weight="normal" style:font-weight-asian="normal" style:font-weight-complex="normal"/>
    </style:style>
    <style:style style:name="P226" style:family="paragraph" style:parent-style-name="Footnote" style:master-page-name="Converted59">
      <style:paragraph-properties style:page-number="auto"/>
    </style:style>
    <style:style style:name="P227" style:family="paragraph" style:parent-style-name="Footnote" style:master-page-name="Converted60">
      <style:paragraph-properties style:page-number="auto"/>
    </style:style>
    <style:style style:name="P228" style:family="paragraph" style:parent-style-name="Footnote" style:master-page-name="Converted61">
      <style:paragraph-properties style:page-number="auto"/>
      <style:text-properties fo:font-weight="normal" style:font-weight-asian="normal" style:font-weight-complex="normal"/>
    </style:style>
    <style:style style:name="P229" style:family="paragraph" style:parent-style-name="Footnote" style:master-page-name="Converted62">
      <style:paragraph-properties style:page-number="auto"/>
      <style:text-properties fo:font-weight="normal" style:font-weight-asian="normal" style:font-weight-complex="normal"/>
    </style:style>
    <style:style style:name="P23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231" style:family="paragraph" style:parent-style-name="Footnote" style:master-page-name="Converted90">
      <style:paragraph-properties style:page-number="auto"/>
      <style:text-properties fo:font-weight="normal" style:font-weight-asian="normal" style:font-weight-complex="normal"/>
    </style:style>
    <style:style style:name="P232" style:family="paragraph" style:parent-style-name="Footnote" style:master-page-name="Converted88">
      <style:paragraph-properties style:page-number="auto"/>
      <style:text-properties fo:font-weight="normal" style:font-weight-asian="normal" style:font-weight-complex="normal"/>
    </style:style>
    <style:style style:name="P233" style:family="paragraph" style:parent-style-name="Footnote" style:master-page-name="Converted91">
      <style:paragraph-properties style:page-number="auto"/>
      <style:text-properties officeooo:rsid="00818aa2"/>
    </style:style>
    <style:style style:name="P234" style:family="paragraph" style:parent-style-name="Footnote" style:master-page-name="Converted92">
      <style:paragraph-properties style:page-number="auto"/>
      <style:text-properties fo:font-weight="normal" style:font-weight-asian="normal" style:font-weight-complex="normal"/>
    </style:style>
    <style:style style:name="P235" style:family="paragraph" style:parent-style-name="Footnote" style:master-page-name="Converted93">
      <style:paragraph-properties style:page-number="auto"/>
    </style:style>
    <style:style style:name="P236" style:family="paragraph" style:parent-style-name="Footnote" style:master-page-name="Converted94">
      <style:paragraph-properties style:page-number="auto"/>
    </style:style>
    <style:style style:name="P237" style:family="paragraph" style:parent-style-name="Footnote" style:master-page-name="Converted68">
      <style:paragraph-properties style:page-number="auto"/>
    </style:style>
    <style:style style:name="P238" style:family="paragraph" style:parent-style-name="Footnote" style:master-page-name="Converted69">
      <style:paragraph-properties style:page-number="auto"/>
      <style:text-properties fo:font-weight="normal" style:font-weight-asian="normal" style:font-weight-complex="normal"/>
    </style:style>
    <style:style style:name="P239" style:family="paragraph" style:parent-style-name="Footnote" style:master-page-name="Converted70">
      <style:paragraph-properties style:page-number="auto"/>
      <style:text-properties fo:font-weight="normal" style:font-weight-asian="normal" style:font-weight-complex="normal"/>
    </style:style>
    <style:style style:name="P240" style:family="paragraph" style:parent-style-name="Footnote" style:master-page-name="Converted71">
      <style:paragraph-properties style:page-number="auto"/>
    </style:style>
    <style:style style:name="P241" style:family="paragraph" style:parent-style-name="Footnote" style:master-page-name="Converted72">
      <style:paragraph-properties style:page-number="auto"/>
      <style:text-properties fo:font-weight="normal" style:font-weight-asian="normal" style:font-weight-complex="normal"/>
    </style:style>
    <style:style style:name="P242" style:family="paragraph" style:parent-style-name="Footnote" style:master-page-name="Converted73">
      <style:paragraph-properties style:page-number="auto"/>
      <style:text-properties fo:font-weight="normal" style:font-weight-asian="normal" style:font-weight-complex="normal"/>
    </style:style>
    <style:style style:name="P243" style:family="paragraph" style:parent-style-name="Footnote" style:master-page-name="Converted75">
      <style:paragraph-properties style:page-number="auto"/>
      <style:text-properties fo:font-weight="normal" style:font-weight-asian="normal" style:font-weight-complex="normal"/>
    </style:style>
    <style:style style:name="P244" style:family="paragraph" style:parent-style-name="Footnote" style:master-page-name="Converted66">
      <style:paragraph-properties style:page-number="auto"/>
      <style:text-properties fo:font-weight="normal" style:font-weight-asian="normal" style:font-weight-complex="normal"/>
    </style:style>
    <style:style style:name="P245" style:family="paragraph" style:parent-style-name="Footnote" style:master-page-name="Converted67">
      <style:paragraph-properties style:page-number="auto"/>
      <style:text-properties fo:font-weight="normal" style:font-weight-asian="normal" style:font-weight-complex="normal"/>
    </style:style>
    <style:style style:name="P246" style:family="paragraph" style:parent-style-name="Footnote" style:master-page-name="Converted79">
      <style:paragraph-properties style:page-number="auto"/>
    </style:style>
    <style:style style:name="P247" style:family="paragraph" style:parent-style-name="Footnote" style:master-page-name="Converted32">
      <style:paragraph-properties style:page-number="auto"/>
    </style:style>
    <style:style style:name="P248" style:family="paragraph" style:parent-style-name="Footnote" style:master-page-name="Converted34">
      <style:paragraph-properties style:page-number="auto"/>
    </style:style>
    <style:style style:name="P249" style:family="paragraph" style:parent-style-name="Footnote" style:master-page-name="Converted95">
      <style:paragraph-properties style:page-number="auto"/>
    </style:style>
    <style:style style:name="P250" style:family="paragraph" style:parent-style-name="Footnote" style:master-page-name="Converted81">
      <style:paragraph-properties style:page-number="auto"/>
    </style:style>
    <style:style style:name="P251" style:family="paragraph" style:parent-style-name="Footnote" style:master-page-name="Converted84">
      <style:paragraph-properties style:page-number="auto"/>
    </style:style>
    <style:style style:name="P252" style:family="paragraph" style:parent-style-name="Footnote" style:master-page-name="Converted41">
      <style:paragraph-properties style:page-number="auto"/>
      <style:text-properties fo:font-weight="normal" style:font-weight-asian="normal" style:font-weight-complex="normal"/>
    </style:style>
    <style:style style:name="P253" style:family="paragraph" style:parent-style-name="Footnote" style:master-page-name="Converted42">
      <style:paragraph-properties style:page-number="auto"/>
    </style:style>
    <style:style style:name="P254" style:family="paragraph" style:parent-style-name="Footnote">
      <style:text-properties officeooo:rsid="00d56d45" officeooo:paragraph-rsid="00d56d45"/>
    </style:style>
    <style:style style:name="P255" style:family="paragraph" style:parent-style-name="Footnote">
      <style:text-properties officeooo:rsid="00d56d45" officeooo:paragraph-rsid="00d78787"/>
    </style:style>
    <style:style style:name="P256" style:family="paragraph" style:parent-style-name="Footnote">
      <style:text-properties officeooo:rsid="00d6bba4" officeooo:paragraph-rsid="00d6bba4"/>
    </style:style>
    <style:style style:name="P257" style:family="paragraph" style:parent-style-name="Footnote">
      <style:text-properties officeooo:rsid="00d76d1f" officeooo:paragraph-rsid="00d76d1f"/>
    </style:style>
    <style:style style:name="P258" style:family="paragraph" style:parent-style-name="Footnote">
      <style:text-properties officeooo:rsid="00be0d20" officeooo:paragraph-rsid="00d76d1f"/>
    </style:style>
    <style:style style:name="P259" style:family="paragraph" style:parent-style-name="Footnote">
      <style:text-properties officeooo:rsid="00d9b57b" officeooo:paragraph-rsid="00d9b57b"/>
    </style:style>
    <style:style style:name="P260" style:family="paragraph" style:parent-style-name="Footnote">
      <style:text-properties officeooo:rsid="00dd94df" officeooo:paragraph-rsid="00dd94df"/>
    </style:style>
    <style:style style:name="P261" style:family="paragraph" style:parent-style-name="Footnote">
      <style:text-properties style:font-name="Times New Roman" fo:font-size="10pt" style:font-size-asian="10pt" style:font-size-complex="10pt"/>
    </style:style>
    <style:style style:name="P262" style:family="paragraph" style:parent-style-name="Footnote" style:master-page-name="Converted47">
      <style:paragraph-properties style:page-number="auto"/>
      <style:text-properties officeooo:rsid="00deeb96" officeooo:paragraph-rsid="00deeb96"/>
    </style:style>
    <style:style style:name="P263" style:family="paragraph" style:parent-style-name="Footnote" style:master-page-name="Converted47">
      <style:paragraph-properties style:page-number="auto"/>
      <style:text-properties officeooo:rsid="00deeb96" officeooo:paragraph-rsid="00dfc036"/>
    </style:style>
    <style:style style:name="P264" style:family="paragraph" style:parent-style-name="Footnote" style:master-page-name="Converted47">
      <style:paragraph-properties style:page-number="auto"/>
      <style:text-properties officeooo:rsid="00deeb96" officeooo:paragraph-rsid="00dfca91"/>
    </style:style>
    <style:style style:name="P265" style:family="paragraph" style:parent-style-name="Standard" style:master-page-name="Standard">
      <style:paragraph-properties style:page-number="auto"/>
      <style:text-properties fo:font-weight="bold" style:font-weight-asian="bold" style:font-weight-complex="bold"/>
    </style:style>
    <style:style style:name="P266" style:family="paragraph" style:parent-style-name="Standard">
      <style:text-properties fo:font-weight="normal" officeooo:paragraph-rsid="00491c3d" style:font-weight-asian="normal" style:font-weight-complex="normal"/>
    </style:style>
    <style:style style:name="P267" style:family="paragraph" style:parent-style-name="Standard">
      <style:text-properties fo:font-weight="normal" officeooo:paragraph-rsid="00dd94df" style:font-weight-asian="normal" style:font-weight-complex="normal"/>
    </style:style>
    <style:style style:name="P268" style:family="paragraph" style:parent-style-name="Standard">
      <style:text-properties officeooo:rsid="00d56d45" officeooo:paragraph-rsid="00d56d45"/>
    </style:style>
    <style:style style:name="P2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ac225"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5fac7" style:font-weight-asian="normal" style:font-weight-complex="normal"/>
    </style:style>
    <style:style style:name="T55" style:family="text">
      <style:text-properties fo:font-weight="normal" officeooo:rsid="00666a5a" style:font-weight-asian="normal" style:font-weight-complex="normal"/>
    </style:style>
    <style:style style:name="T56" style:family="text">
      <style:text-properties fo:font-weight="normal" officeooo:rsid="0066f7b0" style:font-weight-asian="normal" style:font-weight-complex="normal"/>
    </style:style>
    <style:style style:name="T57" style:family="text">
      <style:text-properties fo:font-weight="normal" officeooo:rsid="00670cab" style:font-weight-asian="normal" style:font-weight-complex="normal"/>
    </style:style>
    <style:style style:name="T58" style:family="text">
      <style:text-properties fo:font-weight="normal" officeooo:rsid="00686830" style:font-weight-asian="normal" style:font-weight-complex="normal"/>
    </style:style>
    <style:style style:name="T59" style:family="text">
      <style:text-properties fo:font-weight="normal" officeooo:rsid="006ba234" style:font-weight-asian="normal" style:font-weight-complex="normal"/>
    </style:style>
    <style:style style:name="T60" style:family="text">
      <style:text-properties fo:font-weight="normal" officeooo:rsid="006d3e4a" style:font-weight-asian="normal" style:font-weight-complex="normal"/>
    </style:style>
    <style:style style:name="T61" style:family="text">
      <style:text-properties fo:font-weight="normal" officeooo:rsid="006e4000" style:font-weight-asian="normal" style:font-weight-complex="normal"/>
    </style:style>
    <style:style style:name="T62" style:family="text">
      <style:text-properties fo:font-weight="normal" officeooo:rsid="006e729c" style:font-weight-asian="normal" style:font-weight-complex="normal"/>
    </style:style>
    <style:style style:name="T63" style:family="text">
      <style:text-properties fo:font-weight="normal" officeooo:rsid="00702784" style:font-weight-asian="normal" style:font-weight-complex="normal"/>
    </style:style>
    <style:style style:name="T64" style:family="text">
      <style:text-properties fo:font-weight="normal" officeooo:rsid="00708074" style:font-weight-asian="normal" style:font-weight-complex="normal"/>
    </style:style>
    <style:style style:name="T65" style:family="text">
      <style:text-properties fo:font-weight="normal" officeooo:rsid="00723a09" style:font-weight-asian="normal" style:font-weight-complex="normal"/>
    </style:style>
    <style:style style:name="T66" style:family="text">
      <style:text-properties fo:font-weight="normal" officeooo:rsid="00741cf0" style:font-weight-asian="normal" style:font-weight-complex="normal"/>
    </style:style>
    <style:style style:name="T67" style:family="text">
      <style:text-properties fo:font-weight="normal" officeooo:rsid="00746e26" style:font-weight-asian="normal" style:font-weight-complex="normal"/>
    </style:style>
    <style:style style:name="T68" style:family="text">
      <style:text-properties fo:font-weight="normal" officeooo:rsid="00750746" style:font-weight-asian="normal" style:font-weight-complex="normal"/>
    </style:style>
    <style:style style:name="T69" style:family="text">
      <style:text-properties fo:font-weight="normal" officeooo:rsid="007611d8" style:font-weight-asian="normal" style:font-weight-complex="normal"/>
    </style:style>
    <style:style style:name="T70" style:family="text">
      <style:text-properties fo:font-weight="normal" officeooo:rsid="00770c25" style:font-weight-asian="normal" style:font-weight-complex="normal"/>
    </style:style>
    <style:style style:name="T71" style:family="text">
      <style:text-properties fo:font-weight="normal" officeooo:rsid="0078c940" style:font-weight-asian="normal" style:font-weight-complex="normal"/>
    </style:style>
    <style:style style:name="T72" style:family="text">
      <style:text-properties fo:font-weight="normal" officeooo:rsid="007fa870" style:font-weight-asian="normal" style:font-weight-complex="normal"/>
    </style:style>
    <style:style style:name="T73" style:family="text">
      <style:text-properties fo:font-weight="normal" officeooo:rsid="00818aa2" style:font-weight-asian="normal" style:font-weight-complex="normal"/>
    </style:style>
    <style:style style:name="T74" style:family="text">
      <style:text-properties fo:font-weight="normal" officeooo:rsid="0082e8e3" style:font-weight-asian="normal" style:font-weight-complex="normal"/>
    </style:style>
    <style:style style:name="T75" style:family="text">
      <style:text-properties fo:font-weight="normal" officeooo:rsid="0083c2a4" style:font-weight-asian="normal" style:font-weight-complex="normal"/>
    </style:style>
    <style:style style:name="T76" style:family="text">
      <style:text-properties fo:font-weight="normal" officeooo:rsid="0084a632" style:font-weight-asian="normal" style:font-weight-complex="normal"/>
    </style:style>
    <style:style style:name="T77" style:family="text">
      <style:text-properties fo:font-weight="normal" officeooo:rsid="008529a5" style:font-weight-asian="normal" style:font-weight-complex="normal"/>
    </style:style>
    <style:style style:name="T78" style:family="text">
      <style:text-properties fo:font-weight="normal" officeooo:rsid="00863e02" style:font-weight-asian="normal" style:font-weight-complex="normal"/>
    </style:style>
    <style:style style:name="T79" style:family="text">
      <style:text-properties fo:font-weight="normal" officeooo:rsid="00865344" style:font-weight-asian="normal" style:font-weight-complex="normal"/>
    </style:style>
    <style:style style:name="T80" style:family="text">
      <style:text-properties fo:font-weight="normal" officeooo:rsid="0086a66e" style:font-weight-asian="normal" style:font-weight-complex="normal"/>
    </style:style>
    <style:style style:name="T81" style:family="text">
      <style:text-properties fo:font-weight="normal" officeooo:rsid="00873385" style:font-weight-asian="normal" style:font-weight-complex="normal"/>
    </style:style>
    <style:style style:name="T82" style:family="text">
      <style:text-properties fo:font-weight="normal" officeooo:rsid="0087e513" style:font-weight-asian="normal" style:font-weight-complex="normal"/>
    </style:style>
    <style:style style:name="T83" style:family="text">
      <style:text-properties fo:font-weight="normal" officeooo:rsid="008a218d" style:font-weight-asian="normal" style:font-weight-complex="normal"/>
    </style:style>
    <style:style style:name="T84" style:family="text">
      <style:text-properties fo:font-weight="normal" officeooo:rsid="008b81e6" style:font-weight-asian="normal" style:font-weight-complex="normal"/>
    </style:style>
    <style:style style:name="T85" style:family="text">
      <style:text-properties fo:font-weight="normal" officeooo:rsid="008c14f5" style:font-weight-asian="normal" style:font-weight-complex="normal"/>
    </style:style>
    <style:style style:name="T86" style:family="text">
      <style:text-properties fo:font-weight="normal" officeooo:rsid="008c663b" style:font-weight-asian="normal" style:font-weight-complex="normal"/>
    </style:style>
    <style:style style:name="T87" style:family="text">
      <style:text-properties fo:font-weight="normal" officeooo:rsid="008da0c5" style:font-weight-asian="normal" style:font-weight-complex="normal"/>
    </style:style>
    <style:style style:name="T88" style:family="text">
      <style:text-properties fo:font-weight="normal" officeooo:rsid="008e0009" style:font-weight-asian="normal" style:font-weight-complex="normal"/>
    </style:style>
    <style:style style:name="T89" style:family="text">
      <style:text-properties fo:font-weight="normal" officeooo:rsid="008ebe42" style:font-weight-asian="normal" style:font-weight-complex="normal"/>
    </style:style>
    <style:style style:name="T90" style:family="text">
      <style:text-properties fo:font-weight="normal" officeooo:rsid="008f2c17" style:font-weight-asian="normal" style:font-weight-complex="normal"/>
    </style:style>
    <style:style style:name="T91" style:family="text">
      <style:text-properties fo:font-weight="normal" officeooo:rsid="008f7581" style:font-weight-asian="normal" style:font-weight-complex="normal"/>
    </style:style>
    <style:style style:name="T92" style:family="text">
      <style:text-properties fo:font-weight="normal" officeooo:rsid="008fcb6f" style:font-weight-asian="normal" style:font-weight-complex="normal"/>
    </style:style>
    <style:style style:name="T93" style:family="text">
      <style:text-properties fo:font-weight="normal" officeooo:rsid="00909d3f" style:font-weight-asian="normal" style:font-weight-complex="normal"/>
    </style:style>
    <style:style style:name="T94" style:family="text">
      <style:text-properties fo:font-weight="normal" officeooo:rsid="00920f79" style:font-weight-asian="normal" style:font-weight-complex="normal"/>
    </style:style>
    <style:style style:name="T95" style:family="text">
      <style:text-properties fo:font-weight="normal" officeooo:rsid="0092e02c" style:font-weight-asian="normal" style:font-weight-complex="normal"/>
    </style:style>
    <style:style style:name="T96" style:family="text">
      <style:text-properties fo:font-weight="normal" officeooo:rsid="0094dc97" style:font-weight-asian="normal" style:font-weight-complex="normal"/>
    </style:style>
    <style:style style:name="T97" style:family="text">
      <style:text-properties fo:font-weight="normal" officeooo:rsid="0096acb2" style:font-weight-asian="normal" style:font-weight-complex="normal"/>
    </style:style>
    <style:style style:name="T98" style:family="text">
      <style:text-properties fo:font-weight="normal" officeooo:rsid="00970265" style:font-weight-asian="normal" style:font-weight-complex="normal"/>
    </style:style>
    <style:style style:name="T99" style:family="text">
      <style:text-properties fo:font-weight="normal" officeooo:rsid="009777db" style:font-weight-asian="normal" style:font-weight-complex="normal"/>
    </style:style>
    <style:style style:name="T100" style:family="text">
      <style:text-properties fo:font-weight="normal" officeooo:rsid="00989575" style:font-weight-asian="normal" style:font-weight-complex="normal"/>
    </style:style>
    <style:style style:name="T101" style:family="text">
      <style:text-properties fo:font-weight="normal" officeooo:rsid="0099822a" style:font-weight-asian="normal" style:font-weight-complex="normal"/>
    </style:style>
    <style:style style:name="T102" style:family="text">
      <style:text-properties fo:font-weight="normal" officeooo:rsid="009a1ed4" style:font-weight-asian="normal" style:font-weight-complex="normal"/>
    </style:style>
    <style:style style:name="T103" style:family="text">
      <style:text-properties fo:font-weight="normal" officeooo:rsid="009a6e7e" style:font-weight-asian="normal" style:font-weight-complex="normal"/>
    </style:style>
    <style:style style:name="T104" style:family="text">
      <style:text-properties fo:font-weight="normal" officeooo:rsid="009e0cb0" style:font-weight-asian="normal" style:font-weight-complex="normal"/>
    </style:style>
    <style:style style:name="T105" style:family="text">
      <style:text-properties fo:font-weight="normal" officeooo:rsid="00a1f770" style:font-weight-asian="normal" style:font-weight-complex="normal"/>
    </style:style>
    <style:style style:name="T106" style:family="text">
      <style:text-properties fo:font-weight="normal" officeooo:rsid="00a69172" style:font-weight-asian="normal" style:font-weight-complex="normal"/>
    </style:style>
    <style:style style:name="T107" style:family="text">
      <style:text-properties fo:font-weight="normal" officeooo:rsid="0061ba4a" style:font-weight-asian="normal" style:font-weight-complex="normal"/>
    </style:style>
    <style:style style:name="T108" style:family="text">
      <style:text-properties fo:font-weight="normal" officeooo:rsid="0062970d" style:font-weight-asian="normal" style:font-weight-complex="normal"/>
    </style:style>
    <style:style style:name="T109" style:family="text">
      <style:text-properties fo:font-weight="normal" officeooo:rsid="00a80031" style:font-weight-asian="normal" style:font-weight-complex="normal"/>
    </style:style>
    <style:style style:name="T110" style:family="text">
      <style:text-properties fo:font-weight="normal" officeooo:rsid="00a974f8" style:font-weight-asian="normal" style:font-weight-complex="normal"/>
    </style:style>
    <style:style style:name="T111" style:family="text">
      <style:text-properties fo:font-weight="normal" officeooo:rsid="00ab25cf" style:font-weight-asian="normal" style:font-weight-complex="normal"/>
    </style:style>
    <style:style style:name="T112" style:family="text">
      <style:text-properties fo:font-weight="normal" officeooo:rsid="00acebca" style:font-weight-asian="normal" style:font-weight-complex="normal"/>
    </style:style>
    <style:style style:name="T113" style:family="text">
      <style:text-properties fo:font-weight="normal" officeooo:rsid="00ad84ed" style:font-weight-asian="normal" style:font-weight-complex="normal"/>
    </style:style>
    <style:style style:name="T114" style:family="text">
      <style:text-properties fo:font-weight="normal" officeooo:rsid="00aec74e" style:font-weight-asian="normal" style:font-weight-complex="normal"/>
    </style:style>
    <style:style style:name="T115" style:family="text">
      <style:text-properties fo:font-weight="normal" officeooo:rsid="00b11719" style:font-weight-asian="normal" style:font-weight-complex="normal"/>
    </style:style>
    <style:style style:name="T116" style:family="text">
      <style:text-properties fo:font-weight="normal" officeooo:rsid="00b2d45d" style:font-weight-asian="normal" style:font-weight-complex="normal"/>
    </style:style>
    <style:style style:name="T117" style:family="text">
      <style:text-properties fo:font-weight="normal" officeooo:rsid="00b40374" style:font-weight-asian="normal" style:font-weight-complex="normal"/>
    </style:style>
    <style:style style:name="T118" style:family="text">
      <style:text-properties fo:font-weight="normal" officeooo:rsid="00a4e1b1" style:font-weight-asian="normal" style:font-weight-complex="normal"/>
    </style:style>
    <style:style style:name="T119" style:family="text">
      <style:text-properties fo:font-weight="normal" officeooo:rsid="00b45d98" style:font-weight-asian="normal" style:font-weight-complex="normal"/>
    </style:style>
    <style:style style:name="T120" style:family="text">
      <style:text-properties fo:font-weight="normal" officeooo:rsid="00b5229e" style:font-weight-asian="normal" style:font-weight-complex="normal"/>
    </style:style>
    <style:style style:name="T121" style:family="text">
      <style:text-properties fo:font-weight="normal" officeooo:rsid="00b700cf" style:font-weight-asian="normal" style:font-weight-complex="normal"/>
    </style:style>
    <style:style style:name="T122" style:family="text">
      <style:text-properties fo:font-weight="normal" officeooo:rsid="00b7fa40" style:font-weight-asian="normal" style:font-weight-complex="normal"/>
    </style:style>
    <style:style style:name="T123" style:family="text">
      <style:text-properties fo:font-weight="normal" officeooo:rsid="00b87d7a" style:font-weight-asian="normal" style:font-weight-complex="normal"/>
    </style:style>
    <style:style style:name="T124" style:family="text">
      <style:text-properties fo:font-weight="normal" officeooo:rsid="00b9bfae" style:font-weight-asian="normal" style:font-weight-complex="normal"/>
    </style:style>
    <style:style style:name="T125" style:family="text">
      <style:text-properties fo:font-weight="normal" officeooo:rsid="00bb2c28" style:font-weight-asian="normal" style:font-weight-complex="normal"/>
    </style:style>
    <style:style style:name="T126" style:family="text">
      <style:text-properties fo:font-weight="normal" officeooo:rsid="00bc2f58" style:font-weight-asian="normal" style:font-weight-complex="normal"/>
    </style:style>
    <style:style style:name="T127" style:family="text">
      <style:text-properties fo:font-weight="normal" officeooo:rsid="00bdbf21" style:font-weight-asian="normal" style:font-weight-complex="normal"/>
    </style:style>
    <style:style style:name="T128" style:family="text">
      <style:text-properties fo:font-weight="normal" officeooo:rsid="00be0d20" style:font-weight-asian="normal" style:font-weight-complex="normal"/>
    </style:style>
    <style:style style:name="T129" style:family="text">
      <style:text-properties fo:font-weight="normal" officeooo:rsid="00c6e9b5" style:font-weight-asian="normal" style:font-weight-complex="normal"/>
    </style:style>
    <style:style style:name="T130" style:family="text">
      <style:text-properties fo:font-weight="normal" officeooo:rsid="00ceed35" style:font-weight-asian="normal" style:font-weight-complex="normal"/>
    </style:style>
    <style:style style:name="T131" style:family="text">
      <style:text-properties fo:font-weight="normal" officeooo:rsid="00d1818e" style:font-weight-asian="normal" style:font-weight-complex="normal"/>
    </style:style>
    <style:style style:name="T132" style:family="text">
      <style:text-properties fo:font-weight="normal" officeooo:rsid="00d36eec" style:font-weight-asian="normal" style:font-weight-complex="normal"/>
    </style:style>
    <style:style style:name="T133" style:family="text">
      <style:text-properties fo:font-weight="normal" officeooo:rsid="00d619e1" style:font-weight-asian="normal" style:font-weight-complex="normal"/>
    </style:style>
    <style:style style:name="T134" style:family="text">
      <style:text-properties fo:font-weight="normal" officeooo:rsid="00d6bba4" style:font-weight-asian="normal" style:font-weight-complex="normal"/>
    </style:style>
    <style:style style:name="T135" style:family="text">
      <style:text-properties fo:font-weight="normal" officeooo:rsid="00d702e7" style:font-weight-asian="normal" style:font-weight-complex="normal"/>
    </style:style>
    <style:style style:name="T136" style:family="text">
      <style:text-properties fo:font-weight="normal" officeooo:rsid="00d76d1f" style:font-weight-asian="normal" style:font-weight-complex="normal"/>
    </style:style>
    <style:style style:name="T137" style:family="text">
      <style:text-properties fo:font-weight="normal" officeooo:rsid="00d96ebc" style:font-weight-asian="normal" style:font-weight-complex="normal"/>
    </style:style>
    <style:style style:name="T138" style:family="text">
      <style:text-properties fo:font-weight="normal" officeooo:rsid="00d9b57b" style:font-weight-asian="normal" style:font-weight-complex="normal"/>
    </style:style>
    <style:style style:name="T139" style:family="text">
      <style:text-properties fo:font-weight="normal" officeooo:rsid="00e141dc" style:font-weight-asian="normal" style:font-weight-complex="normal"/>
    </style:style>
    <style:style style:name="T140" style:family="text">
      <style:text-properties fo:font-style="italic" style:font-style-asian="italic" style:font-style-complex="italic"/>
    </style:style>
    <style:style style:name="T141" style:family="text">
      <style:text-properties fo:font-style="italic" officeooo:rsid="004c8b9b" style:font-style-asian="italic" style:font-style-complex="italic"/>
    </style:style>
    <style:style style:name="T142" style:family="text">
      <style:text-properties fo:font-style="italic" officeooo:rsid="0058f148" style:font-style-asian="italic" style:font-style-complex="italic"/>
    </style:style>
    <style:style style:name="T143" style:family="text">
      <style:text-properties fo:font-style="italic" officeooo:rsid="00596ef4" style:font-style-asian="italic" style:font-style-complex="italic"/>
    </style:style>
    <style:style style:name="T144" style:family="text">
      <style:text-properties fo:font-style="italic" officeooo:rsid="00dfca91" style:font-style-asian="italic" style:font-style-complex="italic"/>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officeooo:rsid="00476c98" style:font-style-asian="italic" style:font-weight-asian="normal" style:font-style-complex="italic" style:font-weight-complex="normal"/>
    </style:style>
    <style:style style:name="T147" style:family="text">
      <style:text-properties fo:font-style="italic" fo:font-weight="normal" officeooo:rsid="00746e26" style:font-style-asian="italic" style:font-weight-asian="normal" style:font-style-complex="italic" style:font-weight-complex="normal"/>
    </style:style>
    <style:style style:name="T148" style:family="text">
      <style:text-properties fo:font-style="italic" fo:font-weight="bold" style:font-style-asian="italic" style:font-weight-asian="bold" style:font-style-complex="italic" style:font-weight-complex="bold"/>
    </style:style>
    <style:style style:name="T149" style:family="text">
      <style:text-properties fo:font-style="normal" style:font-style-asian="normal" style:font-style-complex="normal"/>
    </style:style>
    <style:style style:name="T150" style:family="text">
      <style:text-properties fo:font-style="normal" officeooo:rsid="004c8b9b" style:font-style-asian="normal" style:font-style-complex="normal"/>
    </style:style>
    <style:style style:name="T151" style:family="text">
      <style:text-properties fo:font-style="normal" officeooo:rsid="0058f148" style:font-style-asian="normal" style:font-style-complex="normal"/>
    </style:style>
    <style:style style:name="T152" style:family="text">
      <style:text-properties fo:font-style="normal" officeooo:rsid="0083ab7c" style:font-style-asian="normal" style:font-style-complex="normal"/>
    </style:style>
    <style:style style:name="T153" style:family="text">
      <style:text-properties fo:font-style="normal" officeooo:rsid="0086a66e" style:font-style-asian="normal" style:font-style-complex="normal"/>
    </style:style>
    <style:style style:name="T154" style:family="text">
      <style:text-properties fo:font-style="normal" fo:font-weight="normal" style:font-style-asian="normal" style:font-weight-asian="normal" style:font-style-complex="normal" style:font-weight-complex="normal"/>
    </style:style>
    <style:style style:name="T155" style:family="text">
      <style:text-properties fo:font-style="normal" fo:font-weight="normal" officeooo:rsid="00750746" style:font-style-asian="normal" style:font-weight-asian="normal" style:font-style-complex="normal" style:font-weight-complex="normal"/>
    </style:style>
    <style:style style:name="T156" style:family="text">
      <style:text-properties fo:font-style="normal" fo:font-weight="normal" officeooo:rsid="00a2e3e4" style:font-style-asian="normal" style:font-weight-asian="normal" style:font-style-complex="normal" style:font-weight-complex="normal"/>
    </style:style>
    <style:style style:name="T157" style:family="text">
      <style:text-properties fo:font-style="normal" fo:font-weight="normal" officeooo:rsid="00608aec" style:font-style-asian="normal" style:font-weight-asian="normal" style:font-style-complex="normal" style:font-weight-complex="normal"/>
    </style:style>
    <style:style style:name="T158" style:family="text">
      <style:text-properties fo:font-style="normal" fo:font-weight="normal" officeooo:rsid="005ddcb3" style:font-style-asian="normal" style:font-weight-asian="normal" style:font-style-complex="normal" style:font-weight-complex="normal"/>
    </style:style>
    <style:style style:name="T159" style:family="text">
      <style:text-properties fo:font-style="normal" fo:font-weight="normal" officeooo:rsid="00a3ec58" style:font-style-asian="normal" style:font-weight-asian="normal" style:font-style-complex="normal" style:font-weight-complex="normal"/>
    </style:style>
    <style:style style:name="T160" style:family="text">
      <style:text-properties fo:font-style="normal" fo:font-weight="normal" officeooo:rsid="00a69172" style:font-style-asian="normal" style:font-weight-asian="normal" style:font-style-complex="normal" style:font-weight-complex="normal"/>
    </style:style>
    <style:style style:name="T161" style:family="text">
      <style:text-properties officeooo:rsid="0017299a"/>
    </style:style>
    <style:style style:name="T162" style:family="text">
      <style:text-properties officeooo:rsid="001d6ecb"/>
    </style:style>
    <style:style style:name="T163" style:family="text">
      <style:text-properties officeooo:rsid="002230e3"/>
    </style:style>
    <style:style style:name="T164" style:family="text">
      <style:text-properties officeooo:rsid="00226632"/>
    </style:style>
    <style:style style:name="T165" style:family="text">
      <style:text-properties officeooo:rsid="0024ba00"/>
    </style:style>
    <style:style style:name="T166" style:family="text">
      <style:text-properties officeooo:rsid="0026c165"/>
    </style:style>
    <style:style style:name="T167" style:family="text">
      <style:text-properties officeooo:rsid="00291519"/>
    </style:style>
    <style:style style:name="T168" style:family="text">
      <style:text-properties officeooo:rsid="002a6ea0"/>
    </style:style>
    <style:style style:name="T169" style:family="text">
      <style:text-properties style:font-name="Times" fo:font-size="9pt" fo:font-style="italic"/>
    </style:style>
    <style:style style:name="T170" style:family="text">
      <style:text-properties officeooo:rsid="0035802a"/>
    </style:style>
    <style:style style:name="T171" style:family="text">
      <style:text-properties officeooo:rsid="003d61d6"/>
    </style:style>
    <style:style style:name="T172" style:family="text">
      <style:text-properties officeooo:rsid="003f1b08"/>
    </style:style>
    <style:style style:name="T173" style:family="text">
      <style:text-properties officeooo:rsid="004012e5"/>
    </style:style>
    <style:style style:name="T174" style:family="text">
      <style:text-properties officeooo:rsid="0040f5e4"/>
    </style:style>
    <style:style style:name="T175" style:family="text">
      <style:text-properties officeooo:rsid="00424a4a"/>
    </style:style>
    <style:style style:name="T176" style:family="text">
      <style:text-properties officeooo:rsid="00437d9b"/>
    </style:style>
    <style:style style:name="T177" style:family="text">
      <style:text-properties officeooo:rsid="00442060"/>
    </style:style>
    <style:style style:name="T178" style:family="text">
      <style:text-properties officeooo:rsid="0046598c"/>
    </style:style>
    <style:style style:name="T179" style:family="text">
      <style:text-properties officeooo:rsid="00467471"/>
    </style:style>
    <style:style style:name="T180" style:family="text">
      <style:text-properties officeooo:rsid="00476c98"/>
    </style:style>
    <style:style style:name="T181" style:family="text">
      <style:text-properties officeooo:rsid="004923e6"/>
    </style:style>
    <style:style style:name="T182" style:family="text">
      <style:text-properties officeooo:rsid="004c8b9b"/>
    </style:style>
    <style:style style:name="T183" style:family="text">
      <style:text-properties officeooo:rsid="004ff2ae"/>
    </style:style>
    <style:style style:name="T184" style:family="text">
      <style:text-properties officeooo:rsid="0050b714"/>
    </style:style>
    <style:style style:name="T185" style:family="text">
      <style:text-properties officeooo:rsid="0056e566"/>
    </style:style>
    <style:style style:name="T186" style:family="text">
      <style:text-properties officeooo:rsid="005715c1"/>
    </style:style>
    <style:style style:name="T187" style:family="text">
      <style:text-properties officeooo:rsid="0058f148"/>
    </style:style>
    <style:style style:name="T188" style:family="text">
      <style:text-properties style:font-name="Times New Roman" fo:font-size="10pt" style:font-size-asian="10pt" style:font-size-complex="10pt"/>
    </style:style>
    <style:style style:name="T189" style:family="text">
      <style:text-properties style:font-name="Times New Roman" fo:font-size="10pt" officeooo:rsid="0099822a" style:font-size-asian="10pt" style:font-size-complex="10pt"/>
    </style:style>
    <style:style style:name="T190" style:family="text">
      <style:text-properties style:font-name="Times New Roman" fo:font-size="10pt" fo:font-style="italic" style:font-size-asian="10pt" style:font-style-asian="italic" style:font-size-complex="10pt" style:font-style-complex="italic"/>
    </style:style>
    <style:style style:name="T191" style:family="text">
      <style:text-properties style:font-name="Times New Roman" fo:font-size="10pt" fo:font-style="italic" officeooo:rsid="0099822a" style:font-size-asian="10pt" style:font-style-asian="italic" style:font-size-complex="10pt" style:font-style-complex="italic"/>
    </style:style>
    <style:style style:name="T192" style:family="text">
      <style:text-properties style:font-name="Times New Roman" fo:font-size="10pt" fo:font-style="normal" style:font-size-asian="10pt" style:font-style-asian="normal" style:font-size-complex="10pt" style:font-style-complex="normal"/>
    </style:style>
    <style:style style:name="T193" style:family="text">
      <style:text-properties style:font-name="Times New Roman" fo:font-size="10pt" fo:font-style="normal" officeooo:rsid="0099822a" style:font-size-asian="10pt" style:font-style-asian="normal" style:font-size-complex="10pt" style:font-style-complex="normal"/>
    </style:style>
    <style:style style:name="T194" style:family="text">
      <style:text-properties style:font-name="Times New Roman" fo:font-weight="normal" style:font-weight-asian="normal" style:font-weight-complex="normal"/>
    </style:style>
    <style:style style:name="T195" style:family="text">
      <style:text-properties officeooo:rsid="00596ef4"/>
    </style:style>
    <style:style style:name="T196" style:family="text">
      <style:text-properties officeooo:rsid="005cd200"/>
    </style:style>
    <style:style style:name="T197" style:family="text">
      <style:text-properties officeooo:rsid="005d988b"/>
    </style:style>
    <style:style style:name="T198" style:family="text">
      <style:text-properties officeooo:rsid="005ddcb3"/>
    </style:style>
    <style:style style:name="T199" style:family="text">
      <style:text-properties officeooo:rsid="005ec3e5"/>
    </style:style>
    <style:style style:name="T200" style:family="text">
      <style:text-properties fo:color="#000000"/>
    </style:style>
    <style:style style:name="T201" style:family="text">
      <style:text-properties fo:color="#000000" officeooo:rsid="006361ab"/>
    </style:style>
    <style:style style:name="T202" style:family="text">
      <style:text-properties fo:color="#000000" style:font-name="Times New Roman" fo:font-size="10pt" style:font-size-asian="10pt" style:font-size-complex="10pt"/>
    </style:style>
    <style:style style:name="T203" style:family="text">
      <style:text-properties fo:color="#000000" style:font-name="Times New Roman" fo:font-size="10pt" fo:font-style="italic" style:font-size-asian="10pt" style:font-style-asian="italic" style:font-size-complex="10pt"/>
    </style:style>
    <style:style style:name="T204" style:family="text">
      <style:text-properties fo:color="#000000" style:font-name="Times New Roman" fo:font-size="10pt" fo:font-style="normal" style:font-size-asian="10pt" style:font-style-asian="normal" style:font-size-complex="10pt"/>
    </style:style>
    <style:style style:name="T205" style:family="text">
      <style:text-properties fo:color="#000000" style:font-name="Times New Roman" fo:font-size="13pt" fo:font-weight="normal" style:font-size-asian="13pt" style:font-weight-asian="normal" style:font-weight-complex="normal"/>
    </style:style>
    <style:style style:name="T206" style:family="text">
      <style:text-properties fo:color="#000000" style:font-name="Times New Roman" fo:font-size="12pt" fo:font-weight="normal" style:font-size-asian="12pt" style:font-weight-asian="normal" style:font-size-complex="12pt" style:font-weight-complex="normal"/>
    </style:style>
    <style:style style:name="T207" style:family="text">
      <style:text-properties fo:color="#000000" style:font-name="Times New Roman" fo:font-size="12pt" fo:font-weight="normal" officeooo:rsid="00d36eec" style:font-size-asian="12pt" style:font-weight-asian="normal" style:font-size-complex="12pt" style:font-weight-complex="normal"/>
    </style:style>
    <style:style style:name="T208" style:family="text">
      <style:text-properties fo:color="#000000" officeooo:rsid="00dbc626"/>
    </style:style>
    <style:style style:name="T209" style:family="text">
      <style:text-properties fo:color="#000000" officeooo:rsid="00dd94df"/>
    </style:style>
    <style:style style:name="T210" style:family="text">
      <style:text-properties officeooo:rsid="006ba234"/>
    </style:style>
    <style:style style:name="T211" style:family="text">
      <style:text-properties officeooo:rsid="006e4000"/>
    </style:style>
    <style:style style:name="T212" style:family="text">
      <style:text-properties officeooo:rsid="006e729c"/>
    </style:style>
    <style:style style:name="T213" style:family="text">
      <style:text-properties officeooo:rsid="00702784"/>
    </style:style>
    <style:style style:name="T214" style:family="text">
      <style:text-properties fo:color="#ff3333"/>
    </style:style>
    <style:style style:name="T215" style:family="text">
      <style:text-properties fo:color="#ff3333" fo:font-style="italic" fo:font-weight="normal" officeooo:rsid="00746e26" style:font-style-asian="italic" style:font-weight-asian="normal" style:font-style-complex="italic" style:font-weight-complex="normal"/>
    </style:style>
    <style:style style:name="T216" style:family="text">
      <style:text-properties fo:color="#ff3333" fo:font-style="italic" officeooo:rsid="0086a66e" style:font-style-asian="italic" style:font-style-complex="italic"/>
    </style:style>
    <style:style style:name="T217" style:family="text">
      <style:text-properties fo:color="#ff3333" fo:font-style="italic" officeooo:rsid="008b81e6" style:font-style-asian="italic" style:font-style-complex="italic"/>
    </style:style>
    <style:style style:name="T218" style:family="text">
      <style:text-properties fo:color="#ff3333" officeooo:rsid="008462f8"/>
    </style:style>
    <style:style style:name="T219" style:family="text">
      <style:text-properties fo:color="#ff3333" fo:font-style="normal" fo:font-weight="normal" style:font-style-asian="normal" style:font-weight-asian="normal" style:font-style-complex="normal" style:font-weight-complex="normal"/>
    </style:style>
    <style:style style:name="T220" style:family="text">
      <style:text-properties officeooo:rsid="00748902"/>
    </style:style>
    <style:style style:name="T221" style:family="text">
      <style:text-properties officeooo:rsid="0078cfba"/>
    </style:style>
    <style:style style:name="T222" style:family="text">
      <style:text-properties officeooo:rsid="0079bc00"/>
    </style:style>
    <style:style style:name="T223" style:family="text">
      <style:text-properties officeooo:rsid="007ac31b"/>
    </style:style>
    <style:style style:name="T224" style:family="text">
      <style:text-properties officeooo:rsid="007cb799"/>
    </style:style>
    <style:style style:name="T225" style:family="text">
      <style:text-properties officeooo:rsid="007e24cc"/>
    </style:style>
    <style:style style:name="T226" style:family="text">
      <style:text-properties officeooo:rsid="0081dd8a"/>
    </style:style>
    <style:style style:name="T227" style:family="text">
      <style:text-properties officeooo:rsid="0082e8e3"/>
    </style:style>
    <style:style style:name="T228" style:family="text">
      <style:text-properties officeooo:rsid="0083ab7c"/>
    </style:style>
    <style:style style:name="T229" style:family="text">
      <style:text-properties officeooo:rsid="0086a66e"/>
    </style:style>
    <style:style style:name="T230" style:family="text">
      <style:text-properties officeooo:rsid="00873385"/>
    </style:style>
    <style:style style:name="T231" style:family="text">
      <style:text-properties officeooo:rsid="008b81e6"/>
    </style:style>
    <style:style style:name="T232" style:family="text">
      <style:text-properties officeooo:rsid="008da0c5"/>
    </style:style>
    <style:style style:name="T233" style:family="text">
      <style:text-properties officeooo:rsid="008f2c17"/>
    </style:style>
    <style:style style:name="T234" style:family="text">
      <style:text-properties style:text-position="super 58%"/>
    </style:style>
    <style:style style:name="T235" style:family="text">
      <style:text-properties officeooo:rsid="008fcb6f"/>
    </style:style>
    <style:style style:name="T236" style:family="text">
      <style:text-properties officeooo:rsid="0092e02c"/>
    </style:style>
    <style:style style:name="T237" style:family="text">
      <style:text-properties officeooo:rsid="00941227"/>
    </style:style>
    <style:style style:name="T238" style:family="text">
      <style:text-properties officeooo:rsid="0094dc97"/>
    </style:style>
    <style:style style:name="T239" style:family="text">
      <style:text-properties officeooo:rsid="00989575"/>
    </style:style>
    <style:style style:name="T240" style:family="text">
      <style:text-properties officeooo:rsid="00995e42"/>
    </style:style>
    <style:style style:name="T241" style:family="text">
      <style:text-properties officeooo:rsid="0099822a"/>
    </style:style>
    <style:style style:name="T242" style:family="text">
      <style:text-properties officeooo:rsid="009a1ed4"/>
    </style:style>
    <style:style style:name="T243" style:family="text">
      <style:text-properties officeooo:rsid="009a6e7e"/>
    </style:style>
    <style:style style:name="T244" style:family="text">
      <style:text-properties officeooo:rsid="009c4bc5"/>
    </style:style>
    <style:style style:name="T245" style:family="text">
      <style:text-properties officeooo:rsid="009cbfd1"/>
    </style:style>
    <style:style style:name="T246" style:family="text">
      <style:text-properties officeooo:rsid="00a1f770"/>
    </style:style>
    <style:style style:name="T247" style:family="text">
      <style:text-properties officeooo:rsid="00a3ec58"/>
    </style:style>
    <style:style style:name="T248" style:family="text">
      <style:text-properties officeooo:rsid="00617cc0"/>
    </style:style>
    <style:style style:name="T249" style:family="text">
      <style:text-properties officeooo:rsid="00a4e1b1"/>
    </style:style>
    <style:style style:name="T250" style:family="text">
      <style:text-properties officeooo:rsid="00a974f8"/>
    </style:style>
    <style:style style:name="T251" style:family="text">
      <style:text-properties officeooo:rsid="00b7fa40"/>
    </style:style>
    <style:style style:name="T252" style:family="text">
      <style:text-properties officeooo:rsid="00b87d7a"/>
    </style:style>
    <style:style style:name="T253" style:family="text">
      <style:text-properties officeooo:rsid="00bc60c7"/>
    </style:style>
    <style:style style:name="T254" style:family="text">
      <style:text-properties officeooo:rsid="00bdbf21"/>
    </style:style>
    <style:style style:name="T255" style:family="text">
      <style:text-properties officeooo:rsid="00c07234"/>
    </style:style>
    <style:style style:name="T256" style:family="text">
      <style:text-properties officeooo:rsid="00c253c2"/>
    </style:style>
    <style:style style:name="T257" style:family="text">
      <style:text-properties officeooo:rsid="00c3aaab"/>
    </style:style>
    <style:style style:name="T258" style:family="text">
      <style:text-properties officeooo:rsid="00c41b47"/>
    </style:style>
    <style:style style:name="T259" style:family="text">
      <style:text-properties officeooo:rsid="00c4688c"/>
    </style:style>
    <style:style style:name="T260" style:family="text">
      <style:text-properties officeooo:rsid="00c818d3"/>
    </style:style>
    <style:style style:name="T261" style:family="text">
      <style:text-properties officeooo:rsid="00cbf871"/>
    </style:style>
    <style:style style:name="T262" style:family="text">
      <style:text-properties officeooo:rsid="00ceed35"/>
    </style:style>
    <style:style style:name="T263" style:family="text">
      <style:text-properties officeooo:rsid="00d12db7"/>
    </style:style>
    <style:style style:name="T264" style:family="text">
      <style:text-properties officeooo:rsid="00d248bb"/>
    </style:style>
    <style:style style:name="T265" style:family="text">
      <style:text-properties officeooo:rsid="00d76d1f"/>
    </style:style>
    <style:style style:name="T266" style:family="text">
      <style:text-properties officeooo:rsid="00d78787"/>
    </style:style>
    <style:style style:name="T267" style:family="text">
      <style:text-properties officeooo:rsid="00db9355"/>
    </style:style>
    <style:style style:name="T268" style:family="text">
      <style:text-properties officeooo:rsid="00dd94df"/>
    </style:style>
    <style:style style:name="T269" style:family="text">
      <style:text-properties officeooo:rsid="00dfca91"/>
    </style:style>
    <style:style style:name="T270" style:family="text">
      <style:text-properties fo:font-variant="normal" fo:text-transform="none" fo:color="#000000" style:font-name="Arial1" fo:font-size="6.19999980926514pt" fo:letter-spacing="normal" fo:font-style="normal" fo:font-weight="normal"/>
    </style:style>
    <style:style style:name="T271" style:family="text">
      <style:text-properties fo:font-variant="normal" fo:text-transform="none" fo:color="#000000" style:font-name="Arial1" fo:font-size="6.19999980926514pt" fo:letter-spacing="normal" fo:font-style="italic" fo:font-weight="normal"/>
    </style:style>
    <style:style style:name="T272" style:family="text">
      <style:text-properties fo:font-variant="normal" fo:text-transform="none" fo:color="#000000" fo:letter-spacing="normal"/>
    </style:style>
    <style:style style:name="T273" style:family="text">
      <style:text-properties fo:font-variant="normal" fo:text-transform="none" fo:color="#000000" fo:letter-spacing="normal" fo:font-style="normal" fo:font-weight="normal"/>
    </style:style>
    <style:style style:name="T274" style:family="text">
      <style:text-properties fo:font-variant="normal" fo:text-transform="none" fo:color="#000000" fo:letter-spacing="normal" fo:font-style="italic" fo:font-weight="normal"/>
    </style:style>
    <style:style style:name="T275" style:family="text">
      <style:text-properties fo:font-variant="normal" fo:text-transform="none" fo:color="#000000" fo:font-size="6.19999980926514pt" fo:letter-spacing="normal" fo:font-style="normal" fo:font-weight="normal"/>
    </style:style>
    <style:style style:name="T276" style:family="text">
      <style:text-properties fo:font-variant="normal" fo:text-transform="none" fo:color="#000000" fo:font-size="6.19999980926514pt" fo:letter-spacing="normal" fo:font-style="italic" fo:font-weight="normal"/>
    </style:style>
    <style:style style:name="T277" style:family="text">
      <style:text-properties fo:color="#00000a" style:text-outline="false" style:text-line-through-style="none" style:text-position="0% 100%" style:font-name="Lucida Grande"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278" style:family="text">
      <style:text-properties style:use-window-font-color="true" style:text-outline="false" style:text-line-through-style="none" style:text-position="0% 100%" style:font-name="Lucida Grande1"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Introduction</text:p>
      <text:p text:style-name="P74">'Paraquat is the B.S.I. (British Standards Institution) common name of the cation 1,1'-dimethyl-4,4'-bipyridylium, which is available as the dichloride of the di(methyl sulphate).'<text:note text:id="ftn1" text:note-class="footnote"><text:note-citation>1</text:note-citation><text:note-body><text:p text:style-name="P189"><text:span text:style-name="T187">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173">(ICI)</text:span>. <text:span text:style-name="T172">First synthesised in the nineteenth century and used as a redox indicator dye,</text:span><text:span text:style-name="T172"><text:note text:id="ftn2" text:note-class="footnote"><text:note-citation>2</text:note-citation><text:note-body><text:p text:style-name="P136">Howard, 1982, <text:span text:style-name="T140">Paraquat: Uses and Misuses</text:span>, MD thesis, University of Edinburgh, <text:span text:style-name="T210">p2.</text:span></text:p></text:note-body></text:note></text:span><text:span text:style-name="T172"> t</text:span>he <text:span text:style-name="T172">herbicidal </text:span>potential <text:span text:style-name="T172">of the group of chemicals it belongs to, the quaternary bipyridyls,</text:span> was first observed <text:span text:style-name="T173">by ICI </text:span>in 1947 and work started in earnest on paraquat <text:span text:style-name="T172">and diquat weedkillers </text:span>from 1955. An agricultural paraquat product, Gramoxone W, became available to farmers and horticulturalists in 1962, followed in 1965 by <text:span text:style-name="T163">a less concentrated version</text:span> for amateur gardeners <text:span text:style-name="T163">called Weedol</text:span>. This chapter looks at the development of paraquat as a herbicide, its reception in Britain, and how some users were determined to ignore the categories <text:span text:style-name="T167">of use </text:span>set by the product makers. </text:p>
      <text:p text:style-name="Standard"/>
      <text:p text:style-name="P56">Development of paraquat</text:p>
      <text:p text:style-name="P87"><text:span text:style-name="T48">The bipyridyl herbicides, paraquat and diquat, are known as “contact” herbicides, meaning that they kill plants by being absorbed through leaves. They are</text:span><text:span text:style-name="T3"> rapidly inactivated </text:span><text:span text:style-name="T48">by</text:span><text:span text:style-name="T3"> the soil, which dampened enthusiasm raised by it's unusual herbicidal strength. </text:span><text:span text:style-name="T48">They are also unselective, killing all plants.</text:span><text:span text:style-name="T3"> </text:span><text:span text:style-name="T48">These three qualities hailed the bipyridyls as different from other available herbicides.</text:span><text:span text:style-name="T3"> Recently developed weedkillers on the market such as Fison's simazine were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8">and </text:span><text:span text:style-name="T3">was</text:span><text:span text:style-name="T48"> taken up through the roots and then disrupting the growth hormones of the plant</text:span><text:span text:style-name="T3">. </text:span><text:span text:style-name="T48">This selectively killed broadleaved plants, meaning that grass-like crop plants like wheat were unaffected.</text:span><text:span text:style-name="T3"> A </text:span><office:annotation office:name="__Fieldmark__35_511980288"><dc:creator>Unknown Author</dc:creator><dc:date>2014-01-31T09:42:43</dc:date><text:list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9">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190">Bradbury, McCarthy and Suckling, “Patterns of Innovation Part III – The bipyridyl herbicides, <text:span text:style-name="T140">Chemistry and Industry</text:span><text:span text:style-name="T149">, 4 March 1972</text:span>, p195; </text:p></text:note-body></text:note></text:span><text:span text:style-name="T3"> </text:span><text:span text:style-name="T3"><office:annotation><dc:creator>Unknown Author</dc:creator><dc:date>2014-02-14T13:55:48</dc:date><text:list text:continue-numbering="true" text:style-name=""><text:list-item><text:p text:style-name="P269"><text:span text:style-name="T278">I can't tell from my source whether this is a survey of agricultural users, but I suspect it might be. Maybe the Catalyst archives?</text:span></text:p></text:list-item></text:list></office:annotation></text:span></text:p>
      <text:p text:style-name="P18"/>
      <text:p text:style-name="P87"><text:span text:style-name="T3">Had the demands of these unimaginative potential users been blindly prioritised, it would have prevented Plant Protection developing the herbicide. Carrying out market surveys to guide product development can be helpful, but companies are also very effective at creating and promoting new uses that their customers had not considered. Chemist William (Bill) Boon viewed inactivation as a useful property and persuaded his reluctant colleagues that paraquat was worth developing. Bradbury </text:span><text:span text:style-name="T145">et al</text:span><text:span text:style-name="T3"> identified Boon as the 'product champion' </text:span><text:span text:style-name="T47">u</text:span><text:span text:style-name="T3">sing Schon's dissection of successful innovation, </text:span><text:span text:style-name="T47">meaning that Boon was the voice of the chemical, an advocate who would push for resources to progress the development process</text:span><text:span text:style-name="T3">.</text:span><text:span text:style-name="T3"><text:note text:id="ftn4" text:note-class="footnote"><text:note-citation>4</text:note-citation><text:note-body><text:p text:style-name="P191">ibid</text:p></text:note-body></text:note></text:span><text:span text:style-name="T3"> As champion for the 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3"> company histories,</text:span><text:span text:style-name="T3"><text:note text:id="ftn5" text:note-class="footnote"><text:note-citation>5</text:note-citation><text:note-body><text:p text:style-name="P192">Kennedy <text:span text:style-name="T187">1993 </text:span><text:span text:style-name="T140">ICI: The Company That Changed Our Lives</text:span>; Reade<text:span text:style-name="T187">r, 1970, </text:span><text:span text:style-name="T142">Imperial Chemical Industries A History</text:span><text:span text:style-name="T187">, Vol 2</text:span> </text:p></text:note-body></text:note></text:span><text:span text:style-name="T3"> </text:span><text:span text:style-name="T48">and </text:span><text:span text:style-name="T3">even in accounts written by members of ICI </text:span><text:span text:style-name="T48">his name dominates.</text:span><text:span text:style-name="T3"><text:note text:id="ftn6" text:note-class="footnote"><text:note-citation>6</text:note-citation><text:note-body><text:p text:style-name="P193">Bradbury <text:span text:style-name="T142">et al</text:span><text:span text:style-name="T187"> </text:span><text:span text:style-name="T151">1972</text:span>; Wain, <text:span text:style-name="T149">“</text:span><text:span text:style-name="T192">William Robert Boon. 20 March 1911-28 October 1994”</text:span><text:span text:style-name="T190"> Biographical Memoirs of Fellows of the Royal Society</text:span><text:span text:style-name="T188">, Vol. 43 (Nov., 1997), pp. 134-141 </text:span></text:p></text:note-body></text:note></text:span><text:span text:style-name="T3"> This in/visibility is common to most accounts of 20th century scientific discoveries which took place in institutions or corporations,</text:span><text:span text:style-name="T3"><text:note text:id="ftn7" text:note-class="footnote"><text:note-citation>7</text:note-citation><text:note-body><text:p text:style-name="P194">Insert appropriate big science reference here</text:p></text:note-body></text:note></text:span><text:span text:style-name="T3"> and is something scientific researchers, and business historians, appear to accept.</text:span><text:span text:style-name="T3"><office:annotation><dc:creator>Unknown Author</dc:creator><dc:date>2014-01-31T14:41:35</dc:date><text:p><text:span text:style-name="T277">*evidence? somebody must have written something against this** Viviane suggests having a look at some of the STS studies, big science etc.</text:span></text:p></office:annotation></text:span><text:span text:style-name="T3"> Boon retired from ICI in 1973, and apart from the </text:span><text:span text:style-name="T49">material</text:span><text:span text:style-name="T3"> </text:span><text:soft-page-break/><text:span text:style-name="T3">Kennedy </text:span><text:span text:style-name="T49">presents from her interview with the scientist,</text:span><text:span text:style-name="T3"><text:note text:id="ftn8" text:note-class="footnote"><text:note-citation>8</text:note-citation><text:note-body><text:p text:style-name="P195">Kennedy<text:span text:style-name="T140">, </text:span><text:span text:style-name="T151">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277">**unless it comes up in the Catalyst archives, Bradbury's other paper or the 1982 thesis** </text:span></text:p></office:annotation></text:span><text:span text:style-name="T3"> This is a shame, because once in the hands of users paraquat gained a reputation as a 'killer chemical'</text:span><text:span text:style-name="T3"><text:note text:id="ftn9" text:note-class="footnote"><text:note-citation>9</text:note-citation><text:note-body><text:p text:style-name="P196">“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he central story of this chapter. </text:span></text:p>
      <text:p text:style-name="P1"/>
      <text:p text:style-name="P56">Company history</text:p>
      <text:p text:style-name="P75"><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extensively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shift their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 ICI could not rely upon to always promote their products above others.</text:span><text:span text:style-name="T9"><text:note text:id="ftn10" text:note-class="footnote"><text:note-citation>10</text:note-citation><text:note-body><text:p text:style-name="P129">Reader, <text:s/><text:span text:style-name="T162">p103-106</text:span></text:p></text:note-body></text:note></text:span><text:span text:style-name="T9"> </text:span><text:span text:style-name="T13">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73"><text:span text:style-name="T9">G</text:span><text:span text:style-name="T6">rass feeding and silage were areas that ICI had been very active in since the 1930s, when they were building up their fertiliser sales, </text:span><text:span text:style-name="T50">and developing a network to sell</text:span><text:span text:style-name="T6"> direct to farmers. </text:span><text:span text:style-name="T50">ICI</text:span><text:span text:style-name="T6"> work</text:span><text:span text:style-name="T50">ed</text:span><text:span text:style-name="T6"> out methods using caustic soda </text:span><text:span text:style-name="T59">(manufactured by ICI)</text:span><text:span text:style-name="T6"> to break down straw, </text:span><text:span text:style-name="T50">creating a</text:span><text:span text:style-name="T6"> starchy feed </text:span><text:span text:style-name="T50">that could </text:span><text:span text:style-name="T6">supplem</text:span><text:span text:style-name="T17">ent</text:span><text:span text:style-name="T6"> </text:span><text:span text:style-name="T50">a diet of </text:span><text:span text:style-name="T6">dried grass </text:span><text:span text:style-name="T59">for cattle</text:span><text:span text:style-name="T6">. </text:span><text:span text:style-name="T50">The company also cultivated contacts in government, which enhanced the visibility of their research and </text:span><text:span text:style-name="T6">lobb</text:span><text:span text:style-name="T50">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1" text:note-class="footnote"><text:note-citation>11</text:note-citation><text:note-body><text:p text:style-name="P128">Reader, p282-285.</text:p></text:note-body></text:note></text:span><text:span text:style-name="T6"> </text:span></text:p>
      <text:p text:style-name="P4"/>
      <text:p text:style-name="P91"><text:span text:style-name="T12">In 1937, ICI joined forces with Cooper McDougal and Robinson, a chemical company who had expertise in crop protection, that is to say pesticides and herbicides. This </text:span><text:span text:style-name="T59">complemented ICI's crop 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2" text:note-class="footnote"><text:note-citation>12</text:note-citation><text:note-body><text:p text:style-name="P197"><text:span text:style-name="T238">ed. FC Peacock, </text:span><text:span text:style-name="T140">Jealott's Hill </text:span><text:span text:style-name="T143">Fifty years of Agricultural Research 1928 – 1978</text:span><text:span text:style-name="T195">, (1978), p</text:span></text:p></text:note-body></text:note></text:span><text:span text:style-name="T3"> </text:span></text:p>
      <text:p text:style-name="P4"/>
      <text:p text:style-name="P72"><text:soft-page-break/><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3" text:note-class="footnote"><text:note-citation>13</text:note-citation><text:note-body><text:p text:style-name="P131"><text:span text:style-name="T168">Quirke, 2005 “Making British Cortisone” <text:s/></text:span><text:span text:style-name="T169">I Stud. Hist. Phil. Biol. &amp; Biomed. Sci. 36 (2005) 645-674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4" text:note-class="footnote"><text:note-citation>14</text:note-citation><text:note-body><text:p text:style-name="P132">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5" text:note-class="footnote"><text:note-citation>15</text:note-citation><text:note-body><text:p text:style-name="P130">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278">Or maybe development was on hold while the 1958 market survey mentioned earlier was in progress? Perhaps the Catalyst archives will help here.</text:span></text:p></office:annotation></text:span><text:span text:style-name="T3"> </text:span></text:p>
      <text:p text:style-name="P56"/>
      <text:p text:style-name="P2"><text:span text:style-name="T148">Introduce </text:span>General Chemicals, or Mond division <text:span text:style-name="T148">so that when they are mentioned later re. Bradbury it makes more sense. </text:span><text:s/></text:p>
      <text:p text:style-name="P56"/>
      <text:p text:style-name="Standard"><text:span text:style-name="T3">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16" text:note-class="footnote"><text:note-citation>16</text:note-citation><text:note-body><text:p text:style-name="P197"><text:span text:style-name="T238">ed. FC Peacock, </text:span><text:span text:style-name="T140">Jealott's Hill </text:span><text:span text:style-name="T143">Fifty years of Agricultural Research 1928 – 1978</text:span><text:span text:style-name="T195">, (1978), p8.</text:span></text:p></text:note-body></text:note></text:span></text:p>
      <text:p text:style-name="P56"/>
      <text:p text:style-name="P77"><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17" text:note-class="footnote"><text:note-citation>17</text:note-citation><text:note-body><text:p text:style-name="P198">Kennedy, p146</text:p></text:note-body></text:note></text:span><text:span text:style-name="T3"> Bradbury describes Plant Protection as able to call directly on Mond for help to make paraquat, although he </text:span><text:span text:style-name="T60">does not</text:span><text:span text:style-name="T3"> say why they didn'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locations.</text:span><text:span text:style-name="T3"><text:note text:id="ftn18" text:note-class="footnote"><text:note-citation>18</text:note-citation><text:note-body><text:p text:style-name="P199">Bradbury <text:span text:style-name="T140">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19" text:note-class="footnote"><text:note-citation>19</text:note-citation><text:note-body><text:p text:style-name="P200">Wain, 1994, p140</text:p></text:note-body></text:note></text:span><text:span text:style-name="T3"><office:annotation><dc:creator>Unknown Author</dc:creator><dc:date>2014-01-31T14:43:21</dc:date><text:p><text:span text:style-name="T277">**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60">“so complex that it assured a virtual monopoly of manufacture”</text:span><text:span text:style-name="T3">.</text:span><text:span text:style-name="T3"><text:note text:id="ftn20" text:note-class="footnote"><text:note-citation>20</text:note-citation><text:note-body><text:p text:style-name="P201">Kennedy, p146</text:p></text:note-body></text:note></text:span><text:span text:style-name="T3"> </text:span><text:span text:style-name="T3"><office:annotation><dc:creator>Unknown Author</dc:creator><dc:date>2014-01-31T14:43:33</dc:date><text:p><text:span text:style-name="T277">**find patent details to back this up**</text:span></text:p></office:annotation></text:span></text:p>
      <text:p text:style-name="P56"/>
      <text:p text:style-name="Standard"><text:span text:style-name="T3">Th</text:span><text:span text:style-name="T50">e</text:span><text:span text:style-name="T3"> </text:span><text:span text:style-name="T50">timeline</text:span><text:span text:style-name="T3"> of paraquat </text:span><text:span text:style-name="T60">development</text:span><text:span text:style-name="T3"> </text:span><text:span text:style-name="T22">(Table 1)</text:span><text:span text:style-name="T3"> shows that it was very early on in trials that the company started to widely promote paraquat as Gramoxone, with promotional stories appearing in </text:span><text:soft-page-break/><text:span text:style-name="T3">agricultural news from August 1962,</text:span><text:span text:style-name="T3"><text:note text:id="ftn21" text:note-class="footnote"><text:note-citation>21</text:note-citation><text:note-body><text:p text:style-name="P202">“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 demand could be generated, to go ahead product with development and to continue investing in improving the manufacturing process.</text:span></text:p>
      <text:p text:style-name="P56"/>
      <table:table table:name="ICItimeline" table:style-name="ICItimeline">
        <table:table-column table:style-name="ICItimeline.A"/>
        <table:table-column table:style-name="ICItimeline.B"/>
        <table:table-column table:style-name="ICItimeline.C"/>
        <table:table-header-rows>
          <table:table-row>
            <table:table-cell table:style-name="ICItimeline.A1" office:value-type="string">
              <text:p text:style-name="P179">Date</text:p>
            </table:table-cell>
            <table:table-cell table:style-name="ICItimeline.A1" office:value-type="string">
              <text:p text:style-name="P180">ICI Activity</text:p>
            </table:table-cell>
            <table:table-cell table:style-name="ICItimeline.C1" office:value-type="string">
              <text:p text:style-name="P181">Paraquat Event</text:p>
            </table:table-cell>
          </table:table-row>
        </table:table-header-rows>
        <table:table-row>
          <table:table-cell table:style-name="ICItimeline.A2" office:value-type="string">
            <text:p text:style-name="P188">1883</text:p>
          </table:table-cell>
          <table:table-cell table:style-name="ICItimeline.A2" office:value-type="string">
            <text:p text:style-name="P182"/>
          </table:table-cell>
          <table:table-cell table:style-name="ICItimeline.C2" office:value-type="string">
            <text:p text:style-name="P188">Paraquat first synthesised, used as redox indicator (not ICI)</text:p>
          </table:table-cell>
        </table:table-row>
        <table:table-row>
          <table:table-cell table:style-name="ICItimeline.A2" office:value-type="string">
            <text:p text:style-name="P182">1927</text:p>
          </table:table-cell>
          <table:table-cell table:style-name="ICItimeline.A2" office:value-type="string">
            <text:p text:style-name="P182"><text:span text:style-name="T164">ICI b</text:span>ought Jealott's Hill <text:span text:style-name="T164">farm</text:span>, set up propaganda unit</text:p>
          </table:table-cell>
          <table:table-cell table:style-name="ICItimeline.C2" office:value-type="string">
            <text:p text:style-name="P182"/>
          </table:table-cell>
        </table:table-row>
        <table:table-row>
          <table:table-cell table:style-name="ICItimeline.A2" office:value-type="string">
            <text:p text:style-name="P182">1937</text:p>
          </table:table-cell>
          <table:table-cell table:style-name="ICItimeline.A2" office:value-type="string">
            <text:p text:style-name="P182">Formed Plant Protection Limited with Cooper McDougal and Robinson</text:p>
          </table:table-cell>
          <table:table-cell table:style-name="ICItimeline.C2" office:value-type="string">
            <text:p text:style-name="P182"/>
          </table:table-cell>
        </table:table-row>
        <table:table-row>
          <table:table-cell table:style-name="ICItimeline.A2" office:value-type="string">
            <text:p text:style-name="P182">1947</text:p>
          </table:table-cell>
          <table:table-cell table:style-name="ICItimeline.A2" office:value-type="string">
            <text:p text:style-name="P184">Fernhurst bought as new PPL site</text:p>
          </table:table-cell>
          <table:table-cell table:style-name="ICItimeline.C2" office:value-type="string">
            <text:p text:style-name="P183">Herbicidal activity discovered <text:span text:style-name="T173">at ICI</text:span></text:p>
          </table:table-cell>
        </table:table-row>
        <table:table-row>
          <table:table-cell table:style-name="ICItimeline.A2" office:value-type="string">
            <text:p text:style-name="P182">1954</text:p>
          </table:table-cell>
          <table:table-cell table:style-name="ICItimeline.A2" office:value-type="string">
            <text:p text:style-name="P182"/>
          </table:table-cell>
          <table:table-cell table:style-name="ICItimeline.C2" office:value-type="string">
            <text:p text:style-name="P182">Boon and others moved from Dyestuffs at Blackley to Jealott's Hill</text:p>
          </table:table-cell>
        </table:table-row>
        <table:table-row>
          <table:table-cell table:style-name="ICItimeline.A2" office:value-type="string">
            <text:p text:style-name="P185">1957</text:p>
          </table:table-cell>
          <table:table-cell table:style-name="ICItimeline.A2" office:value-type="string">
            <text:p text:style-name="P185">Alderley Park opens and Pharmaceutical Division moves there, independent</text:p>
          </table:table-cell>
          <table:table-cell table:style-name="ICItimeline.C2" office:value-type="string">
            <text:p text:style-name="P185"/>
          </table:table-cell>
        </table:table-row>
        <table:table-row>
          <table:table-cell table:style-name="ICItimeline.A2" office:value-type="string">
            <text:p text:style-name="P182">1959</text:p>
          </table:table-cell>
          <table:table-cell table:style-name="ICItimeline.A2" office:value-type="string">
            <text:p text:style-name="P184">PPL losing money, became wholly owned by ICI, restructure of PPL</text:p>
          </table:table-cell>
          <table:table-cell table:style-name="ICItimeline.C2" office:value-type="string">
            <text:p text:style-name="P182"/>
          </table:table-cell>
        </table:table-row>
        <table:table-row>
          <table:table-cell table:style-name="ICItimeline.A2" office:value-type="string">
            <text:p text:style-name="P182">1961</text:p>
          </table:table-cell>
          <table:table-cell table:style-name="ICItimeline.A2" office:value-type="string">
            <text:p text:style-name="P182"/>
          </table:table-cell>
          <table:table-cell table:style-name="ICItimeline.C2" office:value-type="string">
            <text:p text:style-name="P182">Paraquat pioneer production plant</text:p>
          </table:table-cell>
        </table:table-row>
        <table:table-row>
          <table:table-cell table:style-name="ICItimeline.A2" office:value-type="string">
            <text:p text:style-name="P182">1962</text:p>
          </table:table-cell>
          <table:table-cell table:style-name="ICItimeline.A2" office:value-type="string">
            <text:p text:style-name="P182"/>
          </table:table-cell>
          <table:table-cell table:style-name="ICItimeline.C2" office:value-type="string">
            <text:p text:style-name="P182">Second production plant for paraquat, Gramoxone enter<text:span text:style-name="T196">s</text:span> agricultural market</text:p>
          </table:table-cell>
        </table:table-row>
        <table:table-row>
          <table:table-cell table:style-name="ICItimeline.A2" office:value-type="string">
            <text:p text:style-name="P182">1965</text:p>
          </table:table-cell>
          <table:table-cell table:style-name="ICItimeline.A2" office:value-type="string">
            <text:p text:style-name="P182"/>
          </table:table-cell>
          <table:table-cell table:style-name="ICItimeline.C2" office:value-type="string">
            <text:p text:style-name="P182">Weedol enters domestic market</text:p>
          </table:table-cell>
        </table:table-row>
        <table:table-row>
          <table:table-cell table:style-name="ICItimeline.A2" office:value-type="string">
            <text:p text:style-name="P182">1966</text:p>
          </table:table-cell>
          <table:table-cell table:style-name="ICItimeline.A2" office:value-type="string">
            <text:p text:style-name="P182"/>
          </table:table-cell>
          <table:table-cell table:style-name="ICItimeline.C2" office:value-type="string">
            <text:p text:style-name="P182">First paraquat related deaths recorded</text:p>
          </table:table-cell>
        </table:table-row>
        <table:table-row>
          <table:table-cell table:style-name="ICItimeline.A2" office:value-type="string">
            <text:p text:style-name="P186">1967</text:p>
          </table:table-cell>
          <table:table-cell table:style-name="ICItimeline.A2" office:value-type="string">
            <text:p text:style-name="P186"/>
          </table:table-cell>
          <table:table-cell table:style-name="ICItimeline.C2" office:value-type="string">
            <text:p text:style-name="P186">PPL gains Queens Award for export activities, mainly due to paraquat </text:p>
          </table:table-cell>
        </table:table-row>
        <table:table-row>
          <table:table-cell table:style-name="ICItimeline.A2" office:value-type="string">
            <text:p text:style-name="P182">1968</text:p>
          </table:table-cell>
          <table:table-cell table:style-name="ICItimeline.A2" office:value-type="string">
            <text:p text:style-name="P182"/>
          </table:table-cell>
          <table:table-cell table:style-name="ICItimeline.C2" office:value-type="string">
            <text:p text:style-name="P182">Improved production plant, <text:span text:style-name="T165">1st</text:span> paraquat deaths reported in <text:span text:style-name="T196">mainstream media,</text:span> <text:span text:style-name="T174">added to Poisons List</text:span></text:p>
          </table:table-cell>
        </table:table-row>
        <table:table-row>
          <table:table-cell table:style-name="ICItimeline.A2" office:value-type="string">
            <text:p text:style-name="P186">1973</text:p>
          </table:table-cell>
          <table:table-cell table:style-name="ICItimeline.A2" office:value-type="string">
            <text:p text:style-name="P186"/>
          </table:table-cell>
          <table:table-cell table:style-name="ICItimeline.C2" office:value-type="string">
            <text:p text:style-name="P186">Patent expires, <text:span text:style-name="T174">but ICI remain only producer in UK</text:span></text:p>
          </table:table-cell>
        </table:table-row>
        <table:table-row>
          <table:table-cell table:style-name="ICItimeline.A2" office:value-type="string">
            <text:p text:style-name="P186">1974 </text:p>
          </table:table-cell>
          <table:table-cell table:style-name="ICItimeline.A2" office:value-type="string">
            <text:p text:style-name="P186"/>
          </table:table-cell>
          <table:table-cell table:style-name="ICItimeline.C2" office:value-type="string">
            <text:p text:style-name="P186"><text:span text:style-name="T196">Stricter rules for poisons sales, </text:span>Stenching agent added to Gramoxone</text:p>
          </table:table-cell>
        </table:table-row>
        <table:table-row>
          <table:table-cell table:style-name="ICItimeline.A2" office:value-type="string">
            <text:p text:style-name="P187">1975</text:p>
          </table:table-cell>
          <table:table-cell table:style-name="ICItimeline.A2" office:value-type="string">
            <text:p text:style-name="P187"/>
          </table:table-cell>
          <table:table-cell table:style-name="ICItimeline.C2" office:value-type="string">
            <text:p text:style-name="P187">Weedol formula changed to include diquat, reducing the paraquat content.</text:p>
          </table:table-cell>
        </table:table-row>
      </table:table>
      <text:p text:style-name="Table">Table <text:sequence text:ref-name="refTable0" text:name="Table" text:formula="ooow:Table+1" style:num-format="1">1</text:sequence>: Timeline of relevant company activities and key events in paraquat's development<office:annotation><dc:creator>Unknown Author</dc:creator><dc:date>2014-02-13T17:39:32</dc:date><text:list text:continue-numbering="true" text:style-name=""><text:list-item><text:p text:style-name="P269"><text:span text:style-name="T278">Am not sure whether I will keep the ICI section of this, was for helping thinking about why there might have been delays in devt.</text:span></text:p></text:list-item></text:list></office:annotation></text:p>
      <text:p text:style-name="P56"/>
      <text:p text:style-name="P76"><text:span text:style-name="T3">In paraquat's properties Boon saw the potential for, and with the teams of researchers at Plant Protection developed not just a herbicide, but completely new systems of arable farming and pasture regeneration.</text:span><text:span text:style-name="T3"><text:note text:id="ftn22" text:note-class="footnote"><text:note-citation>22</text:note-citation><text:note-body><text:p text:style-name="P145">Wain, p.139</text:p></text:note-body></text:note></text:span><text:span text:style-name="T3"> </text:span><text:span text:style-name="T7">Doubtless </text:span><text:span text:style-name="T6">Boon </text:span><text:span text:style-name="T7">was an extremely clever individual, who unquestionably </text:span><text:soft-page-break/><text:span text:style-name="T7">made important contributions to a wide range of chemical applications </text:span><text:span text:style-name="T20">but t</text:span><text:span text:style-name="T16">hese new systems didn'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5"/>
      <text:p text:style-name="P92"><text:span text:style-name="T3">Boon thought a herbicide that left a mulch of dead vegetation on the surface could help retain moisture and protect the soil from wind, both would prevent soil erosion.</text:span><text:span text:style-name="T3"><text:note text:id="ftn23" text:note-class="footnote"><text:note-citation>23</text:note-citation><text:note-body><text:p text:style-name="P203">Kennedy, <text:span text:style-name="T174">p146</text:span></text:p></text:note-body></text:note></text:span><text:span text:style-name="T3"> Soil erosion might not have been of concern to many British farmers, but </text:span><text:span text:style-name="T60">ICI were a global company and accordingly paid </text:span><text:span text:style-name="T3">attention to </text:span><text:span text:style-name="T60">articulating the</text:span><text:span text:style-name="T3"> benefits could help enhance sales </text:span><text:span text:style-name="T60">in areas where farmers did face this problem</text:span><text:span text:style-name="T3">.</text:span><text:span text:style-name="T3"><text:note text:id="ftn24" text:note-class="footnote"><text:note-citation>24</text:note-citation><text:note-body><text:p text:style-name="P204">ICI success at Moscow fair 19.05.64, The Times, p18; SOS from Russia, <text:span text:style-name="T211">26.05.64, The Daily Mail p2.</text:span></text:p></text:note-body></text:note></text:span><text:span text:style-name="T3"> </text:span><text:span text:style-name="T3"><office:annotation><dc:creator>Unknown Author</dc:creator><dc:date>2014-01-30T16:56:27</dc:date><text:p><text:span text:style-name="T277">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277">Viviane suggests talking about need/demand here</text:span></text:p></office:annotation></text:span><text:span text:style-name="T145">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32">paraquat’s</text:span><text:span text:style-name="T3"> launch.</text:span><text:span text:style-name="T3"><text:note text:id="ftn25" text:note-class="footnote"><text:note-citation>25</text:note-citation><text:note-body><text:p text:style-name="P205">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scenarios. Researchers, engineers and farmers spent the following eight years developing machinery to allow seeds to be planted with minimal ploughing.</text:span><text:span text:style-name="T3"><text:note text:id="ftn26" text:note-class="footnote"><text:note-citation>26</text:note-citation><text:note-body><text:p text:style-name="P206">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p>
      <text:p text:style-name="P56"/>
      <text:p text:style-name="P78"><text:span text:style-name="T3">Despite hyperbolic stories in the press </text:span><text:span text:style-name="T22">(no doubt triggered by a similarly worded ICI press release)</text:span><text:span text:style-name="T3"> about farms being deserted thanks to the chemical plough,</text:span><text:span text:style-name="T3"><text:note text:id="ftn27" text:note-class="footnote"><text:note-citation>27</text:note-citation><text:note-body><text:p text:style-name="P207">Where have all the workers gone? P. Bullen, Daily Mail, 22.04.66</text:p></text:note-body></text:note></text:span><text:span text:style-name="T3"> the direct drilling method was slow to be adopted, possibly because of the need for new expensive (and not fully reliable) equipment that could plant seed directly into the ground.</text:span><text:span text:style-name="T3"><text:note text:id="ftn28" text:note-class="footnote"><text:note-citation>28</text:note-citation><text:note-body><text:p text:style-name="P208">Jealott's Hill</text:p></text:note-body></text:note></text:span><text:span text:style-name="T3">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20">o</text:span><text:span text:style-name="T23">t have, and would n</text:span><text:span text:style-name="T120">o</text:span><text:span text:style-name="T23">t be persuaded to buy </text:span><text:span text:style-name="T120">or hire</text:span><text:span text:style-name="T23"> while the results were not guaranteed. </text:span><text:span text:style-name="T60">The oil crisis of 1973-74 gave ICI an unexpected angle for promoting direct drilling when they calculated that it could </text:span><text:span text:style-name="T62">reduce </text:span><text:span text:style-name="T60">fuel </text:span><text:span text:style-name="T62">used by farmers</text:span><text:span text:style-name="T60">.</text:span><text:span text:style-name="T60"><text:note text:id="ftn29" text:note-class="footnote"><text:note-citation>29</text:note-citation><text:note-body><text:p text:style-name="Footnote">“<text:span text:style-name="T211">Higher fuel costs bring incrase in direct drilling by farmers”, The Times, 08.04.74, p16.</text:span></text:p></text:note-body></text:note></text:span><text:span text:style-name="T60"> </text:span></text:p>
      <text:p text:style-name="P19"/>
      <text:p text:style-name="P7">Gramoxone <text:span text:style-name="T212">was marketed from 1962 to agricultural users. It </text:span>had a concentration of paraquat at 20%. The herbicide arrived with users as a brown liquid <text:span text:style-name="T212">which they diluted. A</text:span>mong the warnings about avoiding contact with skin and eyes, there were instructions that it should not be repacked from the original containers.<text:note text:id="ftn30" text:note-class="footnote"><text:note-citation>30</text:note-citation><text:note-body><text:p text:style-name="P143">Gramoxone W label</text:p></text:note-body></text:note> <text:span text:style-name="T213">PPL had decided that to offer home gardeners this weedkiller, and to diversify their market, they should provide a differently formulated product in order that the risks involved in storing a strong concentrate in the domestic environment were avoided. Weedol was the result, containing 5% paraquat and with a potentially user friendly name than Gramoxone</text:span><text:span text:style-name="T213"><office:annotation><dc:creator>Unknown Author</dc:creator><dc:date>2014-01-31T10:59:43</dc:date><text:p><text:span text:style-name="T277">*What do the names Gramoxone, and Gramanol, communicate to ag/ind users?**</text:span></text:p></office:annotation></text:span><text:span text:style-name="T213">. This descriptive name was confusingly similar to Fison's long acting, total weedkiller based on simazine which had been on the market since 1959, Weedex.</text:span><text:span text:style-name="T213"><text:note text:id="ftn31" text:note-class="footnote"><text:note-citation>31</text:note-citation><text:note-body><text:p text:style-name="P209">'...and in the Toolshed' A Correspondent, The Times, 23.04.66, p13; <text:s/>'Know your Killers!' MacKinnon, CA, The Daily Mail, 06.05.67, p9,</text:p></text:note-body></text:note></text:span><text:span text:style-name="T213"> Weedol was promoted to domestic users from 1965.</text:span></text:p>
      <text:p text:style-name="P6"/>
      <text:p text:style-name="P93"><text:soft-page-break/><text:span text:style-name="T64">A reason for the different concentrations was that p</text:span><text:span text:style-name="T35">araquat</text:span><text:span text:style-name="T23"> </text:span><text:span text:style-name="T35">is</text:span><text:span text:style-name="T23"> very corrosive. Plant Protection </text:span><text:span text:style-name="T62">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137">Gramoxone Data Sheet, SC 1174, 3 pages.</text:p></text:note-body></text:note></text:span><text:span text:style-name="T23"> </text:span><text:span text:style-name="T61">T</text:span><text:span text:style-name="T23">he Advisory Committee on Poisonous Substances Used in Agriculture and Food Storage </text:span><text:span text:style-name="T61">were content that this would not be a serious problem for agricultural users, who were expected to follow the instructions to immediately wash off splashes of concentrate, and to avoid prolonged contact with the dilute solution.</text:span><text:span text:style-name="T61"><text:note text:id="ftn33" text:note-class="footnote"><text:note-citation>33</text:note-citation><text:note-body><text:p text:style-name="Footnote"/></text:note-body></text:note></text:span><text:span text:style-name="T61"> </text:span><text:span text:style-name="T62">They were apprehensive about </text:span><text:span text:style-name="T65">PPL's</text:span><text:span text:style-name="T62"> plans for a less concentrated liquid formulation for home use, concerned that these users would not be as experienced with handling chemicals and could be harmed by the corrosive substance, </text:span><text:span text:style-name="T63">even this lower concentration version</text:span><text:span text:style-name="T62">. They directed the company to look at alternative preparations, and </text:span><text:span text:style-name="T65">PPL</text:span><text:span text:style-name="T62"> continued work on developing a solid, granular version that domestic users could dissolve and apply more safely. </text:span></text:p>
      <text:p text:style-name="P21"/>
      <text:p text:style-name="P93"><text:span text:style-name="T61">T</text:span><text:span text:style-name="T23">he </text:span><text:span text:style-name="T62">C</text:span><text:span text:style-name="T61">ommittee</text:span><text:span text:style-name="T23"> were curious about effects when it was ingested. LD50 tests presented by PPL</text:span><text:span text:style-name="T3"> in 1962, on rats </text:span><text:span text:style-name="T23">appeared to show no effect when eaten in small doses, </text:span><text:span text:style-name="T24">but did kill when eaten in large amounts</text:span><text:span text:style-name="T3">.</text:span><text:span text:style-name="T3"><text:note text:id="ftn34" text:note-class="footnote"><text:note-citation>34</text:note-citation><text:note-body><text:p text:style-name="Footnote"/></text:note-body></text:note></text:span><text:span text:style-name="T31"> </text:span><text:span text:style-name="T3">Over time these </text:span><text:span text:style-name="T32">laboratory tests </text:span><text:span text:style-name="T3">were supplemented with observations from real scenarios or investigations triggered by real world questions, such as the </text:span><text:span text:style-name="T35">length of </text:span><text:span text:style-name="T3">time vegetation should be left before animals could eat it. Disruption of finger nail growth and nosebleeds in </text:span><text:span text:style-name="T31">ICI </text:span><text:span text:style-name="T3">staff </text:span><text:span text:style-name="T31">formulating and </text:span><text:span text:style-name="T3">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3"><text:note text:id="ftn35" text:note-class="footnote"><text:note-citation>35</text:note-citation><text:note-body><text:p text:style-name="P210"><text:span text:style-name="T166">Pl/w, SW 1169, Paraquat SC1174 draft SC1175 <text:s/>Advisory Committee on Poisonous Substances Used in Agriculture and Food Storage</text:span> <text:span text:style-name="T166">2 pages. <text:s/>20.03.62 (IMG_3002 and 3003 in my files)</text:span></text:p></text:note-body></text:note></text:span><text:span text:style-name="T3"> The benefits of the chemical </text:span><text:span text:style-name="T71">were judged</text:span><text:span text:style-name="T3"> to outweigh the potential problems, problems that could be avoided if sensible precautions were taken </text:span><text:span text:style-name="T15">by the </text:span><text:span text:style-name="T37">responsible </text:span><text:span text:style-name="T15">user</text:span><text:span text:style-name="T3">. This stage of development is not remarked on by Bradbury, </text:span><text:span text:style-name="T15">Reader</text:span><text:span text:style-name="T3"> or Kennedy, who focused on the organisational structures and individuals within them. </text:span></text:p>
      <text:p text:style-name="Standard"/>
      <text:p text:style-name="P93"><text:span text:style-name="T34">How did a chemical initially described as “moderately toxic orally” and “mildly irritant to the skin and mucous membranes”</text:span><text:span text:style-name="T34"><text:note text:id="ftn36" text:note-class="footnote"><text:note-citation>36</text:note-citation><text:note-body><text:p text:style-name="P146">First Report on Paraquat, Scientific Subcommittee on Poisonous Substances Used in Agriculture and Food Storage, PS 427 SC 1175, <text:span text:style-name="T177">23.03.62</text:span></text:p></text:note-body></text:note></text:span><text:span text:style-name="T34"> acquire such a sinister reputation? </text:span></text:p>
      <text:p text:style-name="P1"/>
      <text:p text:style-name="P94"><text:span text:style-name="T66">PPL </text:span><text:span text:style-name="T68">were unable to</text:span><text:span text:style-name="T66"> </text:span><text:span text:style-name="T67">accurately </text:span><text:span text:style-name="T66">extrapolate the results of their animal tests and </text:span><text:span text:style-name="T68">predict</text:span><text:span text:style-name="T66"> a fatal reaction in humans. </text:span><text:span text:style-name="T31">Rats were perhaps an unfortunate </text:span><text:span text:style-name="T37">early </text:span><text:span text:style-name="T68">test </text:span><text:span text:style-name="T31">model </text:span><text:span text:style-name="T37">leading to some misjudgements about likely effects,</text:span><text:span text:style-name="T31"> <text:s/></text:span><text:span text:style-name="T215">insert quotation about rats eliminating paraquat, expect the same or better</text:span><text:span text:style-name="T147">.</text:span><text:span text:style-name="T147"><text:note text:id="ftn37" text:note-class="footnote"><text:note-citation>37</text:note-citation><text:note-body><text:p text:style-name="Footnote"/></text:note-body></text:note></text:span><text:span text:style-name="T147"> </text:span><text:span text:style-name="T155">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38" text:note-class="footnote"><text:note-citation>38</text:note-citation><text:note-body><text:p text:style-name="P147">Howard, p13.</text:p></text:note-body></text:note></text:span><text:span text:style-name="T31"> </text:span></text:p>
      <text:p text:style-name="P22"/>
      <text:p text:style-name="P94"><text:span text:style-name="T66">The causticity of the product was </text:span><text:span text:style-name="T67">the quality the Committees </text:span><text:span text:style-name="T66">focussed on with respect to effects on the users. The mode of action in plants, being the disruption of photosynthesis, was not an applicable danger to humans. The cytological examinations and the o</text:span><text:span text:style-name="T68">e</text:span><text:span text:style-name="T66">dema which was observed </text:span><text:span text:style-name="T67">in</text:span><text:span text:style-name="T66"> their test animals did not suggest any particularly unusual mode of death. As far as anybody from ICI or the regulatory committees knew, paraquat was an irritant and it could be poisonous, but that until chemical had been used in scenarios, with real and unpredictable users, they could not know for sure what all the effects on people could be. Gramoxone </text:span><text:span text:style-name="T67">and</text:span><text:span text:style-name="T66"> </text:span><text:span text:style-name="T67">Weedol were </text:span><text:span text:style-name="T66">provisionally licenced, and PPL were in regular contact with the ministries and committees while they monitored </text:span><text:soft-page-break/><text:span text:style-name="T66">the use of their herbicide. </text:span><text:span text:style-name="T121">That user experience should be investigated was explicitly requested </text:span><text:span text:style-name="T121"><text:note text:id="ftn39" text:note-class="footnote"><text:note-citation>39</text:note-citation><text:note-body><text:p text:style-name="P170">First report on Paraquat, p2, 23.03.62</text:p></text:note-body></text:note></text:span><text:span text:style-name="T121"> </text:span><text:span text:style-name="T68">They </text:span><text:span text:style-name="T66">collect</text:span><text:span text:style-name="T68">ed</text:span><text:span text:style-name="T66"> information about all kinds of accidents, whether from skin contact so that sales restrictions and printed warnings could be examined to see how well they worked and if they needed amending. </text:span><text:span text:style-name="T67">F</text:span><text:span text:style-name="T66">rom 1966, news of </text:span><text:span text:style-name="T67">fatal </text:span><text:span text:style-name="T66">accidents </text:span><text:span text:style-name="T68">and suicides</text:span><text:span text:style-name="T66"> </text:span><text:span text:style-name="T67">involving Gramoxone </text:span><text:span text:style-name="T66">started to reach Plant Protection.</text:span><text:span text:style-name="T66"><text:note text:id="ftn40" text:note-class="footnote"><text:note-citation>40</text:note-citation><text:note-body><text:p text:style-name="P211"><text:tab/></text:p></text:note-body></text:note></text:span><text:span text:style-name="T66"> </text:span></text:p>
      <text:p text:style-name="P23"/>
      <text:p text:style-name="P95"><text:span text:style-name="T69">Although unwelcome, </text:span><text:span text:style-name="T70">it was not</text:span><text:span text:style-name="T69"> </text:span><text:span text:style-name="T70">un</text:span><text:span text:style-name="T69">expected, </text:span><text:span text:style-name="T70">to those in the chemical industry at least</text:span><text:span text:style-name="T69">. As the director of Fisons expressed on television in 1964 </text:span><text:span text:style-name="T121">it was</text:span><text:span text:style-name="T70"> an </text:span><text:span text:style-name="T69">“</text:span><text:span text:style-name="T70">inevitable risk</text:span><text:span text:style-name="T69">” </text:span><text:span text:style-name="T121">for any new chemical product</text:span><text:span text:style-name="T69">. </text:span><text:span text:style-name="T121">H</text:span><text:span text:style-name="T70">e made it clear that chemists were exceedingly careful to produce useful, effective products that could be used safely, </text:span><text:span text:style-name="T121">and followed this by directing attention to the user, rather than the chemical by saying</text:span><text:span text:style-name="T70"> “I bet my bottom dollar that someone is going to misuse it so much that even the safest chemical is going to cause trouble somewhere, sometime.”</text:span><text:span text:style-name="T70"><text:note text:id="ftn41" text:note-class="footnote"><text:note-citation>41</text:note-citation><text:note-body><text:p text:style-name="P148">“Pesticides and Posterity”, <text:span text:style-name="T140">Horizon</text:span>, BBC Television, first aired 30.05.64 (accessed BFI)</text:p></text:note-body></text:note></text:span><text:span text:style-name="T70"> </text:span></text:p>
      <text:p text:style-name="P24"/>
      <text:p text:style-name="P97"><text:span text:style-name="T68">A</text:span><text:span text:style-name="T66">wareness of accidental and deliberate poisoning with other weedkillers and more diverse chemicals </text:span><text:span text:style-name="T121">may have </text:span><text:span text:style-name="T66">led to th</text:span><text:span text:style-name="T68">e instruction not to repack Gramoxone</text:span><text:span text:style-name="T66"> in an attempt to avoid their product being involved in a tragic event. </text:span><text:span text:style-name="T121">Alternatively, it may have been concern about an inappropriate choice of vessel in which to store the caustic chemical or a combination of both.</text:span><text:span text:style-name="T66"> </text:span><text:span text:style-name="T93">However, this instruction is as far as </text:span><text:span text:style-name="T122">ICI</text:span><text:span text:style-name="T93"> went. </text:span><text:span text:style-name="T122">I</text:span><text:span text:style-name="T93">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22">ICI</text:span><text:span text:style-name="T93"> could give </text:span><text:span text:style-name="T122">in case of “gross contamination” </text:span><text:span text:style-name="T93">was to provide generic first aid.</text:span><text:span text:style-name="T93"><text:note text:id="ftn42" text:note-class="footnote"><text:note-citation>42</text:note-citation><text:note-body><text:p text:style-name="Footnote"/></text:note-body></text:note></text:span></text:p>
      <text:p text:style-name="P25"/>
      <text:p text:style-name="P96"><text:span text:style-name="T94">When stories of accidental Gramoxone poisonings started to be reported in newspapers in 1968, the</text:span><text:span text:style-name="T66">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6"><text:note text:id="ftn43" text:note-class="footnote"><text:note-citation>43</text:note-citation><text:note-body><text:p text:style-name="P212">Kennedy, p.148</text:p></text:note-body></text:note></text:span><text:span text:style-name="T66"> However, it </text:span><text:span text:style-name="T94">grabbed attention and </text:span><text:span text:style-name="T66">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71"/>
      <text:p text:style-name="P41"><text:span text:style-name="T251">There were “n</text:span>o <text:span text:style-name="T178">special</text:span> symptoms” of poisoning <text:span text:style-name="T251">that ICI could offer to guide this generic first aid. If housewives read first aid guides in magazines or household management manuals, they would be familiar with</text:span> tables <text:span text:style-name="T251">that </text:span>described what the first aider should look for: <text:span text:style-name="T251">physical signs such as </text:span>sleepine<text:span text:style-name="T252">ss or burning sensations,</text:span> <text:span text:style-name="T251">and material evidence in the form of </text:span>bottles of medicines <text:span text:style-name="T251">or </text:span>household chemical, <text:span text:style-name="T175">then</text:span> help<text:span text:style-name="T175">ed</text:span> them to choose an appropriate action such as encouraging vomiting, or drinking milk, water, coffee. <text:span text:style-name="T251"><text:s/>New chemicals would need some unfortunate first users before medics could construct meaningful patterns of action to deal with paraquat ingestion, as washing off splashes was comprehensively covered by the usage instructions. </text:span></text:p>
      <text:p text:style-name="P40"/>
      <text:p text:style-name="P40"><text:span text:style-name="T251">Despite being corrosive, paraquat did not burn immediately and when first marketed, did not necessarily cause vomiting</text:span>. There were clinical tests, <text:span text:style-name="T251">of course unavailable to domestic first aiders,</text:span> <text:span text:style-name="T251">for</text:span> detecting paraquat in urine or blood, and this method was used to <text:span text:style-name="T251">verify and </text:span>quantify exposure. <text:soft-page-break/>These tests could establish the presence of paraquat in a poisoning victim, so it was not a method of killing that could go undetected but these were not routine tests to do and there were instances where the victim was hospitalised for weeks before this kind of test was run. Pathological tests showed changes in the lungs, which were characteristic of paraquat. <text:s/></text:p>
      <text:p text:style-name="P1"/>
      <text:p text:style-name="P58">Imagined users</text:p>
      <text:p text:style-name="P79"><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44" text:note-class="footnote"><text:note-citation>44</text:note-citation><text:note-body><text:p text:style-name="P213">“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45" text:note-class="footnote"><text:note-citation>45</text:note-citation><text:note-body><text:p text:style-name="P214">“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30">didn’t</text:span><text:span text:style-name="T3"> think it would pay off for them. Perhaps advertising here was even a good investment to publicly show ICI shareholders what they were doing. The adverts for this product show their ideal </text:span><text:span text:style-name="T71">agricultural user</text:span><text:span text:style-name="T3">: </text:span><text:span text:style-name="T71">a male farmer or farm manager,</text:span><text:span text:style-name="T3"> willing to try new things, </text:span><text:span text:style-name="T71">taking</text:span><text:span text:style-name="T3"> advantage of fresh agricultural grants, maximising </text:span><text:span text:style-name="T71">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79"/>
      <text:p text:style-name="P79"><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6" text:note-class="footnote"><text:note-citation>46</text:note-citation><text:note-body><text:p text:style-name="P215"><text:tab/></text:p></text:note-body></text:note></text:span><text:span text:style-name="T3"> </text:span><text:span text:style-name="T37">which </text:span><text:span text:style-name="T3">is questionable. Domestic </text:span><text:span text:style-name="T129">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79"/>
      <text:p text:style-name="P86"><text:span text:style-name="T40">The concern about d</text:span><text:span text:style-name="T3">iquat </text:span><text:span text:style-name="T40">in early Weedol formulations,</text:span><text:span text:style-name="T40"><text:note text:id="ftn47" text:note-class="footnote"><text:note-citation>47</text:note-citation><text:note-body><text:p text:style-name="P262"/></text:note-body></text:note></text:span><text:span text:style-name="T40"> wh</text:span><text:span text:style-name="T65">ile</text:span><text:span text:style-name="T40"> it remained in agricultural preparations </text:span><text:span text:style-name="T3">also caused concern, again demonstrat</text:span><text:span text:style-name="T40">es</text:span><text:span text:style-name="T3"> an imagined difference between the ability of farm and domestic users to treat the products with appropriate care. In the 1970s, diquat was incorporated into a new improved version of Weedol. </text:span><text:span text:style-name="T65">This change was not heralded in gardening columns or newspaper articles, but it was announced through the packaging </text:span><text:span text:style-name="T122">which proclaimed the new formula,</text:span><text:span text:style-name="T65"> and advertisement of the product </text:span><text:span text:style-name="T122">which showed the packet emblazoned with the declaration of newness</text:span><text:span text:style-name="T65">.</text:span><text:span text:style-name="T65"><text:note text:id="ftn48" text:note-class="footnote"><text:note-citation>48</text:note-citation><text:note-body><text:p text:style-name="P263">'There are two ways to weed your garden', The Daily Mail, 08.04.71</text:p></text:note-body></text:note></text:span><text:span text:style-name="T65">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 </text:span></text:p>
      <text:p text:style-name="P9"/>
      <text:p text:style-name="P53"><text:span text:style-name="T261">The first</text:span> Weedol advert did not portray a user, only a scenario featuring weeds around a rose bush.<text:note text:id="ftn49" text:note-class="footnote"><text:note-citation>49</text:note-citation><text:note-body><text:p text:style-name="Footnote">“<text:span text:style-name="T262">Amazing new weeder discovery ENDS THE WORK OF WEEDING” Spring 1965, Daily Express, 03.04.65, p14 as first instance. Alternated each week between Express and the Mirror until mid May. Did not appear in the Mail or the Times.</text:span></text:p></text:note-body></text:note> <text:soft-page-break/>The <text:span text:style-name="T262">following</text:span> <text:span text:style-name="T262">season’s </text:span>advert showed small illustrations of isolated parts of a user: hands, legs and feet, which although did not show a face, were decidedly masculine.<text:note text:id="ftn50" text:note-class="footnote"><text:note-citation>50</text:note-citation><text:note-body><text:p text:style-name="P177">“<text:span text:style-name="T261">End the work of weeding with Weedol” Weedol advertisement, Spring 1966 Campaign, Daily Mail, 16.04.66. This advert appeared in the Mirror and Express, but not the Times. <text:s/></text:span></text:p></text:note-body></text:note> <text:span text:style-name="T260">In 1967 photographs of users, rather than application equipment, were used for the first time, but again did not show the whole person. Instead, they showed an excited young girl pointing to the lower half of a man, declaring “My dad’s a Weedol weeder!”.</text:span><text:span text:style-name="T260"><text:note text:id="ftn51" text:note-class="footnote"><text:note-citation>51</text:note-citation><text:note-body><text:p text:style-name="Footnote">“<text:span text:style-name="T261">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260"> This advert appeared in the Daily Mirror and Daily Express, but not the Daily Mail or the Times. The use of the weedkiller in close proximity to the child is a visual representation of its safety. In 1967 another advert ran simultaneously, appearing in all the aforementioned papers, which did not show any user figures at all. “Don’t waste time with weeds – water them away with Weedol”</text:span><text:span text:style-name="T260"><text:note text:id="ftn52" text:note-class="footnote"><text:note-citation>52</text:note-citation><text:note-body><text:p text:style-name="P175">“Don't waste time with weeds”, Spring 1967 Campaign. The Times 10.06.67, p8. On this date the same advert also appeared in the Express and Mirror</text:p></text:note-body></text:note></text:span><text:span text:style-name="T260"> gave potential users a clear and alliterative message about what the product was for and how to use it. </text:span></text:p>
      <text:p text:style-name="P53"/>
      <text:p text:style-name="P267"><text:span text:style-name="T268">ICI's 1968 'Stand up to weeds!' advert was first placed in mid-April, again only showing the lower half of a male user in neat trousers and a shirt, watering 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268"><text:note text:id="ftn161" text:note-class="footnote"><text:note-citation>53</text:note-citation><text:note-body><text:p text:style-name="P260">'Stand up to weeds!' Daily Mirror, 13.04.68, p20. Also in the Daily Mail. <text:s/></text:p></text:note-body></text:note></text:span><text:span text:style-name="T268"> This was the same year that fatal accidents were reported in mainstream newspapers, but it is unclear whether they are related. It is possible that they are, as news of the Scottish poisoning is likely to have reached ICI in late April. The progress of Alex's lung transplant was reported during May, and Beverley Pollitt's death was reported in August. There may have been an embargo on reporting until after the coroner's examination, which means that her death could have occurred earlier in the year and influenced ICI's decisions. Weedol continued to be advertised through stores such as Timothy White, as part of multi product promotions.</text:span><text:span text:style-name="T268"><text:note text:id="ftn53" text:note-class="footnote"><text:note-citation>54</text:note-citation><text:note-body><text:p text:style-name="Footnote">“<text:span text:style-name="T263">Super Summer” Timothy Whites advert, Daily Express, 17.05.68</text:span></text:p></text:note-body></text:note></text:span><text:span text:style-name="T268"> </text:span></text:p>
      <text:p text:style-name="P54"/>
      <text:p text:style-name="P52"><text:span text:style-name="T269">In 1970, a whole user is depicted for the first time, contrasted to a non-user.</text:span><text:span text:style-name="T269"><text:note text:id="ftn162" text:note-class="footnote"><text:note-citation>55</text:note-citation><text:note-body><text:p text:style-name="P264">'There are two ways to weed your garden', The Daily Mail, 08.04.71</text:p></text:note-body></text:note></text:span><text:span text:style-name="T269"> A</text:span> middle aged <text:span text:style-name="T221">man is shown</text:span>, probably in his own garden, where he's using it among flowers and shrubs, not to clear expanses of weeds in an industrialised setting. <text:span text:style-name="T176">H</text:span>e <text:span text:style-name="T176">gives the impression of being</text:span> at leisure, <text:span text:style-name="T176">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avoids this <text:span text:style-name="T269">contamination </text:span>problem. Perhaps these men would have been less used to handling potentially dangerous chemicals <text:span text:style-name="T179">in the home</text:span>, leaving that <text:span text:style-name="T179">task </text:span>to their wives. Perhaps the comfort of home, <text:span text:style-name="T178">and a mindset unique to </text:span>leisurely activities, meant that vigilance and care that men might have applied to handling <text:span text:style-name="T178">dangerous</text:span> substances in their working lives was <text:span text:style-name="T178">abandoned</text:span> once in the domestic environment. <text:span text:style-name="T178">This is partly brought about by the assumption that if something was dangerous, it </text:span><text:soft-page-break/><text:span text:style-name="T178">wouldn’t be available, “they” wouldn’t allow anything bad to happen to a customer/consumer.</text:span></text:p>
      <text:p text:style-name="P79"/>
      <text:p text:style-name="P52">Standing up to weeds is perhaps not war like, but it is sending dual message - that you don't have to be beaten by weeds and you don't have to be on your knees, you can stand up to weed... Again, it's the man doing this task. Are women less inclined to use weedkillers? Are women supposed to be nurturing rather than killing? Maybe that'll come through in oral history work or more archival research. </text:p>
      <text:p text:style-name="P52"/>
      <text:p text:style-name="P55">ICI's adverts imagined their users to be looking for particular assurances from the product, and the adverts consistently addressed these by highlighting the “harmlessness” <text:span text:style-name="T264">to anything other than weeds</text:span>, safety, time saved,<text:note text:id="ftn54" text:note-class="footnote"><text:note-citation>56</text:note-citation><text:note-body><text:p text:style-name="P176">“Don't waste time with weeds”, Spring 1967 Campaign. The Times 10.06.67, p8.</text:p></text:note-body></text:note> reduction of effort by switching “hard work”<text:note text:id="ftn55" text:note-class="footnote"><text:note-citation>57</text:note-citation><text:note-body><text:p text:style-name="P178">“<text:span text:style-name="T262">Amazing new weeder discovery ENDS THE WORK OF WEEDING” Spring 1965, Daily Express, 03.04.65, p14;“End the work of weeding with Weedol” Weedol advertisement, Spring 1966 Campaign, Daily Mail, 16.04.66. </text:span></text:p></text:note-body></text:note> or “back<text:span text:style-name="T264">aching” for faster and easier watering</text:span>.</text:p>
      <text:p text:style-name="P79"/>
      <text:p text:style-name="P79"><text:span text:style-name="T38">Weedol adverts were</text:span><text:span text:style-name="T3"> verbose </text:span><text:span text:style-name="T38">and</text:span><text:span text:style-name="T3"> very informative, </text:span><text:span text:style-name="T39">they </text:span><text:span text:style-name="T38">were not “look at” adverts, they were </text:span><text:span text:style-name="T39">designed to </text:span><text:span text:style-name="T38">explain to potential users the scenarios that Weedol could be deployed </text:span><text:span text:style-name="T39">and what users could expect from it</text:span><text:span text:style-name="T38">. G</text:span><text:span text:style-name="T3">reat pains were taken to put across the ease and simplicity of use, </text:span><text:span text:style-name="T38">emphasising the use of </text:span><text:span text:style-name="T3">the plants</text:span><text:span text:style-name="T38">'</text:span><text:span text:style-name="T3"> </text:span><text:span text:style-name="T38">own “</text:span><text:span text:style-name="T3">natural” processes to kill the plant. </text:span><text:span text:style-name="T38">One of the most frequently used words was “harmless”, although it was always accompanied by the phrase “when used as directed”. However, t</text:span><text:span text:style-name="T3">here is no mention of the percentage of active ingredient, </text:span><text:span text:style-name="T38">although paraquat is named</text:span><text:span text:style-name="T3">. </text:span><text:span text:style-name="T38">Weedol</text:span><text:span text:style-name="T3"> is not related in any way to </text:span><text:span text:style-name="T38">Gramoxone</text:span><text:span text:style-name="T3"> by these adverts, </text:span><text:span text:style-name="T38">other than it contains an unspecified amount of paraquat, </text:span><text:span text:style-name="T3">but equally no attempt is made to distinguish it from it. In a way, ICI needed the success of the agricultural chemical to get domestic users to seek out paraquat based products. </text:span></text:p>
      <text:p text:style-name="Standard"/>
      <text:p text:style-name="Standard"/>
      <text:p text:style-name="P56">Model Users</text:p>
      <text:p text:style-name="P1">Weekly gardening columnists <text:span text:style-name="T252">modelled</text:span> how to correctly use the chemical and <text:span text:style-name="T252">broadcast a</text:span> schedule for using the herbicide. The trope of “jobs to do this week” is well used in their <text:span text:style-name="T180">columns</text:span>, <text:span text:style-name="T180">which presents</text:span> very similar advice <text:span text:style-name="T180">and instruction </text:span>on weeding, planting, fertilising <text:span text:style-name="T180">as </text:span>might be set out in gardening almanacs or books. <text:span text:style-name="T180">T</text:span>he <text:span text:style-name="T180">newspaper columns</text:span> <text:span text:style-name="T180">give the opportunity to </text:span>add topical comment on rain or sun, or other events to supplement and fine tune the advice. In part, the<text:span text:style-name="T180">se model users</text:span> are also experimental users, <text:span text:style-name="T180">being among the first to use the Weedol preparation in real situations. They also disseminated new uses, such as using Weedol on rose suckers.</text:span><text:span text:style-name="T180"><text:note text:id="ftn56" text:note-class="footnote"><text:note-citation>58</text:note-citation><text:note-body><text:p text:style-name="P174">“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180"> A rose sucker is produced from the understock and competes for nutrients with the desired variety grafted onto the understock, sucking the nutrients away before they can get to the rest of the plant. In this sense of competition for resources, 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3">Gardening columns </text:span><text:span text:style-name="T39">often referred to</text:span><text:span text:style-name="T3"> </text:span><text:span text:style-name="T124">readers’</text:span><text:span text:style-name="T3"> letters, and in </text:span><text:span text:style-name="T39">1968 </text:span><text:span text:style-name="T3">readers of </text:span><text:span text:style-name="T146">T</text:span><text:span text:style-name="T145">he Times</text:span><text:span text:style-name="T3"> wanted to know why Roy Hay kept casually recommending a potentially lethal chemical to them, without ever </text:span><text:soft-page-break/><text:span text:style-name="T3">mentioning risk.</text:span><text:span text:style-name="T3"><text:note text:id="ftn57" text:note-class="footnote"><text:note-citation>59</text:note-citation><text:note-body><text:p text:style-name="P216">“Worth the extra pound or two” The Times, 07.09.68, p22.</text:p></text:note-body></text:note></text:span><text:span text:style-name="T3"> The columnist reiterated the existence of a domestic version which was much safer, </text:span><text:span text:style-name="T39">which was entirely true but possibly not explanatory enough</text:span><text:span text:style-name="T3">. </text:span><text:span text:style-name="T39">Looking over the columns where the herbicide is invoked, Hay</text:span><text:span text:style-name="T3"> </text:span><text:span text:style-name="T39">was </text:span><text:span text:style-name="T123">unclear</text:span><text:span text:style-name="T39"> or inaccurate: he </text:span><text:span text:style-name="T3">usually simply said “paraquat” rather than specifying </text:span><text:span text:style-name="T39">by the</text:span><text:span text:style-name="T3"> brand name Weedol, described the domestic version as </text:span><text:span text:style-name="T131">“smaller packs”</text:span><text:span text:style-name="T3"> rather than less concentrated, and directed them to follow the </text:span><text:span text:style-name="T124">manufacturers’</text:span><text:span text:style-name="T3"> instructions. <text:s/></text:span></text:p>
      <text:p text:style-name="Standard"/>
      <text:p text:style-name="Standard"><text:span text:style-name="T3">Columnists continued to offer paraquat as an option for home gardeners, even when closer reading of descriptions of their own gardens and practices showed that they chose not to use paraquat in as many situations as they suggested. It became clear that the columnists for the Mail and </text:span><text:span text:style-name="T154">the Time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58" text:note-class="footnote"><text:note-citation>60</text:note-citation><text:note-body><text:p text:style-name="P140"><text:span text:style-name="T208">'Take the backbreak out of weeding' </text:span><text:span text:style-name="T200">Roy Ha</text:span><text:span text:style-name="T208">y, </text:span><text:span text:style-name="T209">The Times, </text:span><text:span text:style-name="T208">17.06.67, p6 (this article predominantly about ground cover was adjacent to a Weedol advert); </text:span><text:span text:style-name="T200"><text:s/>'A case for ground cover.' Times [London, England] 1 June 1974: 13, </text:span><text:span text:style-name="T201">R</text:span><text:span text:style-name="T200">oy Hay. 'Covering a lot of ground.' Times [London, England] 15 June 1974: 12. </text:span></text:p></text:note-body></text:note></text:span><text:span text:style-name="T3"> However, for many of their readers, this aesthetic was alien and messy. The culture of digging was still strong, with the columnists exhorting an </text:span><text:span text:style-name="T20">'</text:span><text:span text:style-name="T3">either or</text:span><text:span text:style-name="T20">'</text:span><text:span text:style-name="T3"> approach, either use weedkiller and do not dig, or dig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n't give such satisfactory results, leaving a desiccated, dead plant which would then have to be pulled out, inevitably disturbing the soil and encouraging new weed growth. </text:span></text:p>
      <text:p text:style-name="Standard"/>
      <text:p text:style-name="P127">ICI even co-opted a model user, Percy Thrower, in one of their multi-product adverts.<text:note text:id="ftn59" text:note-class="footnote"><text:note-citation>61</text:note-citation><text:note-body><text:p text:style-name="Footnote">“<text:span text:style-name="T264">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269">Thrower had been a household name since 1947, when he started appearing on BBC radio. He also had columns in the Daily Mail and Amateur Gardening, he published books, as well as being lead presenter on the television show </text:span><text:span text:style-name="T144">Gardeners World</text:span><text:span text:style-name="T269"> and appearing on children's programme Blue Peter. O'Sullivan identifies Thrower's enthusiasm for chemical aids as one of the factors in his parting company with </text:span><text:span text:style-name="T144">Gardeners World</text:span><text:span text:style-name="T269"> in 1976.</text:span><text:span text:style-name="T269"><text:note text:id="ftn163" text:note-class="footnote"><text:note-citation>62</text:note-citation><text:note-body><text:p text:style-name="P140"><text:span text:style-name="T273">Timothy O'Sullivan, ‘Thrower, Percy John (1913–1988)</text:span><text:span text:style-name="T272">’</text:span><text:span text:style-name="T273">, rev. </text:span><text:span text:style-name="T274">Oxford Dictionary of National Biography</text:span><text:span text:style-name="T273">, Oxford </text:span></text:p></text:note-body></text:note></text:span><text:span text:style-name="T269"> </text:span></text:p>
      <text:p text:style-name="Standard"/>
      <text:p text:style-name="Standard"/>
      <text:p text:style-name="Standard"><text:span text:style-name="T3">The concept of chemical persistence was raised in public awareness through Rachel </text:span><text:span text:style-name="T124">Carson’s</text:span><text:span text:style-name="T3"> </text:span><text:span text:style-name="T145">Silent Spring</text:span><text:span text:style-name="T3"> published in the United States in 1962. Agrochemicals that remained detectable (never mind active) in the soil, on foods as residue, in water and shown to accumulate in animal food chains over a long period of time were all imbued with the potential for unknown, damaging, long term effects like those of DDT on iconic bird species. An unusually effective chemical that was proved to be quickly, and naturally (that is without the addition of any other manufactured products) rendered harmless in the soil could have been an attractive option for marketing to large scale users and home gardeners alike after the desolate visions that Carson conjured up. However, this specific, and perhaps speculative, environmental aspect was not highlighted in the advertising material, although generic harmlessness was a consistently prominent feature of adverts. Here the focus was on the </text:span><text:span text:style-name="T124">‘naturalness’</text:span><text:span text:style-name="T3">' of both the herbicidal action and the deactivation of paraquat by the soil. In an article entitled </text:span><text:span text:style-name="T124">“Chemicals threaten wildlife”</text:span><text:span text:style-name="T3"> paraquat is mentioned as breaking down quickly and is therefore not a threat, whereas other, dissimilar in use chemicals, are persistent and dangerous.</text:span><text:span text:style-name="T3"><text:note text:id="ftn60" text:note-class="footnote"><text:note-citation>63</text:note-citation><text:note-body><text:p text:style-name="P217">'Chemicals threaten wildlife”, The Times, 17.12.68, p10</text:p></text:note-body></text:note></text:span><text:span text:style-name="T3"> </text:span></text:p>
      <text:p text:style-name="Standard"/>
      <text:p text:style-name="Standard"><text:soft-page-break/><text:span text:style-name="T3">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 From the product launch in 1965 to May 1967 there were 8 reported medical incidents involving Weedol. Three were attempted suicides, one was a child eating the granules </text:span><text:span text:style-name="T124">“who should not have access to the preparation”</text:span><text:span text:style-name="T3"> and four arose </text:span><text:span text:style-name="T124">“during application of the chemical and resulted from carelessness”</text:span><text:span text:style-name="T3">.</text:span><text:span text:style-name="T3"><text:note text:id="ftn61" text:note-class="footnote"><text:note-citation>64</text:note-citation><text:note-body><text:p text:style-name="P218">Fifth report on paraquat - Home Garden Use, MAF 284 307, doc 108 {IMG_2917}</text:p></text:note-body></text:note></text:span><text:span text:style-name="T3"> By </text:span><text:span text:style-name="T124">“attempted”</text:span><text:span text:style-name="T3"> suicide, we infer that they were not successful, the child was not fatally poisoned and there is no detail on the extent of any of the </text:span><text:span text:style-name="T124">“careless”</text:span><text:span text:style-name="T3"> weeders injuries. </text:span></text:p>
      <text:p text:style-name="Standard"/>
      <text:p text:style-name="Standard"/>
      <text:p text:style-name="P56">Experimental Users</text:p>
      <text:p text:style-name="Standard"><text:span text:style-name="T3">When Weedol was sent out with Plant Protection staff for testing at home, this single use sachet raised questions about the size of commonly owned watering cans, and thus what could reasonably be expected to give reliable results.</text:span><text:span text:style-name="T3"><text:note text:id="ftn62" text:note-class="footnote"><text:note-citation>65</text:note-citation><text:note-body><text:p text:style-name="P219"><text:tab/></text:p></text:note-body></text:note></text:span><text:span text:style-name="T3"> </text:span></text:p>
      <text:p text:style-name="P1"/>
      <text:p text:style-name="Standard"/>
      <text:p text:style-name="Standard"><text:span text:style-name="T1">Disobedient or Careless </text:span><text:span text:style-name="T2">U</text:span><text:span text:style-name="T1">sers</text:span></text:p>
      <text:p text:style-name="P1"/>
      <text:p text:style-name="P108"><text:span text:style-name="T3">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89">alter the concentration or use the herbicide for purposes other than killing weeds in their garden.</text:span><text:span text:style-name="T3"> </text:span></text:p>
      <text:p text:style-name="Standard"/>
      <text:p text:style-name="P86"><text:span text:style-name="T40">Howard</text:span><text:span text:style-name="T40"><text:note text:id="ftn63" text:note-class="footnote"><text:note-citation>66</text:note-citation><text:note-body><text:p text:style-name="P141">Howard was an industrial hygienist, a trained medic, medical advisor to the Chemical Industries Association. He was intolerant of behaviour that deviated from that prescribed for correct use. He does not seem to have applied <text:s/>thought to <text:span text:style-name="T140">why</text:span> people used paraquat in some ingenious if misguided and ultimately harmful ways (louse removal <text:span text:style-name="T186">[p70-71]</text:span>, creative mixtures <text:span text:style-name="T186">[p74] or alternative concentrations [p68]</text:span>). He admired the makeshift use of a plastic bag to protect sprayers from leak<text:span text:style-name="T220">y</text:span> knapsacks, but did not comment on the reasons why workers did not wear protective shoes or trousers (heat, comfort, cost) and were not more careful (education, experience, <text:span text:style-name="T220">access to clean water, medical care, choice of language</text:span>) nor did he look at communication between workers with respect to dealing with these hazards, or between workers and employer. <text:span text:style-name="T253">Howard</text:span> <text:span text:style-name="T220">approached</text:span> this problem from a completely medical/industrial view point, rather than from the <text:span text:style-name="T253">user’s</text:span> point of view. <text:span text:style-name="T185">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 being careless with the concentrate and the dilute solution,</text:span><text:span text:style-name="T40"><text:note text:id="ftn64" text:note-class="footnote"><text:note-citation>67</text:note-citation><text:note-body><text:p text:style-name="P143">Howard, p92, 113</text:p></text:note-body></text:note></text:span><text:span text:style-name="T40"> going so far as to declare farmworkers as “notoriously careless”.</text:span><text:span text:style-name="T40"><text:note text:id="ftn65" text:note-class="footnote"><text:note-citation>68</text:note-citation><text:note-body><text:p text:style-name="P138">Howard, 216</text:p></text:note-body></text:note></text:span><text:span text:style-name="T3"> </text:span></text:p>
      <text:p text:style-name="P9"/>
      <text:p text:style-name="P125"><text:span text:style-name="T89">Repacking Gramoxone into unlabelled bottles was the principle cause of accidental ingestion, </text:span><text:span text:style-name="T90">and was also associated with theft</text:span><text:span text:style-name="T89">.</text:span><text:span text:style-name="T89"><text:note text:id="ftn66" text:note-class="footnote"><text:note-citation>69</text:note-citation><text:note-body><text:p text:style-name="P159">HO305/32, Extract from minutes of 66<text:span text:style-name="T234">th</text:span> Meeting of the Poisons Board, 23.2.73</text:p></text:note-body></text:note></text:span><text:span text:style-name="T89">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67" text:note-class="footnote"><text:note-citation>70</text:note-citation><text:note-body><text:p text:style-name="P220"><text:tab/></text:p></text:note-body></text:note></text:span><text:span text:style-name="T3"> </text:span></text:p>
      <text:p text:style-name="P42"/>
      <text:p text:style-name="P125"><text:soft-page-break/><text:span text:style-name="T126">W</text:span><text:span text:style-name="T3">orkers whose job it was to clear unwanted vegetation - agricultural workers, council workers, people maintaining runways and railways - and, disregarding whether they had permission or not, </text:span><text:span text:style-name="T125">had no reason to store the herbicide in their own homes. Therefore it must be assumed that </text:span><text:span text:style-name="T3">they </text:span><text:span text:style-name="T126">were impressed by its effectiveness and</text:span><text:span text:style-name="T3"> took it home for themselves or friends to use </text:span><text:span text:style-name="T125">domestically</text:span><text:span text:style-name="T3">. <text:s/>MAFF described people who brought home Gramoxone from agricultural or horticultural stocks as trying to avoid the expense of buying Weedol.</text:span><text:span text:style-name="T3"><text:note text:id="ftn68" text:note-class="footnote"><text:note-citation>71</text:note-citation><text:note-body><text:p text:style-name="P221">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text:note text:id="ftn69" text:note-class="footnote"><text:note-citation>72</text:note-citation><text:note-body><text:p text:style-name="P222">“The boy who thought he'd had a drink of pop”, Jane Gaskell, The Daily Mail, 24.06.71, p6.</text:p></text:note-body></text:note></text:span><text:span text:style-name="T3"> </text:span></text:p>
      <text:p text:style-name="P9"/>
      <text:p text:style-name="P90"><text:span text:style-name="T3">A 1967 note about repacking, following </text:span><text:span text:style-name="T58">the earliest poisonings, relating to repacking, </text:span><text:span text:style-name="T3">in which Roy Goulding, </text:span><text:span text:style-name="T55">founder of the National Poisons Information Bureau</text:span><text:span text:style-name="T55"><text:note text:id="ftn70" text:note-class="footnote"><text:note-citation>73</text:note-citation><text:note-body><text:p text:style-name="Footnote"><text:span text:style-name="T202">“Information On Poisons” </text:span><text:span text:style-name="T203">The British Medical Journal</text:span><text:span text:style-name="T204"> , Vol. 1, No. 5339 (May 4, 1963), p. 1220</text:span></text:p></text:note-body></text:note></text:span><text:span text:style-name="T55"> </text:span><text:span text:style-name="T56">and member of the </text:span><text:span text:style-name="T88">MAFF </text:span><text:span text:style-name="T56">sub-committee dealing with poisons</text:span><text:span text:style-name="T55">,</text:span><text:span text:style-name="T3"> wonders how to prevent this. He wr</text:span><text:span text:style-name="T56">o</text:span><text:span text:style-name="T3">te 'How we can deter them I don't know, but labelling the concentrate as poison might help.”</text:span><text:span text:style-name="T3"><text:note text:id="ftn71" text:note-class="footnote"><text:note-citation>74</text:note-citation><text:note-body><text:p text:style-name="P144">MAF 284/307, 104, Letter from R. Goulding (Guys Hospital) to JAR Bates, (MAFF Plant Pathology), 16.08.67</text:p></text:note-body></text:note></text:span><text:span text:style-name="T3"> </text:span><text:span text:style-name="T89">It might seem surprising, but there was a lot of room for negotiating the wording on labels. </text:span></text:p>
      <text:p text:style-name="P26"/>
      <text:p text:style-name="P16"><text:span text:style-name="T3">Plant Protection were resistant to suggestions that the word 'Poison' should be included on the label, </text:span><text:span text:style-name="T241">as they did not want potential users to be scared by the word “poison” and put off using their product. They maintained that when users followed the instructions, the product was safe.</text:span><text:note text:id="ftn72" text:note-class="footnote"><text:note-citation>75</text:note-citation><text:note-body><text:p text:style-name="P223">Letter from AAB Swan (ICI)to F Stewart (HO, Poisons Board), 13.05.68</text:p></text:note-body></text:note><text:span text:style-name="T3"> </text:span><text:span text:style-name="T241">In 1968, they reworded the labels to include 'Dangerous if swallowed', which is not as direct. </text:span></text:p>
      <text:p text:style-name="Standard"/>
      <text:p text:style-name="Standard"><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73" text:note-class="footnote"><text:note-citation>76</text:note-citation><text:note-body><text:p text:style-name="Footnote"><text:span text:style-name="T254">SC3078 Paraquat and diquat liquid formulations summary of experience of human exposure December 1965 – May 1967, National Archives; </text:span>“<text:span text:style-name="T254">Girl drinks first and dies” Daily Mail, 30.09.72</text:span></text:p></text:note-body></text:note></text:span><text:span text:style-name="T3"> glove compartments,</text:span><text:span text:style-name="T3"><text:note text:id="ftn74" text:note-class="footnote"><text:note-citation>77</text:note-citation><text:note-body><text:p text:style-name="Footnote">“<text:span text:style-name="T243">Children steal deadly weedkiller” Daily Mail, 30.08.72, p3</text:span></text:p></text:note-body></text:note></text:span><text:span text:style-name="T3"> sheds,</text:span><text:span text:style-name="T3"><text:note text:id="ftn75" text:note-class="footnote"><text:note-citation>78</text:note-citation><text:note-body><text:p text:style-name="Footnote">“<text:span text:style-name="T239">The killer inside the bottle” Daily Mail, 08.07.72, p20</text:span>; “<text:span text:style-name="T239">Doctors save paraquat toddler” Daily Mail, 18.11.72, p3;</text:span> “<text:span text:style-name="T239">Alive! The boy who drank paraquat” Daily Mail, 06.08.82, p1</text:span></text:p></text:note-body></text:note></text:span><text:span text:style-name="T3"> kitchens</text:span><text:span text:style-name="T3"><text:note text:id="ftn76" text:note-class="footnote"><text:note-citation>79</text:note-citation><text:note-body><text:p text:style-name="P258">“Bottle said lemonade but it killed Beverley” <text:s/>Daily Mail 14.08.68 (clipping from paper, no page, <text:span text:style-name="T265">'Poison tragedy of a gardener' Daily Express, 30.09.72, p15</text:span></text:p></text:note-body></text:note></text:span><text:span text:style-name="T3"> and even fridges</text:span><text:span text:style-name="T3"><text:note text:id="ftn77" text:note-class="footnote"><text:note-citation>80</text:note-citation><text:note-body><text:p text:style-name="P171"><text:span text:style-name="T214">Can't find this but will continue hunting as was interesting – wife put it in fridge, did not know what was in it</text:span>. </text:p></text:note-body></text:note></text:span><text:span text:style-name="T3"> where they were mistaken for dark coloured drinks: </text:span><text:span text:style-name="T136">cordial,</text:span><text:span text:style-name="T136"><text:note text:id="ftn157" text:note-class="footnote"><text:note-citation>81</text:note-citation><text:note-body><text:p text:style-name="P257">'Poison tragedy of a gardener' Daily Express, 30.09.72, p15</text:p></text:note-body></text:note></text:span><text:span text:style-name="T136"> </text:span><text:span text:style-name="T3">cola,</text:span><text:span text:style-name="T3"><text:note text:id="ftn78" text:note-class="footnote"><text:note-citation>82</text:note-citation><text:note-body><text:p text:style-name="P171">“Boy and Girl in lung-swop operation” Daily Mail, 13.05.68, p1</text:p></text:note-body></text:note></text:span><text:span text:style-name="T3"> </text:span><text:span text:style-name="T128">beer</text:span><text:span text:style-name="T3">,</text:span><text:span text:style-name="T3"><text:note text:id="ftn79" text:note-class="footnote"><text:note-citation>83</text:note-citation><text:note-body><text:p text:style-name="P171"><text:span text:style-name="T254">SC3078 Paraquat and diquat liquid formulations summary of experience of human exposure December 1965 – May 1967; </text:span>“Man drank weedkiller by mistake” The Times, 11.12.69, p 5; </text:p></text:note-body></text:note></text:span><text:span text:style-name="T3"> </text:span><text:span text:style-name="T103">wine,</text:span><text:span text:style-name="T103"><text:note text:id="ftn80" text:note-class="footnote"><text:note-citation>84</text:note-citation><text:note-body><text:p text:style-name="P166">SC3078, Paraquat and Diquat liquid formulations summary of experience of human exposure December 1965 - May 1967</text:p></text:note-body></text:note></text:span><text:span text:style-name="T103"> or </text:span><text:span text:style-name="T100">sherry</text:span><text:span text:style-name="T100"><text:note text:id="ftn81" text:note-class="footnote"><text:note-citation>85</text:note-citation><text:note-body><text:p text:style-name="Footnote">“<text:span text:style-name="T240">Poison husband's grief”, Daily Mail, 23.11.77, p11</text:span></text:p></text:note-body></text:note></text:span><text:span text:style-name="T3">then swigged by curious or thirsty children, teens and adults, with very serious and sad consequences. When drunk, paraquat could be quickly absorbed into the blood, with pathologists warning that a mouthful could be lethal even if it was spat out,</text:span><text:span text:style-name="T3"><text:note text:id="ftn82" text:note-class="footnote"><text:note-citation>86</text:note-citation><text:note-body><text:p text:style-name="P224">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83" text:note-class="footnote"><text:note-citation>87</text:note-citation><text:note-body><text:p text:style-name="P225">“The boy who thought he'd had a drink of pop”, Jane Gaskell, The Daily Mail, 24.06.71, p6.</text:p></text:note-body></text:note></text:span><text:span text:style-name="T3"> although </text:span><text:span text:style-name="T30">calculations by Howard shows that at the dilutions that </text:span><text:span text:style-name="T40">it </text:span><text:span text:style-name="T30">should be sprayed, they were not </text:span><text:soft-page-break/><text:span text:style-name="T30">a danger to health</text:span><text:span text:style-name="T3">.</text:span><text:span text:style-name="T3"><text:note text:id="ftn84" text:note-class="footnote"><text:note-citation>88</text:note-citation><text:note-body><text:p text:style-name="P134">Howard, Paraquat Uses and Misuses, 1982, p6<text:span text:style-name="T171">5</text:span>.</text:p></text:note-body></text:note></text:span></text:p>
      <text:p text:style-name="Standard"/>
      <text:p text:style-name="P89"><text:span text:style-name="T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7">(a repair response) </text:span><text:span text:style-name="T3">in the lungs which thicken so much that the lungs solidify. Despite </text:span><text:span text:style-name="T99">doctors’</text:span><text:span text:style-name="T3"> best efforts to deactivate paraquat with Fullers earth, or kaolin mimicking the deactivation seen in soils,</text:span><text:span text:style-name="T3"><text:note text:id="ftn85" text:note-class="footnote"><text:note-citation>89</text:note-citation><text:note-body><text:p text:style-name="P226"><text:tab/></text:p></text:note-body></text:note></text:span><text:span text:style-name="T3"> or to dilute the chemical in the bloodstream through forced diuresis as was </text:span><text:span text:style-name="T101">employed</text:span><text:span text:style-name="T3"> in treating barbiturate overdoses,</text:span><text:span text:style-name="T3"><text:note text:id="ftn86" text:note-class="footnote"><text:note-citation>90</text:note-citation><text:note-body><text:p text:style-name="P227"><text:span text:style-name="T188">“</text:span><text:span text:style-name="T189">Paraquat poisoning Treated by forced diuresis” </text:span><text:span text:style-name="T188">F. Kerr</text:span><text:span text:style-name="T190"> </text:span><text:span text:style-name="T191">et al </text:span><text:span text:style-name="T193">(1968), </text:span><text:span text:style-name="T191">BMJ,</text:span><text:span text:style-name="T193"> vol 3, No. 5613, pp. 290-291</text:span><text:tab/></text:p></text:note-body></text:note></text:span><text:span text:style-name="T3"> </text:span><text:span text:style-name="T101">their treatments were experimental and often unsuccessfu</text:span><text:span text:style-name="T102">l</text:span><text:span text:style-name="T101">. In some cases, they would even worsen the situation, </text:span><text:span text:style-name="T102">although this could provide evidence supporting increased understanding of paraquat's mechanism of action</text:span><text:span text:style-name="T101">.</text:span><text:span text:style-name="T101"><text:note text:id="ftn87" text:note-class="footnote"><text:note-citation>91</text:note-citation><text:note-body><text:p text:style-name="P165">Howard, <text:span text:style-name="T242">p30 (oxygen), p169 (forced diruresis)</text:span></text:p></text:note-body></text:note></text:span><text:span text:style-name="T101"> </text:span><text:span text:style-name="T3">Gramoxone poisonings </text:span><text:span text:style-name="T102">led to a</text:span><text:span text:style-name="T3"> horrifyingly certain and slow death, potentially over two weeks or more. </text:span></text:p>
      <text:p text:style-name="P27"/>
      <text:p text:style-name="P89"><text:span text:style-name="T3">In September 1967, an editorial in the BMJ preceded an account of an 'unusual' suicide by injection of concentrated paraquat, which took place in Israel and was not reported in mainstream UK newspapers. In this editorial, attention is drawn to the UK cas</text:span><text:span text:style-name="T53">e</text:span><text:span text:style-name="T3"> of a child sent home </text:span><text:span text:style-name="T53">after</text:span><text:span text:style-name="T3"> </text:span><text:span text:style-name="T53">he</text:span><text:span text:style-name="T3">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3">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3"><text:note text:id="ftn88" text:note-class="footnote"><text:note-citation>92</text:note-citation><text:note-body><text:p text:style-name="P228">Poisoning from Paraquat BMJ, Vol 3, No 5567, 16.09.67, p690-691</text:p></text:note-body></text:note></text:span><text:span text:style-name="T3">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3"> It is telling that in 1987, once the dose has been established as being in the severe bracket the advice is to focus on palliative care and supporting the patient and their family towards the end of life.</text:span><text:span text:style-name="T3"><text:note text:id="ftn89" text:note-class="footnote"><text:note-citation>93</text:note-citation><text:note-body><text:p text:style-name="P229">Vale et al, 1987</text:p></text:note-body></text:note></text:span><text:span text:style-name="T3"> </text:span></text:p>
      <text:p text:style-name="P1"><text:s/></text:p>
      <text:p text:style-name="P83">Intermediaries as Users?</text:p>
      <text:p text:style-name="P59"><text:span text:style-name="T3">However, it wasn't just the end-users who failed to adhere to the instruction that Gramoxone was not to be repacked. In 1967 Plant Protection </text:span><text:span text:style-name="T54">saw fit to send</text:span><text:span text:style-name="T3"> what they called a </text:span><text:span text:style-name="T139">'</text:span><text:span text:style-name="T3">strongly worded letter</text:span><text:span text:style-name="T139">'</text:span><text:span text:style-name="T3"> to its main agents and distributors reminding them about the dangers of selling Gramoxone that was not in its original container.</text:span><text:span text:style-name="T3"><text:note text:id="ftn90" text:note-class="footnote"><text:note-citation>94</text:note-citation><text:note-body><text:p text:style-name="P230">MAF 284/307, 149, Letter from AAB Swan (Plant Protection Ltd) to F Stuart (Poisons Board) 16.02.68, National Archives, Kew</text:p></text:note-body></text:note></text:span><text:span text:style-name="T3"> </text:span><text:span text:style-name="T55">A </text:span><text:span text:style-name="T3">case reported in a 1968 Cambridge newspaper </text:span><text:span text:style-name="T55">described</text:span><text:span text:style-name="T3"> a store that sold Gramoxone in a reused lemonade bottle, delivering it to the purchaser</text:span><text:span text:style-name="T55">'</text:span><text:span text:style-name="T3">s doorstep. Luckily no-one was poisoned, but the chemist was found guilty of gross carelessness and fined.</text:span><text:span text:style-name="T3"><text:note text:id="ftn91" text:note-class="footnote"><text:note-citation>95</text:note-citation><text:note-body><text:p text:style-name="P230"><text:span text:style-name="T182">MAF 284/307, 199-201 </text:span>Letter from CE Rabington (<text:span text:style-name="T182">MAFF </text:span>Regional Safety Inspector) to J Rowe <text:span text:style-name="T182">(MAFF Deputy Chief Inspector) giving details of article in </text:span><text:span text:style-name="T141">Cambridge Daily News</text:span><text:span text:style-name="T150">, 09.11.68 “Label on bottle of weed killer said 'Lemonade'”</text:span></text:p></text:note-body></text:note></text:span></text:p>
      <text:p text:style-name="P56"/>
      <text:p text:style-name="P60"><text:span text:style-name="T232">Beyond accidents - </text:span>Determined abusers</text:p>
      <text:p text:style-name="P107"><text:span text:style-name="T3">Accidental poisonings as news items meant that paraquat left the confines of niche gardening, </text:span><text:soft-page-break/><text:span text:style-name="T3">farming columns, </text:span><text:span text:style-name="T87">and the paraquat's potential to cause serious harm became more widely known</text:span><text:span text:style-name="T3">. </text:span></text:p>
      <text:p text:style-name="P64"/>
      <text:p text:style-name="P61">Self harm and suicide</text:p>
      <text:p text:style-name="P80"><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92" text:note-class="footnote"><text:note-citation>96</text:note-citation><text:note-body><text:p text:style-name="P139">“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93" text:note-class="footnote"><text:note-citation>97</text:note-citation><text:note-body><text:p text:style-name="P160">“Should this killer be allowed?” DM, 30.08.72, p6;</text:p></text:note-body></text:note></text:span><text:span text:style-name="T3"> The medical press had carried stories of suicides, from the very first and unusual suicide in Israel,</text:span><text:span text:style-name="T3"><text:note text:id="ftn94" text:note-class="footnote"><text:note-citation>98</text:note-citation><text:note-body><text:p text:style-name="P140">“<text:span text:style-name="T181">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80"/>
      <text:p text:style-name="P82"><text:span text:style-name="T3">Paraquat was not a special case, as suicide using weedkillers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95" text:note-class="footnote"><text:note-citation>99</text:note-citation><text:note-body><text:p text:style-name="P231">Clarke <text:span text:style-name="T226">(</text:span>1993<text:span text:style-name="T226">)</text:span>, p271</text:p></text:note-body></text:note></text:span><text:span text:style-name="T3"> The arrival of a new herbicide also provided a new chemical to poison oneself with, despite the lack of arsenic and many declarations that it was harmless (when used as directed). </text:span></text:p>
      <text:p text:style-name="P80"/>
      <text:p text:style-name="P80"><text:span text:style-name="T3">In 1973 Dr Matthew of the Poisons Board blamed what he called </text:span><text:span text:style-name="T57">“disproportionate”</text:span><text:span text:style-name="T3"> media coverage given to paraquat deaths for the fact that in Scotland, the number of accidental deaths from paraquat was overshadowed by the number of suicides with the chemical.</text:span><text:span text:style-name="T3"><text:note text:id="ftn96" text:note-class="footnote"><text:note-citation>100</text:note-citation><text:note-body><text:p text:style-name="P232">Extract from minutes of 66th Meeting of the Poisons Board, held on 23.2.73, Paraquat PB 998 IMG_2643 - check Kew sequence to find file name</text:p></text:note-body></text:note></text:span><text:span text:style-name="T3"> 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97" text:note-class="footnote"><text:note-citation>101</text:note-citation><text:note-body><text:p text:style-name="P133"><text:span text:style-name="T170">Millard (2012) </text:span><text:s/></text:p></text:note-body></text:note></text:span><text:span text:style-name="T25">); </text:span><text:span text:style-name="T3">the reports in medical journals of this uses of the domestic chemical do not 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80"/>
      <text:p text:style-name="P110"><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98" text:note-class="footnote"><text:note-citation>102</text:note-citation><text:note-body><text:p text:style-name="P233">Clarke (1993) p3</text:p></text:note-body></text:note></text:span><text:span text:style-name="T3"> Users of paraquat </text:span><text:span text:style-name="T27">for this purpose </text:span><text:span text:style-name="T3">were not just those with legitimate workplace access to the herbicide, </text:span><text:span text:style-name="T73">as Howard summarised in his study. </text:span><text:span text:style-name="T96">Most </text:span><text:span text:style-name="T73">of the women were described as housewives, </text:span><text:span text:style-name="T96">with only one having access to it through work</text:span><text:span text:style-name="T73">, </text:span><text:span text:style-name="T96">and around half the number of people “had no entitlement to access” Gramoxone. Howard also identified a seasonal peak (May to July), which is when paraquat could be expected to be used domestically.</text:span><text:span text:style-name="T73"><text:note text:id="ftn99" text:note-class="footnote"><text:note-citation>103</text:note-citation><text:note-body><text:p text:style-name="P154">Howard (1982), p177 -183</text:p></text:note-body></text:note></text:span><text:span text:style-name="T73"> </text:span><text:span text:style-name="T3">In the use of and most deaths from paraquat poisoning were anything but easy. The agonising decline of patients was </text:span><text:span text:style-name="T41">described</text:span><text:span text:style-name="T3"> in any </text:span><text:span text:style-name="T96">news </text:span><text:span text:style-name="T3">article about the lethality of paraquat, communicating to would-be users that this was not an </text:span><text:span text:style-name="T73">“easy way out”</text:span><text:span text:style-name="T3">, even if it was certain. <text:s/></text:span></text:p>
      <text:p text:style-name="P80"/>
      <text:p text:style-name="P61">Murder</text:p>
      <text:p text:style-name="P80"><text:soft-page-break/><text:span text:style-name="T3">Murder was another misuse of the herbicide, as until </text:span><text:span text:style-name="T27">1974</text:span><text:span text:style-name="T3"> Gramoxone didn't have an offensive taste or smell,</text:span><text:span text:style-name="T3"><text:note text:id="ftn100" text:note-class="footnote"><text:note-citation>104</text:note-citation><text:note-body><text:p text:style-name="P234">Weed killer tasted nice said dying boy</text:p></text:note-body></text:note></text:span><text:span text:style-name="T3"> so could it could administered in sherry, in cups of tea or mixed into stews without suspicion from taint or residue (arsenic left white powder in drinks and soups</text:span><text:span text:style-name="T3"><text:note text:id="ftn101" text:note-class="footnote"><text:note-citation>105</text:note-citation><text:note-body><text:p text:style-name="P235">Arsenic, King of Poisons?</text:p></text:note-body></text:note></text:span><text:span text:style-name="T3">). Paraquat didn'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80"/>
      <text:p text:style-name="P80"><text:span text:style-name="T3">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3"><text:note text:id="ftn102" text:note-class="footnote"><text:note-citation>106</text:note-citation><text:note-body><text:p text:style-name="P236"><text:span text:style-name="T4">'</text:span><text:span text:style-name="T3">'I'll pole-axe you' a mother's shout at murder case', Daily Mail, 05.07.74, p13; <text:s/>“Poison stew wife is jailed for life” Daily Mail, 10.01.75, p3</text:span></text:p></text:note-body></text:note></text:span><text:span text:style-name="T3">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8"/>
      <text:p text:style-name="P61">Fear and Disruption</text:p>
      <text:p text:style-name="P99"><text:span text:style-name="T3">Another form of abuse was the threat of paraquat poisoning, used by </text:span><text:span text:style-name="T72">extortionists</text:span><text:span text:style-name="T3"> and sab</text:span><text:span text:style-name="T72">o</text:span><text:span text:style-name="T3">teurs. </text:span></text:p>
      <text:p text:style-name="P100">In 1974 a man was jailed for attempting to blackmail the CocaCola company by threatening to put paraquat into 200 bottles of the drink.<text:note text:id="ftn103" text:note-class="footnote"><text:note-citation>107</text:note-citation><text:note-body><text:p text:style-name="P151">“Jail for Coke blackmailer”, The Times, 23.11.74 p3</text:p></text:note-body></text:note> <text:span text:style-name="T224">In the approach to Christmas in 1982, the Animal Liberation Front warned that they had poisoned turkeys for sale in Harrods and Woolworths,</text:span><text:span text:style-name="T224"><text:note text:id="ftn104" text:note-class="footnote"><text:note-citation>108</text:note-citation><text:note-body><text:p text:style-name="P151">“Anger over 'poisoned turkeys'” Daily Mail, 20.12.82, p10</text:p></text:note-body></text:note></text:span><text:span text:style-name="T224"> as well as a cluster in Bristol supermarkets and butchers.</text:span><text:span text:style-name="T224"><text:note text:id="ftn105" text:note-class="footnote"><text:note-citation>109</text:note-citation><text:note-body><text:p text:style-name="Footnote">“<text:span text:style-name="T224">Another turkey alarm”, Daily Mail, 21.12.82 p22</text:span></text:p></text:note-body></text:note></text:span><text:span text:style-name="T224"><text:note text:id="ftn160" text:note-class="footnote"><text:note-citation>110</text:note-citation><text:note-body><text:p text:style-name="P259">'...and don't forget the weedkiller for the turkeys, dear.' Cartoon by Keith Waite, the Daily Mirror, 17.12.84 <text:s/><text:span text:style-name="T267">A</text:span>n illustration of a family of three terrorists, all clad in balaclava, writing a christmas shopping list. Although the chemical name or brands are not used, it is clearly a reference to the disruption of a <text:span text:style-name="T267">Christmas 1982.</text:span></text:p></text:note-body></text:note></text:span><text:span text:style-name="T224"> No paraquat was found, but the withdrawal from sale, the disruption and anxiety it caused show that the threats were taken seriously. Shoppers at Safeway supermarkets were the target of random poisoning threats, in 1981</text:span><text:span text:style-name="T224"><text:note text:id="ftn106" text:note-class="footnote"><text:note-citation>111</text:note-citation><text:note-body><text:p text:style-name="P153">“More poisoned food may be lying in shops” The Times, 08.05.81 (front page leader, article p7); <text:span text:style-name="T225">“Safeway food poison dose 'not lethal'”, The Times, <text:s/>09.</text:span>05.81, p2.</text:p></text:note-body></text:note></text:span><text:span text:style-name="T224"> and 1987.</text:span><text:span text:style-name="T224"><text:note text:id="ftn107" text:note-class="footnote"><text:note-citation>112</text:note-citation><text:note-body><text:p text:style-name="Footnote">“<text:span text:style-name="T225">Poisoner hits supermarket shelves”, Daily Mail, 22.06.87, p2</text:span></text:p></text:note-body></text:note></text:span><text:span text:style-name="T224"> In an attempt to deny the blackmailer the satisfaction of creating a stir, there had been a six week media blackout while the police and the supermarkets worked on the issue.</text:span><text:span text:style-name="T224"><text:note text:id="ftn108" text:note-class="footnote"><text:note-citation>113</text:note-citation><text:note-body><text:p text:style-name="P152">“Poison food threat”, Daily Mail, 15.08.87, p2</text:p></text:note-body></text:note></text:span><text:span text:style-name="T224">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24"><text:note text:id="ftn109" text:note-class="footnote"><text:note-citation>114</text:note-citation><text:note-body><text:p text:style-name="Footnote">“<text:span text:style-name="T245">Safeway counts cost of scare” Daily Mail, 09.05.81, p2. </text:span></text:p></text:note-body></text:note></text:span><text:span text:style-name="T224">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text:span></text:p>
      <text:p text:style-name="Standard"/>
      <text:p text:style-name="P56">Educating Users</text:p>
      <text:p text:style-name="P114"><text:soft-page-break/><text:span text:style-name="T3">Despite fatal incidents occurring since 1966, none were reported in newspapers until 1968. </text:span><text:span text:style-name="T104">Some agricultural users, who should have been familiar with the warnings on packaging, claimed to have been unaware of the risks associated with the chemical before they read about poisonings in their daily paper.</text:span><text:span text:style-name="T104"><text:note text:id="ftn110" text:note-class="footnote"><text:note-citation>115</text:note-citation><text:note-body><text:p text:style-name="Footnote">“<text:span text:style-name="T246">My stupid little wife” Daily Mail, 07.01.75, p11</text:span></text:p></text:note-body></text:note></text:span><text:span text:style-name="T104"> </text:span></text:p>
      <text:p text:style-name="P28"/>
      <text:p text:style-name="P115"><text:span text:style-name="T105">The earliest report that is connected to paraquat does not name the weedkiller, leaving readers no wiser, although it referred to a </text:span><text:span text:style-name="T132">'</text:span><text:span text:style-name="T105">liquid weedkiller</text:span><text:span text:style-name="T132">'</text:span><text:span text:style-name="T105"> that </text:span><text:span text:style-name="T132">'</text:span><text:span text:style-name="T105">resembled a soft drink</text:span><text:span text:style-name="T132">'</text:span><text:span text:style-name="T105">,</text:span><text:span text:style-name="T105"><text:note text:id="ftn111" text:note-class="footnote"><text:note-citation>116</text:note-citation><text:note-body><text:p text:style-name="P237">“Boy with new lung winks at father” The Times, 18.05.68, p10 </text:p></text:note-body></text:note></text:span><text:span text:style-name="T105"> which </text:span><text:span text:style-name="T132">'</text:span><text:span text:style-name="T105">looked like Coca Cola</text:span><text:span text:style-name="T132">'</text:span><text:span text:style-name="T105"> and the effect on the lungs in particular.</text:span><text:span text:style-name="T105"><text:note text:id="ftn112" text:note-class="footnote"><text:note-citation>117</text:note-citation><text:note-body><text:p text:style-name="P238">“Boy and Girl in lung-swop operation” Daily Mail, 13.05.68 , p1; “Lung boy sits up for icecream”, Daily Mail, 18.05.68, p1; “Lung transplant boy dies” Daily Mail, 29.05.68, p1</text:p></text:note-body></text:note></text:span><text:span text:style-name="T105"> This is clearly Gramoxone or another agricultural concentrated paraquat herbicide. What caused it to be on the front page, was not the new weedkiller but that it was</text:span><text:span text:style-name="T3"> Britain's, even Europe's, first lung transplant in 1968. </text:span><text:span text:style-name="T105">The story</text:span><text:span text:style-name="T3"> is also one of 15 year old Alex Smith's accidental paraquat poisonin</text:span><text:span text:style-name="T105">g</text:span><text:span text:style-name="T3">. The </text:span><text:span text:style-name="T42">Daily </text:span><text:span text:style-name="T3">Mail did not name the weedkiller either, but it is clearly Gramoxone from the descriptions <text:s/>None of the surgeons involved in the transplant case would give any details, but the boy's uncle spoke to the press about what had happened.</text:span><text:span text:style-name="T3"><text:note text:id="ftn113" text:note-class="footnote"><text:note-citation>118</text:note-citation><text:note-body><text:p text:style-name="P156">“Lung Transplant in Edinburgh”, Glasgow Herald, 17.05.68, p1</text:p></text:note-body></text:note></text:span></text:p>
      <text:p text:style-name="P112"/>
      <text:p text:style-name="P121"><text:span text:style-name="T3">During the same month that the transplant took place, the Essex branch National Farmers Union wanted the danger of the product to be emphasised on the label.</text:span><text:span text:style-name="T3"><text:note text:id="ftn114" text:note-class="footnote"><text:note-citation>119</text:note-citation><text:note-body><text:p text:style-name="P239">“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y Pollitt, who drank paraquat from a lemonade bottle.</text:span><text:span text:style-name="T3"><text:note text:id="ftn115" text:note-class="footnote"><text:note-citation>120</text:note-citation><text:note-body><text:p text:style-name="P240">“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15">N</text:span><text:span text:style-name="T3">one of the other cases presented in newspapers had such a </text:span><text:span text:style-name="T114">close connection </text:span><text:span text:style-name="T3">to the chemical company </text:span><text:span text:style-name="T115">and no others hinted at any repercussions for the supplier of the chemical</text:span><text:span text:style-name="T3">. </text:span></text:p>
      <text:p text:style-name="P43"/>
      <text:p text:style-name="P121"><text:span text:style-name="T115">When</text:span><text:span text:style-name="T3"> liquid formulations of paraquat were </text:span><text:span text:style-name="T115">put</text:span><text:span text:style-name="T3"> on the Home Office poisons list, </text:span><text:span text:style-name="T115">newspapers carried this news and took care to explain the granular Weedol was exempt, even if they didn't say that it was less concentrated.</text:span><text:span text:style-name="T3"><text:note text:id="ftn116" text:note-class="footnote"><text:note-citation>121</text:note-citation><text:note-body><text:p text:style-name="P241">Killer chemical goes on Poisons List, Peter Bullen, Daily Mail, 09.09.68 p6</text:p></text:note-body></text:note></text:span><text:span text:style-name="T3"> </text:span></text:p>
      <text:p text:style-name="P112"/>
      <text:p text:style-name="P112"><text:span text:style-name="T3">The BMJ article on the Alex's lung transplant <text:s/>(although he wasn't named in the article, only described) noted that he </text:span><text:span text:style-name="T132">'</text:span><text:span text:style-name="T3">had no previous significant history and he was a well-balanced, intelligent, and stoic individual</text:span><text:span text:style-name="T132">'</text:span><text:span text:style-name="T3">.</text:span><text:span text:style-name="T3"><text:note text:id="ftn117" text:note-class="footnote"><text:note-citation>122</text:note-citation><text:note-body><text:p text:style-name="P242">Matthew et al, BMJ Vol 3, no 5621, pp 759-763 759</text:p></text:note-body></text:note></text:span><text:span text:style-name="T3"> </text:span><text:span text:style-name="T115">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32">'</text:span><text:span text:style-name="T3">patient was drunk when he consumed the chemical</text:span><text:span text:style-name="T132">'</text:span><text:span text:style-name="T3"> and </text:span><text:span text:style-name="T132">'</text:span><text:span text:style-name="T3">a mentally retarded man drank Gramoxone in mistake for wine</text:span><text:span text:style-name="T132">'</text:span><text:span text:style-name="T3"> as well as the explicitly prohibited behaviour, repacking, into beer bottles, and storing them among other drinks.</text:span><text:span text:style-name="T3"><text:note text:id="ftn118" text:note-class="footnote"><text:note-citation>123</text:note-citation><text:note-body><text:p text:style-name="P243">Scientific Subcommittee on Poisonous Substances Used in Agriculture and Food Storage</text:p></text:note-body></text:note></text:span><text:span text:style-name="T3"> </text:span><text:span text:style-name="T115">By describing Alex in these ways, the authors of the paper highlighted how the accident could happen to anyone. </text:span></text:p>
      <text:p text:style-name="P67"/>
      <text:p text:style-name="P112"><text:span text:style-name="T3">The </text:span><text:span text:style-name="T43">paper</text:span><text:span text:style-name="T116">s</text:span><text:span text:style-name="T3"> kept a running totals of deaths, continued calling for better retail practices, clearer labelling,</text:span><text:span text:style-name="T3"><office:annotation><dc:creator>Unknown Author</dc:creator><dc:date>2014-02-04T14:52:40</dc:date><text:p><text:span text:style-name="T277">Parallels with pharmaceutical regs</text:span></text:p></office:annotation></text:span><text:span text:style-name="T3"> and more thorough governmental approval processes, while continuing to carry regular </text:span><text:soft-page-break/><text:span text:style-name="T3">advertisements for Weedol and other ICI garden care chemicals. </text:span></text:p>
      <text:p text:style-name="P112"/>
      <text:p text:style-name="P122"><text:span text:style-name="T3">The Daily Mail </text:span><text:span text:style-name="T116">took a particularly</text:span><text:span text:style-name="T3"> active role in educating readers about the dangers of paraquat can be seen in the MAFF files, in the form of requests for information from their reporters. </text:span><text:span text:style-name="T116">Other newspapers are not mentioned in this way. C</text:span><text:span text:style-name="T3">ivil servants' reactions to articles from the Daily Mail show a mixture of relief that the paper was getting across information about storing chemicals safely and following instructions for safe use. There was also irritation that the journalists were misreporting and mangling facts, even that they were appeared to be getting their information from sources other than MAFF. </text:span></text:p>
      <text:p text:style-name="P44"/>
      <text:p text:style-name="P122"><text:span text:style-name="T3">Extensive reporting of accidental poisoning was educational because people became more aware of </text:span><text:span text:style-name="T145">why </text:span><text:span text:style-name="T3">they shouldn't decant industrial strength herbicide into unlabelled bottles, and what the consequences could be of asking a friend </text:span><text:span text:style-name="T46">to bring back</text:span><text:span text:style-name="T3"> a bit of the amazing weedkiller from their work. </text:span><text:span text:style-name="T116">This media focus also had </text:span></text:p>
      <text:p text:style-name="P15"/>
      <text:p text:style-name="P111"><text:span text:style-name="T3">The </text:span><text:span text:style-name="T132">'</text:span><text:span text:style-name="T3">good deal of Press publicity</text:span><text:span text:style-name="T132">'</text:span><text:span text:style-name="T3"> over deaths from paraquat poisoning </text:span><text:span text:style-name="T132">'</text:span><text:span text:style-name="T3">which have usually resulted from the carelessness of individuals</text:span><text:span text:style-name="T132">'</text:span><text:span text:style-name="T3"> was pinpointed as the cause for public concern which prompted stricter controls on the sale of Gramoxone. The letter </text:span><text:span text:style-name="T116">between MAFF civil servants </text:span><text:span text:style-name="T3">that </text:span><text:span text:style-name="T116">detailed</text:span><text:span text:style-name="T3"> this change also laid out how this was really only superficially </text:span><text:span text:style-name="T116">stricter</text:span><text:span text:style-name="T3">, as </text:span><text:span text:style-name="T134">'</text:span><text:span text:style-name="T3">all householders are authorised to give certificates certifying a person to be one to whom a poison may properly be sold</text:span><text:span text:style-name="T134">'</text:span><text:span text:style-name="T3">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3"><text:note text:id="ftn119" text:note-class="footnote"><text:note-citation>124</text:note-citation><text:note-body><text:p text:style-name="P164">HO 305/32, Letter from R Kendall to GR Waters, <text:span text:style-name="T183">22.01.74</text:span></text:p></text:note-body></text:note></text:span><text:span text:style-name="T3"> </text:span><text:span text:style-name="T45">How widely known this was is unclear, but it was definitely not part of the press release heralding the change </text:span><text:span text:style-name="T116">and not included in news reports of the change.</text:span><text:span text:style-name="T116"><text:note text:id="ftn120" text:note-class="footnote"><text:note-citation>125</text:note-citation><text:note-body><text:p text:style-name="P254"><text:span text:style-name="T265">“Strict controls imposed on paraquat weedkiller”</text:span> The Times, 02.02.74, p2; <text:span text:style-name="T265">“Now paraquat must carry poison label”</text:span> Daily Mail, 02.02.74 p11. <text:tab/></text:p></text:note-body></text:note></text:span></text:p>
      <text:p text:style-name="P67"/>
      <text:p text:style-name="P66">Disciplining Misusers</text:p>
      <text:p text:style-name="P268"><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34"> about the correct users and uses for Gramoxone, as separate from the users and uses of Weedol</text:span><text:span text:style-name="T3">. The misusers are held up as misguided, clearly using the product for something that it was not intended, their own harm followed logically.</text:span><text:span text:style-name="T3"><text:note text:id="ftn0" text:note-class="footnote"><text:note-citation>126</text:note-citation><text:note-body><text:p text:style-name="P255"><text:span text:style-name="T265">“Read the label”</text:span>, Letter from TRL Waring ICI Plant Protection, Daily Express, 06.08.74, p3; <text:span text:style-name="T266">'Why they died' Letter from AI Allen Press Officer ICI, Daily Express, 02.12.72,</text:span> <text:span text:style-name="T266">p16</text:span></text:p></text:note-body></text:note></text:span></text:p>
      <text:p text:style-name="P268"><text:span text:style-name="T3"/></text:p>
      <text:p text:style-name="P268"><text:span text:style-name="T3">Misuse that resulted in the accidental death of a relative </text:span><text:span text:style-name="T134">does not appear to have been </text:span><text:span text:style-name="T3">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34">In the case of Beverly Pollitt, a prosecution of the man who removed the paraquat from ICI was reported in The Times, demonstrating that there was a potential for additional discipline.</text:span><text:span text:style-name="T134"><text:note text:id="ftn155" text:note-class="footnote"><text:note-citation>127</text:note-citation><text:note-body><text:p text:style-name="P256"><text:span text:style-name="T265">“Child died from weed killer”</text:span>, The Times, 14.08.68, p2</text:p></text:note-body></text:note></text:span><text:span text:style-name="T134"> However, the liberation of paraquat formulations from the ICI plant was not uncommon: it 'leaked out of the plant like water off a roof' according to someone who didn't have any connections with the plant, other than living in the area.</text:span><text:span text:style-name="T134"><text:note text:id="ftn156" text:note-class="footnote"><text:note-citation>128</text:note-citation><text:note-body><text:p text:style-name="P256">P. Meara, Personal communication, email 28.01.14</text:p></text:note-body></text:note></text:span><text:span text:style-name="T134"> </text:span><text:span text:style-name="T136">Where Gramoxone was sold to an amateur gardener, the Mirror reported ICI as criticising the vendor as 'silly and irresponsible'.</text:span><text:span text:style-name="T136"><text:note text:id="ftn159" text:note-class="footnote"><text:note-citation>129</text:note-citation><text:note-body><text:p text:style-name="P257">'Poison death: Firm rapped', Daily Mirror, 31.10.72, p9</text:p></text:note-body></text:note></text:span></text:p>
      <text:p text:style-name="P268"><text:soft-page-break/><text:span text:style-name="T3"/></text:p>
      <text:p text:style-name="P109"><text:span text:style-name="T133">On th</text:span><text:span text:style-name="T137">e</text:span><text:span text:style-name="T133"> subject </text:span><text:span text:style-name="T137">of how a person came to be in possession of a forbidden substance, journalists were silent. They </text:span><text:span text:style-name="T3">remained </text:span><text:span text:style-name="T133">professionally </text:span><text:span text:style-name="T3">objective in their reporting of accidental poisoning</text:span><text:span text:style-name="T137">s</text:span><text:span text:style-name="T3"> with Gramoxone, although they didn't mince words when they could be delivered from authority figures.</text:span><text:span text:style-name="T194"> </text:span><text:span text:style-name="T206">William Boon, father of paraquat, was reported as attributing accidental deaths to </text:span><text:span text:style-name="T207">'human stupidity'</text:span><text:span text:style-name="T206">.</text:span><text:span text:style-name="T205"><text:note text:id="ftn121" text:note-class="footnote"><text:note-citation>130</text:note-citation><text:note-body><text:p text:style-name="P160">“Should this killer be allowed?” D<text:span text:style-name="T235">aily </text:span>M<text:span text:style-name="T235">ail</text:span>, 30.08.72, p6;</text:p></text:note-body></text:note></text:span><text:span text:style-name="T205"> </text:span><text:span text:style-name="T3">Keeping Gramoxone in unmarked, reused bottles was </text:span><text:span text:style-name="T132">'asking for it'</text:span><text:span text:style-name="T3">, The Times reported coroner Donal Summerfield as saying.</text:span><text:span text:style-name="T3"><text:note text:id="ftn122" text:note-class="footnote"><text:note-citation>131</text:note-citation><text:note-body><text:p text:style-name="P244">“Man drank weedkiller by mistake”, The Times, 11.12.69, p.5</text:p></text:note-body></text:note></text:span><text:span text:style-name="T3"> </text:span><text:span text:style-name="T136">Coroner Roger Stokes was gave good copy for the Daily Mirror </text:span><text:span text:style-name="T138">when</text:span><text:span text:style-name="T136"> he described the 'monumental folly' and 'disgraceful act of carelessness' <text:s/>that was putting weedkiller in 'tempting bottles', and compared it to 'putting fireworks in a box labelled baby powder.'</text:span><text:span text:style-name="T136"><text:note text:id="ftn158" text:note-class="footnote"><text:note-citation>132</text:note-citation><text:note-body><text:p text:style-name="P257">“Peril of poison in a pop bottle”, Daily Mirror, 16.11.72, p22</text:p></text:note-body></text:note></text:span><text:span text:style-name="T3"> As poisonings of this type accumulated, a coroner was reported as frustratedly saying </text:span><text:span text:style-name="T132">'</text:span><text:span text:style-name="T3">when will the public learn?</text:span><text:span text:style-name="T132">'</text:span><text:span text:style-name="T3">,</text:span><text:span text:style-name="T3"><text:note text:id="ftn123" text:note-class="footnote"><text:note-citation>133</text:note-citation><text:note-body><text:p text:style-name="P245">“Girl drinks first and dies”, Daily Mail, 30.09.72, p9</text:p></text:note-body></text:note></text:span><text:span text:style-name="T3"> but the reporters at the paper did not expand or moralise on the subject of those who chose to use Gramoxone at home.</text:span></text:p>
      <text:p text:style-name="P1"/>
      <text:p text:style-name="Standard"><text:span text:style-name="T3">There was a big rise in paraquat poisoning stories from 1971 and I speculated that the trigger for the Daily Mail to start reporting on deaths was not necessarily that they were becoming more frequent, but that they were no longer just affecting adult workers. This could not be the case, because we've see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text:span><text:span text:style-name="T3"><office:annotation><dc:creator>Unknown Author</dc:creator><dc:date>2014-01-31T14:03:26</dc:date><text:p><text:span text:style-name="T277">*Glen asks about how these child incidents were reported** *I haven't managed to find any analysis of journalism relating to children yet, but the stories as reported remained objective, not especially emotive, did not always use photos* </text:span></text:p></office:annotation></text:span><text:span text:style-name="T3">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span></text:p>
      <text:p text:style-name="P1"/>
      <text:p text:style-name="P98"><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24" text:note-class="footnote"><text:note-citation>134</text:note-citation><text:note-body><text:p text:style-name="P246"><text:span text:style-name="T218">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Only ICI made paraquat, they held the patents and it was a complicated process, so avoiding using the brand name but in naming paraquat, the company was implicitly named. The occasional use of the brand name disrupts the idea that papers might have been trying to protect themselves from the company. </text:span><text:span text:style-name="T3"><office:annotation><dc:creator>Unknown Author</dc:creator><dc:date>2014-01-31T15:22:53</dc:date><text:p><text:span text:style-name="T277">[Do newspapers have a responsibility of sorts to be honest rather than coy about this type of information? ]</text:span></text:p></office:annotation></text:span></text:p>
      <text:p text:style-name="P69"/>
      <text:p text:style-name="P70">Why might the brand names be used inconsistently?</text:p>
      <text:p text:style-name="P123"><text:span text:style-name="T3">In the efforts to attract gardeners who might want a chemical weedkiller, it is surprising that the brand name Weedol was used inconsistently when it was referred to in the gardening columns. Likewise, when there was a poisoning, it may have been less alarming to refer to the agricultural variant, either by name or by describing it not just as paraquat. It was rare that newspapers outright, </text:span><text:span text:style-name="T138">and mistakenly,</text:span><text:span text:style-name="T3"> named Weedol as the culprit in accidental poisonings, </text:span><text:span text:style-name="T117">but for brevity and impact in</text:span><text:span text:style-name="T118"> reports of these fatal incidents, the distinction between Weedol and Gramoxone </text:span><text:span text:style-name="T117">was allowed to become blurred. </text:span></text:p>
      <text:p text:style-name="P45"/>
      <text:p text:style-name="P39"><text:span text:style-name="T117">To a casual reader without their own experience of the products, who </text:span><text:span text:style-name="T184">was</text:span><text:span text:style-name="T117"> not closely reading </text:span><text:soft-page-break/><text:span text:style-name="T117">storie</text:span><text:span text:style-name="T229">s</text:span><text:span text:style-name="T117">, </text:span><text:span text:style-name="T184">which were</text:span><text:span text:style-name="T117"> spread out over time, it would be easy to come away with the idea that all paraquat products were somehow imbued with the intention of wreaking death. </text:span><text:span text:style-name="T244">The general confusion can be illustrated by an exchange in the House of Lords, where Baroness Masham of Ilton asked why the retailer did not volunteer the information, and did not know, that the Weedol she bought contained a poison.</text:span><text:span text:style-name="T244"><text:note text:id="ftn125" text:note-class="footnote"><text:note-citation>135</text:note-citation><text:note-body><text:p text:style-name="P162">Weedol: Public Warning, HL Deb 02.06.80, vol 409 cc1104-6;</text:p></text:note-body></text:note></text:span></text:p>
      <text:p text:style-name="P46"/>
      <text:p text:style-name="P124"><text:span text:style-name="T117">From its discovery through to the 1980s, p</text:span><text:span text:style-name="T3">araquat </text:span><text:span text:style-name="T117">was only available in branded forms from ICI, then when its production was </text:span><text:span text:style-name="T119">licensed</text:span><text:span text:style-name="T117">, it was still only available in branded forms. This means that when ever paraquat was referred to, only ICI products could be implicated. Perhaps this hints to retail practices, and how people interacted with the product through the seller. For most casual users, they would encounter and select for themselves a box on a shelf. The packaging was designed to be informative </text:span></text:p>
      <text:p text:style-name="P47"/>
      <text:p text:style-name="P124"><text:span text:style-name="T3">and ICI considered attempting to obtain an extension to their patent in order to keep their stronghold. Ultimately they did not go through with the challenge because the patent for manufacture was applied for and therefore finished later, giving the company more time</text:span><text:span text:style-name="T33"> to recoup the costs of developing paraquat herbicides</text:span><text:span text:style-name="T3">. The idea of more companies making paraquat products caused concern which was expressed in Parliament and in newspapers where it was held that ICI who were working on treatments for poisoning should continue to be responsible for the potentially dangerous chemical. <text:s/></text:span></text:p>
      <text:p text:style-name="P98"/>
      <text:p text:style-name="P57">Reassuring Users and Non Users</text:p>
      <text:p text:style-name="P80"><text:span text:style-name="T25"><text:s/></text:span><text:span text:style-name="T3">In 1963 ICI placed a more general educational advert in main body of the The Times entitled 'Research, The Springboard of Progress' about the benefits of selected ICI products: Gramoxone, leprosy treatment and wipeable wallpaper.</text:span><text:span text:style-name="T3"><text:note text:id="ftn126" text:note-class="footnote"><text:note-citation>136</text:note-citation><text:note-body><text:p text:style-name="P247">“Research the Springboard of Progress” The Times, 18.12.63, p.9</text:p></text:note-body></text:note></text:span><text:span text:style-name="T3"> Educational, profile boosting adverts were a staple feature of ICI's communication with the general public about their work and public relations for the chemical industry in general.</text:span><text:span text:style-name="T3"><office:annotation><dc:creator>Unknown Author</dc:creator><dc:date>2014-01-30T17:01:15</dc:date><text:p><text:span text:style-name="T277">See Reader and say something about the public face/ importance of ICI in Britain. </text:span></text:p></office:annotation></text:span><text:span text:style-name="T3"> 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Later, as the United Kingdom suffered in a recession in the 1970s, ICI again called on paraquat to demonstrate the company's contributions to every day life, and the British economy. <text:s/>'Ideas in Action from ICI' <text:s/>was placed in the Daily Mail in 1974 which showcased more of their revolutionary products, with Gramoxone being first on the list, followed by 'the world's most widely used anaesthetic' and 'BCF' liquified gas to put out fires 'saving precious seconds, precious lives.'</text:span><text:span text:style-name="T3"><text:note text:id="ftn127" text:note-class="footnote"><text:note-citation>137</text:note-citation><text:note-body><text:p text:style-name="P248">Ideas in Action, also give details from series. </text:p></text:note-body></text:note></text:span><text:span text:style-name="T3"> In this advert, which was part of a series,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8"/>
      <text:p text:style-name="P81"><text:span text:style-name="T3">One day before the Mail launched into nearly two weeks of daily court reports of a murder involving Gramoxone, they carried an ICI advert with the tagline 'Changes for the better, world wide'.</text:span><text:span text:style-name="T3"><text:note text:id="ftn128" text:note-class="footnote"><text:note-citation>138</text:note-citation><text:note-body><text:p text:style-name="P249">“Ideas in Action from ICI”, Daily Mail, 02.07.74, p5</text:p></text:note-body></text:note></text:span><text:span text:style-name="T3"> <text:s/>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277">Would there be anything in the Widnes files?</text:span></text:p></office:annotation></text:span><text:span text:style-name="T3"> This tactic is only successful where people pay attention to advertisements, which in this case is not measurable. The articles concerning </text:span><text:soft-page-break/><text:span text:style-name="T3">the murder, contained the information that the chemical was not meant for use in situations other than professional weed clearance, but none expanded on the social usefulness of the chemical or the manufacturer. <text:s/></text:span></text:p>
      <text:p text:style-name="P29"/>
      <text:p text:style-name="P113"><text:span text:style-name="T3">Agricultural users were anxious that paraquat would become more difficult for them to obtain</text:span><text:span text:style-name="T3"><text:note text:id="ftn129" text:note-class="footnote"><text:note-citation>139</text:note-citation><text:note-body><text:p text:style-name="P165">Letter from PH Easton </text:p></text:note-body></text:note></text:span></text:p>
      <text:p text:style-name="P29"/>
      <text:p text:style-name="P101"><text:span text:style-name="T3">Another interesting use of paraquat, is the deliberate, high profile, public ingestion in order to reassure. This is </text:span><text:span text:style-name="T74">a </text:span><text:span text:style-name="T3">similar </text:span><text:span text:style-name="T74">tactic </text:span><text:span text:style-name="T3">to the </text:span><text:span text:style-name="T76">J Gordon Edward's </text:span><text:span text:style-name="T3">ingestion of DDT</text:span><text:span text:style-name="T3"><text:note text:id="ftn130" text:note-class="footnote"><text:note-citation>140</text:note-citation><text:note-body><text:p text:style-name="P155">Sc<text:span text:style-name="T228">h</text:span>warcz (2004) <text:span text:style-name="T140">The Fly in the Ointment</text:span><text:span text:style-name="T149">, p</text:span><text:span text:style-name="T152">27.</text:span></text:p></text:note-body></text:note></text:span><text:span text:style-name="T3"> and later of </text:span><text:span text:style-name="T76">John Gummer's </text:span><text:span text:style-name="T3">beefburgers during the BSE scandal,</text:span><text:span text:style-name="T3"><text:note text:id="ftn131" text:note-class="footnote"><text:note-citation>141</text:note-citation><text:note-body><text:p text:style-name="P158">Jasonoff (<text:span text:style-name="T229">2011</text:span>) <text:span text:style-name="T140">Designs on Nature: Science and Democracy in Europe and the United States</text:span><text:span text:style-name="T149"> p256 </text:span><text:span text:style-name="T153">(</text:span><text:span text:style-name="T216">would the DM be a better source perhaps for this initial report? </text:span><text:span text:style-name="T217">Can't find it</text:span><text:span text:style-name="T216"> in the Times!</text:span><text:span text:style-name="T153">)</text:span></text:p></text:note-body></text:note></text:span><text:span text:style-name="T3"> </text:span><text:span text:style-name="T74">to make a powerful statement about safety on an immediate and human level. Although these one-off events are unable to demonstrate long term effects of repeated exposure, </text:span><text:span text:style-name="T77">Jasonoff describes this type of personal action as drawing on </text:span><text:span text:style-name="T135">'</text:span><text:span text:style-name="T77">cultural commitment to empirical proofs: seeing is believing</text:span><text:span text:style-name="T135">'</text:span><text:span text:style-name="T77">.</text:span><text:span text:style-name="T77"><text:note text:id="ftn132" text:note-class="footnote"><text:note-citation>142</text:note-citation><text:note-body><text:p text:style-name="P157">Jasonoff (<text:span text:style-name="T229">2011</text:span>) <text:span text:style-name="T140">Designs on Nature: Science and Democracy in Europe and the United States</text:span><text:span text:style-name="T149"> p256</text:span></text:p></text:note-body></text:note></text:span><text:span text:style-name="T77"> </text:span><text:span text:style-name="T75">The beefburger stunt backfired, the DDT demonstration </text:span><text:span text:style-name="T77">although repeated by other DDT advocates, </text:span><text:span text:style-name="T75">fe</text:span><text:span text:style-name="T77">els</text:span><text:span text:style-name="T75"> misdirected as </text:span><text:span text:style-name="T77">the</text:span><text:span text:style-name="T75"> point see</text:span><text:span text:style-name="T77">ms</text:span><text:span text:style-name="T75"> mainly to be about </text:span><text:span text:style-name="T77">the DDT-eater's</text:span><text:span text:style-name="T75"> own isolated, personal health rather than </text:span><text:span text:style-name="T76">DDT </text:span><text:span text:style-name="T75">as part of an </text:span><text:span text:style-name="T76">interdependent</text:span><text:span text:style-name="T75"> network, but there is not evidence of the </text:span><text:span text:style-name="T135">'</text:span><text:span text:style-name="T75">paraquat pie</text:span><text:span text:style-name="T135">'</text:span><text:span text:style-name="T3"><text:note text:id="ftn133" text:note-class="footnote"><text:note-citation>143</text:note-citation><text:note-body><text:p text:style-name="Footnote">“<text:span text:style-name="T227">'Paraquat pie' eaters surprise village” The Times, 22.05.82, p4</text:span></text:p></text:note-body></text:note></text:span><text:span text:style-name="T3"> </text:span><text:span text:style-name="T75"><text:s/>being particularly well known. </text:span><text:span text:style-name="T76">Locals of Woodkirk, </text:span><text:span text:style-name="T77">West Yorkshire</text:span><text:span text:style-name="T76"> baked the pie containing rhubarb from allotments affected by a fire at a warehouse, which contained a number of different herbicides including paraquat. Much vegetation </text:span><text:span text:style-name="T77">in the area </text:span><text:span text:style-name="T76">had died and fish in streams </text:span><text:span text:style-name="T77">were poisoned</text:span><text:span text:style-name="T76">. </text:span><text:span text:style-name="T77">Here the concerned local people used food potentially contaminated with a variety of pollutants, including herbicide, as a signal of their distress at living in an environment where they felt unsafe, where </text:span><text:span text:style-name="T78">they percieved that</text:span><text:span text:style-name="T77"> chemical and allied industries, such as warehouses to store the products, were allowed to operate without consulting or informing the residents. </text:span><text:span text:style-name="T78">The pie-eating politicians used paraquat's reputation as deadly and rarely </text:span><text:span text:style-name="T79">successfully</text:span><text:span text:style-name="T78"> treated as the ultimate </text:span><text:span text:style-name="T80">demonstration</text:span><text:span text:style-name="T78"> of </text:span><text:span text:style-name="T135">'</text:span><text:span text:style-name="T78">putting their health where their mouth is</text:span><text:span text:style-name="T135">'</text:span><text:span text:style-name="T78">, even if they did not have to live full-time in the worrying, polluted environmen</text:span><text:span text:style-name="T79">t.</text:span></text:p>
      <text:p text:style-name="P13"/>
      <text:p text:style-name="P56">Protecting Users</text:p>
      <text:p text:style-name="P102"><text:span text:style-name="T3">PPL's first line of protection for the users of all their paraquat products was that they voluntarily subjected the herbicides to the scrutiny of a variety of governmental regulatory boards. The second line of protection was the instructions that they provided to users on the packaging. </text:span><text:span text:style-name="T83">On paper, the attitude to people who do not follow any one of the instructions and experience dermatological effects or poisoning appears unsympathetic. </text:span></text:p>
      <text:p text:style-name="P1"/>
      <text:p text:style-name="P103"><text:span text:style-name="T81">MPs were also concerned with protecting users, their </text:span><text:span text:style-name="T82">constituents</text:span><text:span text:style-name="T81">, from any dangers that paraquat herbicides might present. </text:span><text:span text:style-name="T3">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34" text:note-class="footnote"><text:note-citation>144</text:note-citation><text:note-body><text:p text:style-name="P250"><text:span text:style-name="T230">“Paraquat Weed-killer” Mr Mackie response to Mrs Joyce Butler, Written Answers (Commons), Agriculture, Fisheries and Food HC Deb 04.05.70 vol 801 cc47-8W </text:span><text:tab/></text:p></text:note-body></text:note></text:span></text:p>
      <text:p text:style-name="P30"/>
      <text:p text:style-name="P103"><text:span text:style-name="T3">This was not the first time that Butler had spoken up in Parliament for users (and victims) of agricultural and garden chemicals. Butler had been very active throughout the 1960s when DDT, aldrin and dieldrin </text:span><text:span text:style-name="T82">were the subject of public concern and </text:span><text:span text:style-name="T3">came under closer scrutiny </text:span><text:span text:style-name="T82">leading to a ban on their use</text:span><text:span text:style-name="T3">. She spoke vociferously against the government produced booklet </text:span><text:span text:style-name="T145">Chemicals for </text:span><text:soft-page-break/><text:span text:style-name="T145">the Gardener</text:span><text:span text:style-name="T3">, which contained recommendations to use the </text:span><text:span text:style-name="T82">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35" text:note-class="footnote"><text:note-citation>145</text:note-citation><text:note-body><text:p text:style-name="Footnote"/></text:note-body></text:note></text:span><text:span text:style-name="T3"> </text:span></text:p>
      <text:p text:style-name="P1"><text:s/></text:p>
      <text:p text:style-name="P104"><text:span text:style-name="T3">Butler's question about revoking approval </text:span><text:span text:style-name="T85">for paraquat</text:span><text:span text:style-name="T3">, instead of </text:span><text:span text:style-name="T83">for an </text:span><text:span text:style-name="T3">inquiry </text:span><text:span text:style-name="T83">to be launched, or </text:span><text:span text:style-name="T3">health and safety procedures reviewed, looks like a knee-jerk or over-reaction in this instance, and an inflexible answer was given accordingly. Butler </text:span><text:span text:style-name="T110">introduced debates that provided a forum for paraquat to be discussed in more detail and </text:span><text:span text:style-name="T3">the weedkiller remained a topic of frequent questioning in the House of Commons </text:span><text:span text:style-name="T83">and the House of Lords </text:span><text:span text:style-name="T3">until the 1980s. </text:span><text:span text:style-name="T85">One of the commonest requests was for</text:span><text:span text:style-name="T3"> figures on deaths attributed to the chemical </text:span><text:span text:style-name="T85">and calls for stricter controls </text:span><text:span text:style-name="T86">along with safer formulations</text:span><text:span text:style-name="T3">, </text:span><text:span text:style-name="T85">but there was a section of contributors who consistently spoke up for the benefits of paraquat</text:span><text:span text:style-name="T3">. </text:span></text:p>
      <text:p text:style-name="P31"/>
      <text:p text:style-name="P105"><text:span text:style-name="T83">T</text:span><text:span text:style-name="T3">he agricultural background that MPs and Peers came from personally, or represented constitutionally, were important in their arguments, as was the ability of Britain to produce enough affordable, safe food for a growing population. </text:span><text:span text:style-name="T83">MPs representing areas where the chemical industries were large employers argued that j</text:span><text:span text:style-name="T3">obs depended on the continued demand for paraquat in Britain and abroad, meaning that the MP for Widnes where ICI's paraquat factory was located appeared regularly in debate about the chemical. </text:span></text:p>
      <text:p text:style-name="Standard"/>
      <text:p text:style-name="P62">Protecting Misusers</text:p>
      <text:p text:style-name="P106"><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4">with</text:span><text:span text:style-name="T3"> ten years of paraquat on the market and six years since the first fatality. They were able to show that the controls on its retail were not working.</text:span><text:span text:style-name="T3"><text:note text:id="ftn136" text:note-class="footnote"><text:note-citation>146</text:note-citation><text:note-body><text:p text:style-name="P251">“Should this killer be allowed?” DM, 30.08.72, p6</text:p></text:note-body></text:note></text:span><text:span text:style-name="T3"> </text:span></text:p>
      <text:p text:style-name="P32"/>
      <text:p text:style-name="P81"><text:span text:style-name="T3">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3"><text:note text:id="ftn137" text:note-class="footnote"><text:note-citation>147</text:note-citation><text:note-body><text:p text:style-name="P161">Weedol: Public Warning, HL Deb 02.06.80, vol 409 cc1104-6;</text:p></text:note-body></text:note></text:span><text:span text:style-name="T3">. A number of the participants in the parliamentary debates involving paraquat had experience of farming themselves</text:span><text:span text:style-name="T3"><office:annotation><dc:creator>Unknown Author</dc:creator><dc:date>2014-02-04T14:53:28</dc:date><text:p><text:span text:style-name="T277">So, users?</text:span></text:p></office:annotation></text:span><text:span text:style-name="T3">, and were aware of the benefits of paraquat when used correctly as well as the tragic outcomes when it was not used as intended.</text:span><text:span text:style-name="T3"><text:note text:id="ftn138" text:note-class="footnote"><text:note-citation>148</text:note-citation><text:note-body><text:p text:style-name="P168">Agricultural Chemicals, HC Deb 18.12.79 vol 976 cc587-98 (Mr John Home Robertson and Mr Jerry Wiggin); Health and Safety at Work, HC Deb 11.03.83 (Sir Peter Mills)</text:p></text:note-body></text:note></text:span><text:span text:style-name="T3"> </text:span><text:span text:style-name="T98">They also called upon personal experiences to bring a more sympathetic and practical side to the arguments for changes to packaging and presentation: that labels are no good if you can't read </text:span><text:span text:style-name="T103">so symbols and colours could be more useful, </text:span><text:span text:style-name="T98">and recalling finding their own child playing with empty bottles or themselves as children finding slug poison delicious.</text:span><text:span text:style-name="T98"><text:note text:id="ftn139" text:note-class="footnote"><text:note-citation>149</text:note-citation><text:note-body><text:p text:style-name="P163">Farm and Garden Chemicals, HC Deb 20.07.71, vol 821 cc1395-407 (this debate was opened by Joyce Butler)</text:p></text:note-body></text:note></text:span><text:span text:style-name="T98"> </text:span></text:p>
      <text:p text:style-name="P29"/>
      <text:p text:style-name="P50">An alternative approach raised by Scottish <text:span text:style-name="T256">Medical Officer of Health</text:span> involved <text:span text:style-name="T256">criminalising individuals who used soft drink bottles for the storage of anything other than soft drinks through the ammendment of the Soft Drinks Regulations</text:span>.<text:note text:id="ftn140" text:note-class="footnote"><text:note-citation>150</text:note-citation><text:note-body><text:p text:style-name="P172">HO305/32, Letter from Mr Mathewson, 30.01.73 </text:p></text:note-body></text:note> <text:span text:style-name="T257">In the 1960s deposits on glass bottles caused the <text:s/>MOH concerned that bottles which had been used to store noxious household or garden chemicals </text:span><text:soft-page-break/><text:span text:style-name="T257">would then be returned tainted.</text:span><text:span text:style-name="T257"><text:note text:id="ftn141" text:note-class="footnote"><text:note-citation>151</text:note-citation><text:note-body><text:p text:style-name="P173"><text:span text:style-name="T255">HO305/32, </text:span>Letter from JL Gilloran, 02.03.73</text:p></text:note-body></text:note></text:span><text:span text:style-name="T257"> </text:span>However, this was considered <text:span text:style-name="T255">unnecessary</text:span> by at those in London, <text:span text:style-name="T255">as the Poisons Law already covered this the sale of poisons, but that it would be impossible to control how people use bottles</text:span>.<text:note text:id="ftn142" text:note-class="footnote"><text:note-citation>152</text:note-citation><text:note-body><text:p text:style-name="P172">HO305/32, Letter<text:span text:style-name="T258">s</text:span> from R. Kendall to Mathewson, 14.02.73, <text:span text:style-name="T258">and 13.03.73</text:span></text:p></text:note-body></text:note> <text:span text:style-name="T259">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29"/>
      <text:p text:style-name="P107"><text:span text:style-name="T86">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2">positive </text:span><text:span text:style-name="T86">actions. </text:span><text:span text:style-name="T92">C</text:span><text:span text:style-name="T87">ompany </text:span><text:span text:style-name="T86">spokespeople </text:span><text:span text:style-name="T92">were readily contactable by journalists, who were</text:span><text:span text:style-name="T86"> able to portray the chemical company positively, as working hard to make the formulation of the very effective and valuable herbicide safer, and investing in to find better treatments for poisoning.</text:span><text:span text:style-name="T92"><text:note text:id="ftn143" text:note-class="footnote"><text:note-citation>153</text:note-citation><text:note-body><text:p text:style-name="P160">“Should this killer be allowed?” DM, 30.08.72, p6; “<text:span text:style-name="T235">Paraquat: Treatment for a lethal dose” The Times, 11.12.74, p18</text:span></text:p></text:note-body></text:note></text:span></text:p>
      <text:p text:style-name="P51"/>
      <text:p text:style-name="P58">Changes to the formulation</text:p>
      <text:p text:style-name="P79"><text:span text:style-name="T91">T</text:span><text:span text:style-name="T90">echnical difficulties </text:span><text:span text:style-name="T91">had to be</text:span><text:span text:style-name="T90"> overcome </text:span><text:span text:style-name="T91">in order to alter the formulation to one belivieved to be safer. There was also</text:span><text:span text:style-name="T90"> the added complication of imagined misuser behaviour such as “those who drank paraquat in mistake for something else tended in any case to swig their drink back, without stopping to savour the bouquet.”</text:span><text:span text:style-name="T3"><text:note text:id="ftn144" text:note-class="footnote"><text:note-citation>154</text:note-citation><text:note-body><text:p text:style-name="P159">HO305/32, Extract from minutes of 66<text:span text:style-name="T234">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145" text:note-class="footnote"><text:note-citation>155</text:note-citation><text:note-body><text:p text:style-name="P252">Suckling and Langley, 1988, p510</text:p></text:note-body></text:note></text:span><text:span text:style-name="T3"> Detailed records in the organisation meant that when an emetic was required to minimise intestinal absorption of paraquat, there were options in-house. Bitrex </text:span></text:p>
      <text:p text:style-name="P79"/>
      <text:p text:style-name="P79"><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Pathclear) contain magnesium sulphate, stimulating diarrhoea.</text:span><text:span text:style-name="T3"><text:note text:id="ftn146" text:note-class="footnote"><text:note-citation>156</text:note-citation><text:note-body><text:p text:style-name="P253"><text:span text:style-name="T161">V</text:span>ale et al, 1987</text:p></text:note-body></text:note></text:span><text:span text:style-name="T3"> These changes to formulation were made to try to eliminate the chemical from the system of the person who had consumed it <text:s/>*need to find out when*.</text:span></text:p>
      <text:p text:style-name="P63"/>
      <text:p text:style-name="P63"><text:span text:style-name="T231">Other</text:span> Public Warnings </text:p>
      <text:p text:style-name="P14">Newspapers carried stories of <text:span text:style-name="T222">police warning the public with loudspeakers or going door to door to announce the presence of paraquat in their environment. One incident involved containers going missing from the back of a truck</text:span><text:span text:style-name="T222"><text:note text:id="ftn147" text:note-class="footnote"><text:note-citation>157</text:note-citation><text:note-body><text:p text:style-name="P150">“Paraquat drums lost from lorry”, The Times, 28.03.74, p2</text:p></text:note-body></text:note></text:span><text:span text:style-name="T222"> and a locked garage,</text:span><text:span text:style-name="T222"><text:note text:id="ftn148" text:note-class="footnote"><text:note-citation>158</text:note-citation><text:note-body><text:p text:style-name="P167">“<text:span text:style-name="T243">Children steal deadly weedkiller” Daily Mail, 30.08.72, p3</text:span></text:p></text:note-body></text:note></text:span><text:span text:style-name="T222"> another involved containers of paraquat getting swept overboard from a container ship with the possibility of them being found washed up on a beach,</text:span><text:span text:style-name="T222"><text:note text:id="ftn149" text:note-class="footnote"><text:note-citation>159</text:note-citation><text:note-body><text:p text:style-name="Footnote">“<text:span text:style-name="T223">Poison overboard!” DM, 06.04.73, p17.</text:span></text:p></text:note-body></text:note></text:span><text:span text:style-name="T222"> another episode was when a plant nursery sprayed their area and the spray drifted onto residents gardens,</text:span><text:span text:style-name="T222"><text:note text:id="ftn150" text:note-class="footnote"><text:note-citation>160</text:note-citation><text:note-body><text:p text:style-name="P149">“<text:span text:style-name="T223">Deadly shower” DM, 25.08.80, p11</text:span></text:p></text:note-body></text:note></text:span><text:span text:style-name="T222"> and yet another when a bramble patch was sprayed and children </text:span><text:soft-page-break/><text:span text:style-name="T222">discovered to have eaten the blackberries.</text:span><text:span text:style-name="T222"><text:note text:id="ftn151" text:note-class="footnote"><text:note-citation>161</text:note-citation><text:note-body><text:p text:style-name="Footnote">“<text:span text:style-name="T223">Children eat poison spray blackberries” DM, 25.08.73 p13</text:span></text:p></text:note-body></text:note></text:span><text:span text:style-name="T222"> </text:span></text:p>
      <text:p text:style-name="P14"/>
      <text:p text:style-name="P17">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note text:id="ftn152" text:note-class="footnote"><text:note-citation>162</text:note-citation><text:note-body><text:p text:style-name="P135">Howard, Paraquat Uses and Misuses, 1982, p6<text:span text:style-name="T171">5</text:span>.</text:p></text:note-body></text:note></text:p>
      <text:p text:style-name="P1"/>
      <text:p text:style-name="P65">Not paraquat</text:p>
      <text:p text:style-name="P11"><text:span text:style-name="T197">After all the drama of paraquat poisoning in the preceding years, new weedkillers were put onto the market with the specific claim that they did not contain paraquat. This can be interpreted as</text:span> a reaction against the <text:span text:style-name="T197">perceived</text:span> danger of paraquat <text:span text:style-name="T236">and fulfilling the gardeners</text:span> <text:span text:style-name="T236">for an alternative product.</text:span> In 1981, a new amateur or domestic weedkiller <text:span text:style-name="T198">containing atrazine and aminotriazol</text:span>, named DeeWeed <text:span text:style-name="T237">became available</text:span>. Adverts for this product proclaimed, repeatedly, that it did not contain paraquat or sodium chlorate. <text:s/><text:span text:style-name="T197">and an assertion</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53" text:note-class="footnote"><text:note-citation>163</text:note-citation><text:note-body><text:p text:style-name="P142">Deeweed advert, Daily Mail, 04.07.81, p27</text:p></text:note-body></text:note> This product was more likely to have been designed to cater for the user keen to keep a low maintenance patio <text:span text:style-name="T229">or drive barren</text:span>. </text:p>
      <text:p text:style-name="P10"/>
      <text:p text:style-name="P12"><text:span text:style-name="T233">However, </text:span>Weedol and Pathclear <text:span text:style-name="T233">were not displaced and</text:span> continued to be available, showing that the diversity of <text:span text:style-name="T199">weedkilling situations continued to call for a contact herbicide, where gardeners can rely on the soil being suitable to plant in immediately. </text:span>An amount of paraquat was displaced by the less toxic diquat in domestic formulations of weedkiller, but thanks to the niche it occupied when considered how it would be used in the garden, paraquat was not pushed off the shelves. </text:p>
      <text:p text:style-name="Standard"/>
      <text:p text:style-name="P56">Conclusions</text:p>
      <text:p text:style-name="P68"><text:span text:style-name="T23">Paraquat was certainly extremely effective at killing plants </text:span><text:span text:style-name="T35">and PPL had worked hard to characterise the mechanism of action of plant death</text:span><text:span text:style-name="T23">. </text:span><text:span text:style-name="T36">However, it seems that the animal investigations PPL carried out were not clinically thorough enough to highlight the likely effect on humans, and all bodies involved made a judgement that all users would follow the instructions provided. </text:span><text:span text:style-name="T106">This required users to take responsibility for their safety and to treat the products with as potent killers, to remain safe by following carefully crafted instructions. </text:span></text:p>
      <text:p text:style-name="P20"/>
      <text:p text:style-name="P116"><text:span text:style-name="T3">I have shown that </text:span><text:span text:style-name="T95">users shunned the demarcations set by Plant Protection Limited for two preparations of paraquat weedkiller, for two different user groups. The agricultural </text:span><text:span text:style-name="T3">Gramoxone </text:span><text:span text:style-name="T154">was</text:span><text:span text:style-name="T3"> invited into some private homes and gard</text:span><text:span text:style-name="T95">en,</text:span><text:span text:style-name="T3"> although </text:span><text:span text:style-name="T95">it was</text:span><text:span text:style-name="T3"> never intended by the manufacturers for domestic use. </text:span><text:span text:style-name="T51">Unfortunately this</text:span><text:span text:style-name="T3"> sometimes resulting in fatal poisoning, </text:span><text:span text:style-name="T51">largely due to user error </text:span><text:span text:style-name="T95">relating to</text:span><text:span text:style-name="T51"> reusing a beverage bottle, </text:span><text:span text:style-name="T95">an explicitly </text:span><text:span text:style-name="T51">prohibited </text:span><text:span text:style-name="T95">action. </text:span></text:p>
      <text:p text:style-name="P126"/>
      <text:p text:style-name="P117"><text:span text:style-name="T154">Users were not always as careful or competent as PPL imagined their users would be. Analysis of accidental deaths by industrial experts pointed to carelessness and of human traits of alcoholism, </text:span><text:span text:style-name="T160">mental illness </text:span><text:span text:style-name="T154">or </text:span><text:span text:style-name="T219">backwardness</text:span><text:span text:style-name="T154">. </text:span><text:span text:style-name="T160">Chemical companies position these as conditions of use that are out of their control. </text:span></text:p>
      <text:p text:style-name="P84"/>
      <text:p text:style-name="P117"><text:span text:style-name="T154">Domestic users were not uniformly willing</text:span><text:span text:style-name="T160">,</text:span><text:span text:style-name="T154"> to pay more for a weaker, safe product designed especially for them. Some domestic users of Gramoxone must have used it successfully for its </text:span><text:soft-page-break/><text:span text:style-name="T154">herbicidal purpose, so it was not inevitable that it would wreak destruction outside of the boundaries that had been set for it. </text:span></text:p>
      <text:p text:style-name="P85"/>
      <text:p text:style-name="P118"><text:span text:style-name="T156">Although the first accidental poisonings with Gramoxone were related to people using the herbicide as part of their work, </text:span><text:span text:style-name="T159">a</text:span><text:span text:style-name="T156">fter Weedol was widely marketed to home gardeners, </text:span><text:span text:style-name="T158">both in display adverts and in garden advice columns, accidental poisonings with Gramoxone spread to people who did not work </text:span><text:span text:style-name="T157">with the chemical</text:span><text:span text:style-name="T158">.</text:span><text:span text:style-name="T156"> </text:span><text:span text:style-name="T159">R</text:span><text:span text:style-name="T157">eferring to </text:span><text:span text:style-name="T158">the active ingredient “paraquat” in these advice columns </text:span><text:span text:style-name="T157">created</text:span><text:span text:style-name="T158"> </text:span><text:span text:style-name="T157">a desire for paraquat, and that inconsistent use of the brand name “Weedol” contributed to a lack of awareness about the distinction between the agricultural and domestic variants. </text:span><text:span text:style-name="T156">Stronger is better.</text:span></text:p>
      <text:p text:style-name="P33"/>
      <text:p text:style-name="P34">Users of paraquat based herbicides who did not follow the strict instruction to keep the chemical in its original packaging, put themselves and others (who would not have known of the instructions associated with the concentrate) at risk of <text:span text:style-name="T248">mistakenly</text:span> using the weedkiller as a drink, brought the chemical to wider attention. <text:span text:style-name="T247">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34"/>
      <text:p text:style-name="P36">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250">Where there was an accidental poisoning with the concentrate, the way that the misuser had come to have a prohibited bottle of herbicide meant that they were aware that they were doing a proscribed thing. They did not call for, or seem to expect absolute safety. </text:span>Those using Weedol, conforming to the user categories set by PPL, appear untroubled by the presence of a poison in their preparation because this poison was what made the chemical effective. <text:span text:style-name="T249">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36"/>
      <text:p text:style-name="P38">Using weedkiller <text:span text:style-name="T249">for human</text:span> harm was not unique to paraquat herbicides. Misuses of paraquat products <text:span text:style-name="T249">for this means were to expected, as F Rose said “someone sooner or later tries to commit suicide with it”.</text:span><text:span text:style-name="T249"><text:note text:id="ftn154" text:note-class="footnote"><text:note-citation>164</text:note-citation><text:note-body><text:p text:style-name="P169">Kennedy, p148</text:p></text:note-body></text:note></text:span><text:span text:style-name="T249">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249">Media reports of these fatal incidents, which for brevity and impact blurred the distinction between Weedol and Gramoxone, contributed to the unintended use of paraquat as a poison being perpetuated.</text:span></text:p>
      <text:p text:style-name="P37"/>
      <text:p text:style-name="P48">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p>
      <text:p text:style-name="P34"><text:soft-page-break/></text:p>
      <text:p text:style-name="P88"><text:span text:style-name="T3">Overall, the number of </text:span><text:span text:style-name="T111">UK </text:span><text:span text:style-name="T3">deaths in relation to the total volume of paraquat sold and used was very small, the </text:span><text:span text:style-name="T52">safety </text:span><text:span text:style-name="T3">precautions were easily followed </text:span><text:span text:style-name="T52">by weedkilling users </text:span><text:span text:style-name="T3">and the herbicide was extremely effective. This meant that ICI and regulatory government committees could not seriously contemplate a ban, although ICI were directed to, and did, investigate </text:span><text:span text:style-name="T111">and implement </text:span><text:span text:style-name="T3">a variety of changes to the formulation. </text:span></text:p>
      <text:p text:style-name="P35"/>
      <text:p text:style-name="P119"><text:span text:style-name="T3">Those analysing reports of death from paraquat from the perspective of the company, took pains to highlight previous episodes of mental illness, alcoholism to demonstrate that these were not reasonable users. These </text:span><text:span text:style-name="T97">were </text:span><text:span text:style-name="T106">deemed</text:span><text:span text:style-name="T97"> </text:span><text:span text:style-name="T3">situations that the chemical company could make </text:span><text:span text:style-name="T97">useful </text:span><text:span text:style-name="T3">protective efforts. ICI preferred to focus only on </text:span><text:span text:style-name="T107">obedient users and their </text:span><text:span text:style-name="T3">adherence to the instructions for safe use, </text:span><text:span text:style-name="T108">written in the awareness of the range of effects that paraquat could have as an irritant and a poison</text:span><text:span text:style-name="T3">. </text:span><text:span text:style-name="T107">In these instructions, the company resisted giving details of the consequences, potentially leaving curious users who had read the instructions, unaware of why they should obey the instructions.</text:span><text:span text:style-name="T3"> </text:span><text:span text:style-name="T108">ICI were concerned that people could be disinclined to use their paraquat products if they saw on the packaging that they were poisons. Newspapers, did not face this dilemma, instead operating on the principle that people should know the risks and took on the educational role communicating the full dangers of paraquat to potential users and even existing users.</text:span></text:p>
      <text:p text:style-name="P49"/>
      <text:p text:style-name="P120"><text:span text:style-name="T108">T</text:span><text:span text:style-name="T3">he imagined misuse of Weedol as a liquid form led to its granulation </text:span><text:span text:style-name="T109">before it reached users. <text:s/>The actual misuses of both paraquat preparations led to substantial changes in the formulation and presentation of the products. </text:span><text:span text:style-name="T112">Those determined to misuse the product still did, though </text:span><text:span text:style-name="T113">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Times" svg:font-family="Times"/>
    <style:font-face style:name="Lucida Grande1" svg:font-family="'Lucida Grande'"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03</meta:editing-cycles>
    <meta:editing-duration>P11DT1H29M54S</meta:editing-duration>
    <meta:generator>LibreOffice/4.1.4.2$MacOSX_x86 LibreOffice_project/0a0440ccc0227ad9829de5f46be37cfb6edcf72</meta:generator>
    <dc:date>2014-02-28T15:33:36.029567000</dc:date>
    <meta:document-statistic meta:table-count="1" meta:image-count="0" meta:object-count="0" meta:page-count="26" meta:paragraph-count="329" meta:word-count="15680" meta:character-count="98870" meta:non-whitespace-character-count="83329"/>
  </office:meta>
</office:document-meta>
</file>